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iragino Kaku Gothic ProN" svg:font-family="Hiragino Kaku Gothic ProN"/>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Hiragino Kaku Gothic ProN"/>
    </style:style>
    <style:style style:name="TableColumn1" style:family="table-column">
      <style:table-column-properties style:column-width="3.4625in" style:rel-column-width="32767*"/>
    </style:style>
  </office:automatic-styles>
  <office:body>
    <office:text>
      <text:p text:style-name="P1"><text:span text:style-name="T1">阿榮</text:span><text:s/>  |  2012.05.31 15:34   |   <text:a xlink:type="simple" xlink:href="http://palinfo.habago.org/Entry?Command=Information_PrintForum&amp;iPage=504#FORUM31514"><text:span text:style-name="T2">#</text:span></text:a></text:p>
      <text:p text:style-name="P2">王曉波開的哲學概論我有去聽啊。<text:span text:style-name="T3"><text:line-break/><text:line-break/></text:span>記得老師有提過，在<text:span text:style-name="T3">19</text:span>世紀初美國官方的移民表格裡有宗教信仰的欄位，當時如果沒有宗教信仰可是會被當成壞人的。如果按照這個標準，那我算是好人囉<text:span text:style-name="T3">?</text:span>因為我從國中就接觸到佛教了。<text:span text:style-name="T3"><text:line-break/><text:line-break/></text:span>其實佛教裡面也分有許多流派，於是我從一開始的那個宗轉到另外一個宗，精進學佛、修身養性之餘不忘持續關注中村光聖哥傳的最新進度。這部漫畫讓我越來越想要去日本了說。</text:p>
      <text:p text:style-name="P1"><text:span text:style-name="T1">陳真</text:span><text:s/>  |  2012.05.30 17:05   |   <text:a xlink:type="simple" xlink:href="http://palinfo.habago.org/Entry?Command=Information_PrintForum&amp;iPage=504#FORUM31513"><text:span text:style-name="T2">#</text:span></text:a></text:p>
      <text:p text:style-name="P3">台灣很奇怪<text:span text:style-name="T3">,</text:span>當它於近十幾年來越來越衰退時<text:span text:style-name="T3">,</text:span>人民的自我感覺卻反而越來越良好<text:span text:style-name="T3">,</text:span>良好到好像根本不知道自己在各方面有多弱<text:span text:style-name="T3">. <text:line-break/><text:line-break/></text:span>與其攬鏡自賞自我陶醉<text:span text:style-name="T3">,</text:span>似乎倒不如像過去那樣流行崇洋媚外還更像樣一些<text:span text:style-name="T3">.<text:line-break/><text:line-break/></text:span>比方說過去台灣人不看國片<text:span text:style-name="T3">,</text:span>當侯孝賢的電影成為法國聖誕節的賣座片時<text:span text:style-name="T3">,</text:span>台灣人卻嗤之以鼻<text:span text:style-name="T3">,</text:span>一味瞎捧很沒水準的奧斯卡<text:span text:style-name="T3">. </text:span>可是現在的國片卻一部比一部爛到爆<text:span text:style-name="T3">,</text:span>卻反而部部大賣其座<text:span text:style-name="T3">,</text:span>台灣人愛得要死<text:span text:style-name="T3">,</text:span>說是台灣之光<text:span text:style-name="T3">. </text:span>台灣好<text:span text:style-name="T3">,</text:span>台灣棒<text:span text:style-name="T3">,</text:span>台灣一切都是寶<text:span text:style-name="T3">.<text:line-break/><text:line-break/></text:span>甚至還有愛台灣的阿西相信<text:span text:style-name="T3">: </text:span>台灣人在世界上只要一走出去說自己是台灣人<text:span text:style-name="T3">,</text:span>西方人馬上就會肅然起敬<text:span text:style-name="T3">,</text:span>而大陸人卻是一走出大門<text:span text:style-name="T3">,</text:span>西方人馬上吐痰吐口水表不屑<text:span text:style-name="T3">. <text:line-break/><text:line-break/></text:span>政治愚化的力量真的很大<text:span text:style-name="T3">,</text:span>就如黨外時期你若跟一般人說世界上普遍認為蔣介石是獨裁者<text:span text:style-name="T3">,</text:span>他們會說你胡說八道<text:span text:style-name="T3">,</text:span>說你頭殼壞掉<text:span text:style-name="T3">,</text:span>要不就是說你別有居心<text:span text:style-name="T3">,</text:span>人們相信蔣介石是世界公認的偉人與民主燈塔<text:span text:style-name="T3">,</text:span>指引世人前進<text:span text:style-name="T3">. <text:line-break/><text:line-break/></text:span>台灣如果要繼續這樣搞<text:span text:style-name="T3"><text:s/>"</text:span>政治<text:span text:style-name="T3">" </text:span>搞意識形態與族群操弄下去<text:span text:style-name="T3">,</text:span>很快就會衰退到永難翻身的谷底<text:span text:style-name="T3">. </text:span>一個病態社會<text:span text:style-name="T3">,</text:span>往往敵視那些具有遠見而且願意講良心話的人<text:span text:style-name="T3">.<text:line-break/><text:line-break/></text:span>陳真<text:span text:style-name="T3"><text:line-break/>==================<text:line-break/></text:span>四小龍當年勇！南韓甩開台灣　擠身富國<text:span text:style-name="T3"><text:line-break/><text:line-break/>TVBS – 2012</text:span>年<text:span text:style-name="T3">5</text:span>月<text:span text:style-name="T3">29</text:span>日<text:span text:style-name="T3"><text:line-break/><text:line-break/></text:span>亞洲四小龍，當年台灣排第一、南韓殿後，沒想到現在，南韓已經準備擠身「世界強國」，連當年提出「金磚四國」理論的專家也指出，到<text:span text:style-name="T3">2050</text:span>年，南韓國民年所得將達<text:span text:style-name="T3">6.5</text:span>萬美元，將名列世界最富有的國家之一；從貿易總額不難發現，台灣去年<text:span text:style-name="T3">6</text:span>千億美元不到，南韓卻已經破<text:span text:style-name="T3">1</text:span>兆美元，讓各界更加憂心，不斷下滑台灣的競爭力，是否還有翻身機會。<text:span text:style-name="T3"><text:line-break/><text:line-break/></text:span>風靡全亞洲的「少女時代」引發的龐大經濟效益，還有今年第一季智慧型手機全球市佔率奪下第一的三星，都能看出南韓競爭力超越台灣。民眾：「<text:span text:style-name="T3">S3</text:span>賣的特別好，三星手機賣的特別好。」<text:span text:style-name="T3"><text:line-break/><text:line-break/></text:span>民眾對南韓手機發威最有感覺，被視為已開發國家指標「<text:span text:style-name="T3">20-50</text:span>俱樂部」，也就是國民年所得破<text:span text:style-name="T3">2</text:span>萬美元，人口達<text:span text:style-name="T3">5000</text:span>萬人，目前全世界僅日本、英國、美國等<text:span text:style-name="T3">6</text:span>大國辦到；根據朝鮮日報指出，南韓即將成為第<text:span text:style-name="T3">7</text:span>個「<text:span text:style-name="T3">20-50</text:span>俱樂部」成員國，南韓國家競爭力，半導體教父張忠謀也領教過。<text:span text:style-name="T3"><text:line-break/><text:line-break/></text:span>台積電董事長張忠謀<text:span text:style-name="T3">(2011.09.02)</text:span>：「南韓<text:span text:style-name="T3">(</text:span>政府對匯率<text:span text:style-name="T3">)</text:span>的照顧，比台灣要好一點。」<text:span text:style-name="T3"><text:line-break/><text:line-break/></text:span>韓圜匯率低，增加出口競爭力，<text:span text:style-name="T3">2011</text:span>年貿易總額，台灣<text:span text:style-name="T3">5899</text:span>億美元，南韓可是破<text:span text:style-name="T3">1</text:span>兆美元，成為全球第<text:span text:style-name="T3">9</text:span>大貿易國，<text:span text:style-name="T3">2011</text:span>國民年所得，台灣<text:span text:style-name="T3">20139</text:span>美元，南韓卻有「<text:span text:style-name="T3">22489</text:span>美元」，專家預測，<text:span text:style-name="T3">2050</text:span>年將達「<text:span text:style-name="T3">6.5</text:span>萬美元」，南韓將成世界最富國之一，連台灣媒體團前往採訪，南韓官員直接就說已經不把亞洲四小龍放眼裡，現在對手是日本。<text:span text:style-name="T3"><text:line-break/><text:line-break/></text:span>國民黨競選廣告<text:span text:style-name="T3">(2007.11.1)</text:span>：「一切都在經濟，韓國人懂，台灣政府還沒搞懂。」<text:span text:style-name="T3"><text:line-break/><text:line-break/></text:span>當年馬英九競選總統，就點出台灣輸給南韓的事實，現在馬總統連任，台灣的競爭力又何去何從。<text:span text:style-name="T3"> <text:line-break/><text:line-break/>-----<text:line-break/></text:span>躍升已開發國家　南韓進入「<text:span text:style-name="T3">20-50</text:span>俱樂部」<text:span text:style-name="T3"><text:line-break/><text:line-break/>NOWnews – 2012</text:span>年<text:span text:style-name="T3">5</text:span>月<text:span text:style-name="T3">29</text:span>日<text:span text:style-name="T3"><text:line-break/><text:line-break/></text:span>國際中心／綜合報導<text:span text:style-name="T3"><text:line-break/><text:line-break/></text:span>南韓將於下<text:span text:style-name="T3">(6)</text:span>月進入「<text:span text:style-name="T3">20-50</text:span>俱樂部」，意味著南韓正式躍升已開發國家，成為全球第<text:span text:style-name="T3">7</text:span>個平均國民所得超過<text:span text:style-name="T3">2</text:span>萬美元、總人口<text:span text:style-name="T3">5000</text:span>萬人的國家。<text:span text:style-name="T3"> <text:line-break/><text:line-break/></text:span>據南韓《朝鮮日報》報導，南韓人口數在<text:span text:style-name="T3">1960</text:span>年達<text:span text:style-name="T3">2500</text:span>萬人，截至去年<text:span text:style-name="T3">(2011)</text:span>底，南韓總人口數共計<text:span text:style-name="T3">4977</text:span>萬人，以每分鐘平均增加<text:span text:style-name="T3">0.43</text:span>人計算，將於<text:span text:style-name="T3">6</text:span>月<text:span text:style-name="T3">23</text:span>日首次突破<text:span text:style-name="T3">5000</text:span>萬人。另外，據經濟合作與發展組織<text:span text:style-name="T3">(OECD)</text:span>和南韓統計局預估，南韓國民平均所得將在今年增至<text:span text:style-name="T3">2</text:span>萬<text:span text:style-name="T3">3680</text:span>美元。<text:span text:style-name="T3"> <text:line-break/><text:line-break/></text:span>目前，全球僅<text:span text:style-name="T3">6</text:span>國是「<text:span text:style-name="T3">20</text:span>─<text:span text:style-name="T3">50</text:span>俱樂部」的成員，分別是日本<text:span text:style-name="T3">(1987</text:span>年<text:span text:style-name="T3">)</text:span>、美國<text:span text:style-name="T3">(1988</text:span>年<text:span text:style-name="T3">)</text:span>、法國和義大利<text:span text:style-name="T3">(1990</text:span>年<text:span text:style-name="T3">)</text:span>、德國<text:span text:style-name="T3">(1991</text:span>年<text:span text:style-name="T3">)</text:span>和英國<text:span text:style-name="T3">(1996</text:span>年<text:span text:style-name="T3">)</text:span>等已開發國家。但自二次大戰後獨立的國家中，南韓則是躋身「<text:span text:style-name="T3">20</text:span>─<text:span text:style-name="T3">50</text:span>俱樂部」的唯一國家。<text:span text:style-name="T3"> <text:line-break/><text:line-break/></text:span>報導更指出，進入「<text:span text:style-name="T3">20</text:span>─<text:span text:style-name="T3">50</text:span>俱樂部」，對南韓而言是個重要的里程碑。諾貝爾經濟學獎得主、芝加哥大學教授魯卡斯表示，南韓的經濟發展是個「奇蹟」，而且還可說奇蹟已成為事實。<text:span text:style-name="T3"> </text:span></text:p>
      <text:p text:style-name="P1"><text:span text:style-name="T1">李秉叡</text:span><text:s/>  |  2012.05.30 12:48   |   <text:a xlink:type="simple" xlink:href="http://palinfo.habago.org/Entry?Command=Information_PrintForum&amp;iPage=504#FORUM31512"><text:span text:style-name="T2">#</text:span></text:a></text:p>
      <text:p text:style-name="P2">打錯字了，真是不好意思。以下是改正後的句子<text:span text:style-name="T3"><text:line-break/><text:line-break/></text:span>您的眼中就只有美國老兵嗎？<text:span text:style-name="T3"><text:line-break/><text:line-break/></text:span>當年越戰的受害者呢？</text:p>
      <text:p text:style-name="P4"/>
      <text:p text:style-name="P1"><text:span text:style-name="T1">李秉叡</text:span><text:s/>  |  2012.05.30 09:52   |   <text:a xlink:type="simple" xlink:href="http://palinfo.habago.org/Entry?Command=Information_PrintForum&amp;iPage=505#FORUM31511"><text:span text:style-name="T2">#</text:span></text:a></text:p>
      <text:p text:style-name="P2">親愛的歐先生，您的眼中酒質有美國老兵嗎？越南人呢？在越戰中受到最大傷害的可是他們ㄝ！現在居然一句謝罪的話都不說，在做什麼阿？順便問幾個問題：您打算何時用書面方式正式向越南承認當年的戰爭是錯誤的呢？何時用金錢補償當年越戰的壽和者呢？<text:span text:style-name="T3"><text:line-break/>=============================================<text:line-break/></text:span>歐巴馬籲國人<text:span text:style-name="T3"><text:s/></text:span>關懷征戰返鄉美軍<text:span text:style-name="T3"><text:line-break/>2012-05-30 00:50 </text:span>中國時報<text:span text:style-name="T3"><text:s/></text:span>【張嘉浩／綜合報導】<text:span text:style-name="T3"> <text:line-break/><text:line-break/></text:span>　廿八日適逢美國陣亡將士紀念日，也是美國大舉介入越戰五十周年。歐巴馬總統向為國捐軀的男女官兵致敬，也承諾政府將善用資源，在教育、就業、住屋與醫療照護等領域給予退役軍人更多照顧。<text:span text:style-name="T3"> <text:line-break/><text:line-break/></text:span>　歐巴馬強調，歷經十載烽火後，征戰海外的美軍部隊已陸續返鄉，國人須予尊重和關懷，不能讓當年眾多越戰老兵回歸故里後飽受委屈與誣衊的「國家恥辱」再度重演。<text:span text:style-name="T3"> <text:line-break/><text:line-break/></text:span>　歐巴馬廿八日先赴華府近郊阿靈頓國家公墓的無名英雄塚獻花。他指出：「九年來第一次，美國人不再於伊拉克戰鬥與犧牲」，美國也正逐步結束在阿富汗的戰爭，「戰爭陰霾籠罩十年後，地平線已浮現黎明曙光。」<text:span text:style-name="T3"> <text:line-break/><text:line-break/></text:span>　歐巴馬隨後轉往華府的越戰紀念碑，追思五千八百餘位越戰陣亡將士。他形容越戰是「美國史上最沉痛的篇章」，美國應牢記其教訓，往後出兵參戰，應有明確目標和戰略，政府也應對國民坦言戰爭的風險與進展，並作好撤軍準備。<text:span text:style-name="T3"> <text:line-break/><text:line-break/></text:span>　為競選連任，歐巴馬將結束伊拉克與阿富汗兩場戰爭作為重大政績宣揚，並與共和黨準總統候選人羅姆尼爭奪退伍軍人選票。在佛羅里達、賓夕法尼亞、維吉尼亞、北卡羅萊納四個關鍵大州，退伍軍人多達三百四十萬人。蓋洛普民調顯示，在老兵中的支持率，歐巴馬以三四％落後羅姆尼的五八％。<text:span text:style-name="T3"><text:line-break/></text:span></text:p>
      <text:p text:style-name="P1"><text:span text:style-name="T1">陳真</text:span><text:s/>  |  2012.05.28 16:22   |   <text:a xlink:type="simple" xlink:href="http://palinfo.habago.org/Entry?Command=Information_PrintForum&amp;iPage=505#FORUM31510"><text:span text:style-name="T2">#</text:span></text:a></text:p>
      <text:p text:style-name="P3">三十年前<text:span text:style-name="T3">,</text:span>我加入<text:span text:style-name="T3"><text:s/>"</text:span>黨外公政會<text:span text:style-name="T3">" </text:span>正式成為黨外人士的介紹人<text:span text:style-name="T3">...<text:line-break/><text:line-break/></text:span>陳真<text:span text:style-name="T3"><text:line-break/>=========<text:line-break/></text:span>張俊雄棄禮遇<text:span text:style-name="T3"><text:s/></text:span>助死刑犯尋平靜<text:span text:style-name="T3"><text:line-break/><text:line-break/></text:span>中央社<text:span text:style-name="T3"><text:line-break/>2012</text:span>年<text:span text:style-name="T3">5</text:span>月<text:span text:style-name="T3">26</text:span>日<text:span text:style-name="T3"><text:line-break/><text:line-break/>(</text:span>圖略<text:span text:style-name="T3">)<text:line-break/><text:line-break/></text:span>志工系列報導（中央社記者溫貴香台北<text:span text:style-name="T3">26</text:span>日電）人們可能記得近<text:span text:style-name="T3">3</text:span>年前彰化發生醉父熱鍋煮嬰致死案，卻未必知道後來發生什麼事；當年年底，被告在獄中受洗，促成這件事的人是前行政院長張俊雄。<text:span text:style-name="T3"><text:line-break/><text:line-break/></text:span>「法院判決是一回事，心靈上受上帝赦免會跟著一輩子。」被告一看到張俊雄，禁不住痛哭、懊悔不已，張俊雄就對被告說了這句話。<text:span text:style-name="T3"><text:line-break/><text:line-break/></text:span>卸下閣揆光環後，張俊雄走遍全國，不為選舉、沒有隨扈與禮遇，一心只想到各監所任終身志工，幫死刑犯、受刑人，也讓被告與被害人間的對立關係，找到和解的心靈鑰匙。<text:span text:style-name="T3"><text:line-break/><text:line-break/></text:span>這件事要從<text:span text:style-name="T3">2008</text:span>年<text:span text:style-name="T3">5</text:span>月的一個晴朗天開始說起；那天更生團契辦公室的電話響起，電話那頭，張俊雄主動表明願意當更生團契終身志工，到全國監所幫助受刑人與等待執行的死刑犯。<text:span text:style-name="T3"><text:line-break/><text:line-break/></text:span>電話這頭，牧師黃明鎮雖「嚇一跳」，仍被素未謀面的張俊雄感動。<text:span text:style-name="T3"><text:line-break/><text:line-break/></text:span>自第一次到更生團契成為終身志工，走進監所關懷這些社會邊緣人，張俊雄近<text:span text:style-name="T3">4</text:span>年來，從台灣本島到綠島、蘭嶼，全國近<text:span text:style-name="T3">50</text:span>個監所都有他的足跡。<text:span text:style-name="T3"><text:line-break/><text:line-break/></text:span>他尤其重視死刑犯的教化工作，往往是一對一深層對話，安頓死刑犯心境，也試圖探究死刑犯走到這步的真正原因。<text:span text:style-name="T3"><text:line-break/><text:line-break/></text:span>曾有一名死刑犯前後在監獄關了<text:span text:style-name="T3">30</text:span>年，從兒童竊盜犯關到變成死刑犯，監獄成了受刑人犯罪深造所，「愈關愈大尾」，且教誨師資源嚴重不足。<text:span text:style-name="T3"><text:line-break/><text:line-break/></text:span>張俊雄對這名受刑人說，死刑是法院判決，良心的判決要有信仰；透過信仰，希望被告謙卑向被害人或家屬道歉，而他自願協助死刑犯完成遺願，並宣導死刑犯捐贈器官遺愛人間。<text:span text:style-name="T3"><text:line-break/><text:line-break/></text:span>張俊雄說，台灣目前有<text:span text:style-name="T3">6000</text:span>人等待器官捐贈，但每年器官捐贈者僅百名，他在監所宣導器官捐贈概念，勸受刑人或死刑犯遺愛人間。<text:span text:style-name="T3"><text:line-break/><text:line-break/></text:span>張俊雄幫助死刑犯與被害人家屬的心靈觸動太多，曾有一名死刑犯在最高法院將案子發回更審時，張俊雄找到被害人家屬，後來家屬寫信給高等法院審判長表示，願意原諒被告，結果這名犯人從死刑變成無期徒刑，更在監所與一起服刑的受刑人散播懺悔、寬恕、和解的種子。<text:span text:style-name="T3"><text:line-break/><text:line-break/></text:span>最動人的故事就是游媽媽，張俊雄說，住在宜蘭的游媽媽，丈夫癌症過世，隔年就讀國民中學的唯一兒子參加烤肉活動卻遭人殺害身亡；游媽媽出庭時萬念俱灰地說，想與凶手同歸於盡。<text:span text:style-name="T3"><text:line-break/><text:line-break/></text:span>張俊雄關心被害人家屬，是為協助他們早日脫離陰影，慢慢回復平靜，不要活在懷恨的情境裡；幾年後，游媽媽到監所探視被告，表示願意寬恕；被告出獄後，與游媽媽相擁而泣，游媽媽收被告為義子，這名孩子努力向學，至今已大學畢業。<text:span text:style-name="T3"><text:line-break/><text:line-break/></text:span>游媽媽說，當她原諒被告，就是釋放自己；游媽媽也投身教會志工，散播大愛到社會各角落。<text:span text:style-name="T3"><text:line-break/><text:line-break/></text:span>張俊雄一路從總統府祕書長、行政院長到擔任志工，從鎂光燈聚焦的最高行政機關，到乏人聞問的監所，教化受刑人或死刑犯，放棄卸任閣揆禮遇。張俊雄說，一個人的價值不在上台擁有多少掌聲，而是下台後被人深深懷念，他從不後悔自己的選擇，直到人生盡頭。<text:span text:style-name="T3">1010526<text:line-break/><text:line-break/></text:span>（張俊雄提供）中央社記者溫貴香台北傳真<text:span text:style-name="T3"><text:s/>101</text:span>年<text:span text:style-name="T3">5</text:span>月<text:span text:style-name="T3">26</text:span>日</text:p>
      <text:p text:style-name="P1"><text:span text:style-name="T1">陳真</text:span><text:s/>  |  2012.05.28 15:37   |   <text:a xlink:type="simple" xlink:href="http://palinfo.habago.org/Entry?Command=Information_PrintForum&amp;iPage=505#FORUM31509"><text:span text:style-name="T2">#</text:span></text:a></text:p>
      <text:p text:style-name="P2">底下是最近的新聞<text:span text:style-name="T3">.<text:line-break/><text:line-break/></text:span>大學越來越小了<text:span text:style-name="T3">,</text:span>小的速度很快<text:span text:style-name="T3">,</text:span>小到像幼稚園<text:span text:style-name="T3">,</text:span>像托兒所<text:span text:style-name="T3">,</text:span>小到不成個樣<text:span text:style-name="T3">,</text:span>小到像鳥籠<text:span text:style-name="T3">,</text:span>一樣的飼料<text:span text:style-name="T3">,</text:span>豢養著一群被訓練叫著特定叫聲的小小鳥<text:span text:style-name="T3">. </text:span>再也沒有<text:span text:style-name="T3"><text:s/>"1" </text:span>或<text:span text:style-name="T3"><text:s/>"</text:span>一個<text:span text:style-name="T3">" </text:span>這回事了<text:span text:style-name="T3">,</text:span>而是<text:span text:style-name="T3">,"</text:span>一群<text:span text:style-name="T3">",</text:span>一群之中的一個小數點<text:span text:style-name="T3">.<text:line-break/><text:line-break/></text:span>這沒什麼<text:span text:style-name="T3">,</text:span>我是說這沒什麼好驚訝<text:span text:style-name="T3">,</text:span>這只是在某種思維價值下幾乎可預期的必然結果<text:span text:style-name="T3">,</text:span>令人驚訝的是這一群小小鳥的反應<text:span text:style-name="T3">,</text:span>牠們似乎不覺得自己很可憐<text:span text:style-name="T3">,</text:span>反倒很多人<text:span text:style-name="T3">,</text:span>我是說很多小小鳥還挺顧盼自雄呢<text:span text:style-name="T3">.<text:line-break/><text:line-break/></text:span>所謂一樣米養百樣人<text:span text:style-name="T3">,</text:span>現在卻是一樣的飼料養一種鳥<text:span text:style-name="T3">. </text:span>每當想起這些小鳥<text:span text:style-name="T3">,</text:span>心裏常會想到特定幾個小鳥典範<text:span text:style-name="T3">,</text:span>例如成大補習班的<text:span text:style-name="T3">...</text:span>例如高醫幼稚園的<text:span text:style-name="T3">...,</text:span>例如很喜歡在<text:span text:style-name="T3">xxx</text:span>討論群出沒據說很有批判性的一群<text:span text:style-name="T3">...</text:span>恕我統統不敢舉例<text:span text:style-name="T3">.<text:line-break/><text:line-break/></text:span>說來也挺戲劇化<text:span text:style-name="T3">. </text:span>一種遭遇或處境顯然並非客觀存在<text:span text:style-name="T3">,</text:span>例如說若有一種鳥<text:span text:style-name="T3">,</text:span>小到變成一種小數點<text:span text:style-name="T3">,</text:span>後面有好幾百個零點零零零零零零零零零零零零零零零零零零零零<text:span text:style-name="T3">....</text:span>那麼<text:span text:style-name="T3">,</text:span>即便鳥籠再小<text:span text:style-name="T3">,</text:span>對小小小小小<text:span text:style-name="T3">.....</text:span>鳥來說也彷彿是一片偉大的森林了<text:span text:style-name="T3">. chomsky</text:span>說得對<text:span text:style-name="T3">,</text:span>學界這群人是被馴化得特別厲害的一群<text:span text:style-name="T3">,</text:span>而且毫無病識感<text:span text:style-name="T3">. <text:line-break/><text:line-break/></text:span>我常想<text:span text:style-name="T3">,</text:span>過去的大學若也小到這樣<text:span text:style-name="T3">,</text:span>還會有胡適<text:span text:style-name="T3">,</text:span>還會有沈從文<text:span text:style-name="T3">,</text:span>還會有維根斯坦<text:span text:style-name="T3">,</text:span>還會有<text:span text:style-name="T3">Alan Turing</text:span>嗎<text:span text:style-name="T3">?<text:line-break/><text:line-break/></text:span>我看世界是彩色的<text:span text:style-name="T3">,</text:span>看人卻是黑白<text:span text:style-name="T3">,</text:span>好人跟壞人兩種<text:span text:style-name="T3">. </text:span>但其實更精確應該這麼說<text:span text:style-name="T3">,</text:span>我看人有兩種<text:span text:style-name="T3">,</text:span>一種是<text:span text:style-name="T3"><text:s/>1,</text:span>一種是小數點<text:span text:style-name="T3">. <text:line-break/><text:line-break/>1 </text:span>不管好壞總是<text:span text:style-name="T3">1,</text:span>是獨立的<text:span text:style-name="T3">,</text:span>完整的<text:span text:style-name="T3">,</text:span>但小數點卻彷彿只是某一種東西<text:span text:style-name="T3">(</text:span>通常是一種流行<text:span text:style-name="T3">,</text:span>一種公眾之物<text:span text:style-name="T3">) </text:span>的一個枝節一個片段一個渣<text:span text:style-name="T3">,</text:span>本身毫無意義可言<text:span text:style-name="T3">. <text:line-break/><text:line-break/></text:span>小數點不是壞<text:span text:style-name="T3">,</text:span>而是沒有意義<text:span text:style-name="T3">,</text:span>連好壞都稱不上<text:span text:style-name="T3">.<text:line-break/><text:line-break/></text:span>陳真<text:span text:style-name="T3"><text:line-break/><text:line-break/>==============<text:line-break/></text:span>劍橋校長：大學不該一味追求經濟成長<text:span text:style-name="T3"><text:line-break/>2012 </text:span>年<text:span text:style-name="T3"><text:s/>05 </text:span>月<text:span text:style-name="T3"><text:s/>15 </text:span>日<text:span text:style-name="T3"><text:line-break/><text:line-break/></text:span>據<text:span text:style-name="T3">BBC</text:span>英倫網報導，劍橋大學校長樂思哲<text:span text:style-name="T4">・</text:span>博里塞維奇<text:span text:style-name="T3">(Leszek Borysiewicz)</text:span>說，大學的本業是教學和研究，經濟成長只是「副產品」。<text:span text:style-name="T3"><text:line-break/><text:line-break/></text:span>他說，與經濟成長無關的純粹研究至關重要，而且恰好是最終導致經濟成長的關鍵因素。<text:span text:style-name="T3"><text:line-break/><text:line-break/></text:span>他警告，如果大學將經濟成長當成發展的首要目標，那麼將會適得其反。<text:span text:style-name="T3"><text:line-break/><text:line-break/></text:span>博里塞維奇是在巴賽隆納對歐洲研究大學聯盟<text:span text:style-name="T3">(League of European Research Universities)</text:span>發表講話時做出以上表示的。<text:span text:style-name="T3"><text:line-break/><text:line-break/></text:span>他說，大學是經濟成長的關鍵因素，但是經濟成長不能成為驅動大學的力量。<text:span text:style-name="T3"><text:line-break/><text:line-break/></text:span>「大學對經濟的貢獻非常巨大，但這並不是說經濟成長是大學的首要目標。」<text:span text:style-name="T3"><text:line-break/><text:line-break/></text:span>「經濟產值只是大學從事教學和研究的『副產品』，而大學從事教學和研究的目的並不是為了經濟成長，而是其他的原因。」<text:span text:style-name="T3"><text:line-break/></text:span>他說，雖然在爭取公共資金的時候，有越來越多的大學強調他們對經濟成長所做的貢獻，但是大學更寬廣的目標和純研究才是讓他們成功的原因。<text:span text:style-name="T3"><text:line-break/><text:line-break/></text:span>「如果經濟成長變成大學的首要目標，如果大學成為整個工商業的研發分支，那麼大學的獨特價值就不存在了。」</text:p>
      <text:p text:style-name="P1"><text:span text:style-name="T1">陳真</text:span><text:s/>  |  2012.05.24 17:43   |   <text:a xlink:type="simple" xlink:href="http://palinfo.habago.org/Entry?Command=Information_PrintForum&amp;iPage=505#FORUM31508"><text:span text:style-name="T2">#</text:span></text:a></text:p>
      <text:p text:style-name="P3"><text:span text:style-name="T3">(</text:span>續<text:span text:style-name="T3">)<text:line-break/><text:line-break/></text:span>有一次在醫院急診室工作<text:span text:style-name="T3">,</text:span>一個因為長期失業而割腕自殺的病人送來急診<text:span text:style-name="T3">,</text:span>各種檢查和治療都做完之後<text:span text:style-name="T3">,</text:span>我看他全身衣褲髒污面容憔悴<text:span text:style-name="T3">,</text:span>問他吃飽沒<text:span text:style-name="T3">? </text:span>他說好幾天沒吃了<text:span text:style-name="T3">. </text:span>我就打電話給醫院社福部<text:span text:style-name="T3">,</text:span>問她們能不能在過來看病人時順便帶一點食物來<text:span text:style-name="T3">,</text:span>我說病人好幾天沒吃飯了<text:span text:style-name="T3">.<text:line-break/><text:line-break/></text:span>十幾分鐘後<text:span text:style-name="T3">,</text:span>社福部打電話來急診跟我說<text:span text:style-name="T3">,</text:span>她們<text:span text:style-name="T3"><text:s/>"</text:span>討論的結果<text:span text:style-name="T3">" </text:span>是應該先按照應有的程序來<text:span text:style-name="T3">,</text:span>然後才能評估看要不要撥款去買便當<text:span text:style-name="T3">. </text:span>我聽完啞口無言<text:span text:style-name="T3">,</text:span>氣沖沖掛掉電話後<text:span text:style-name="T3">,</text:span>旁邊一個急診的警衛聽到了<text:span text:style-name="T3">,</text:span>就說他去買<text:span text:style-name="T3">,</text:span>幾分鐘後就買回來一大包的麵包和飲料<text:span text:style-name="T3">.<text:line-break/><text:line-break/></text:span>要是當時病患聽到社福部這樣的回答<text:span text:style-name="T3">,</text:span>我看他出院後馬上又會去自殺<text:span text:style-name="T3">. </text:span>也許不管是醫生或護士或行政人員也一樣<text:span text:style-name="T3">,</text:span>一個工作幹久了<text:span text:style-name="T3">,</text:span>慢慢就會以為自己只是在面對一種<text:span text:style-name="T3"><text:s/>"</text:span>病<text:span text:style-name="T3">" </text:span>或處理一種<text:span text:style-name="T3"><text:s/>"</text:span>問題<text:span text:style-name="T3">",</text:span>而不是面對一個人或一個生命<text:span text:style-name="T3">.</text:span></text:p>
      <text:p text:style-name="P1"><text:span text:style-name="T1">陳真</text:span><text:s/>  |  2012.05.24 17:17   |   <text:a xlink:type="simple" xlink:href="http://palinfo.habago.org/Entry?Command=Information_PrintForum&amp;iPage=505#FORUM31507"><text:span text:style-name="T2">#</text:span></text:a></text:p>
      <text:p text:style-name="P2">甲<text:span text:style-name="T3">: </text:span>醫生<text:span text:style-name="T3">,</text:span>你開這個藥不行啦<text:span text:style-name="T3">,</text:span>副作用很強ㄋㄟ<text:span text:style-name="T3">,</text:span>會害我牙齒卡擦卡擦卡擦<text:span text:style-name="T3">.<text:line-break/><text:line-break/></text:span>醫生<text:span text:style-name="T3">: </text:span>什麼是牙齒卡擦卡擦<text:span text:style-name="T3">?<text:line-break/><text:line-break/></text:span>甲<text:span text:style-name="T3">: </text:span>我怎麼知道<text:span text:style-name="T3">?!<text:line-break/><text:line-break/></text:span>醫生<text:span text:style-name="T3">: </text:span>卡擦卡擦是什麼感覺<text:span text:style-name="T3">?<text:line-break/><text:line-break/></text:span>甲<text:span text:style-name="T3">: </text:span>就是看到好吃的東西就想吃就會卡卡卡<text:span text:style-name="T3">...(</text:span>邊說邊做出享用美食狀<text:span text:style-name="T3">)<text:line-break/><text:line-break/></text:span>醫生<text:span text:style-name="T3">: </text:span>這跟藥有什麼關係<text:span text:style-name="T3">?<text:line-break/><text:line-break/></text:span>甲<text:span text:style-name="T3">: </text:span>我去看中醫說是藥引起的氣血不順<text:span text:style-name="T3">.<text:line-break/><text:line-break/></text:span>醫生<text:span text:style-name="T3">: </text:span>這跟藥沒有關係<text:span text:style-name="T3">.<text:line-break/><text:line-break/></text:span>甲<text:span text:style-name="T3">: </text:span>有啦<text:span text:style-name="T3">,</text:span>中醫說有關係<text:span text:style-name="T3"><text:line-break/><text:line-break/></text:span>醫生<text:span text:style-name="T3">: </text:span>那妳要不要就直接給他看就好<text:span text:style-name="T3">?<text:line-break/><text:line-break/></text:span>甲<text:span text:style-name="T3">: </text:span>不行<text:span text:style-name="T3">,</text:span>我要來跟你拿維他命<text:span text:style-name="T3">.<text:line-break/><text:line-break/></text:span>醫生<text:span text:style-name="T3">: </text:span>你不是自己買了一大堆維他命<text:span text:style-name="T3">? <text:line-break/><text:line-break/></text:span>甲<text:span text:style-name="T3">: </text:span>你們的維他命比較好<text:span text:style-name="T3">.<text:line-break/><text:line-break/></text:span>醫生<text:span text:style-name="T3">:</text:span>維他命吃多了將來會洗腎<text:span text:style-name="T3">,</text:span>你飲食正常<text:span text:style-name="T3">,</text:span>我不知道你吃那麼多維他命要幹什麼<text:span text:style-name="T3">?<text:line-break/><text:line-break/></text:span>甲<text:span text:style-name="T3">: </text:span>我要通血路顧筋骨<text:span text:style-name="T3">.<text:line-break/><text:line-break/></text:span>醫生<text:span text:style-name="T3">: </text:span>吃這麼多維他命只是在慢性自殺<text:span text:style-name="T3">,</text:span>我不能開給你<text:span text:style-name="T3">.<text:line-break/><text:line-break/></text:span>甲<text:span text:style-name="T3">: </text:span>那你開三顆那個藍色的給我<text:span text:style-name="T3">.<text:line-break/><text:line-break/></text:span>醫生<text:span text:style-name="T3">: </text:span>什麼藍色的<text:span text:style-name="T3">?<text:line-break/><text:line-break/></text:span>甲<text:span text:style-name="T3">: </text:span>就是那個小小圓圓的<text:span text:style-name="T3">...</text:span>你把藥品樣本全部拿出來我來找給你看<text:span text:style-name="T3">.<text:line-break/><text:line-break/></text:span>醫生<text:span text:style-name="T3">: </text:span>如果你要讓我看病就應該完全讓我來決定開什麼藥<text:span text:style-name="T3">,</text:span>而不是由你來隨便挑藥吃<text:span text:style-name="T3">.<text:line-break/><text:line-break/></text:span>甲<text:span text:style-name="T3">: </text:span>醫生哦<text:span text:style-name="T3">,</text:span>倫家偶那個中醫說要吃通血路<text:span text:style-name="T3">,</text:span>牙齒才不會卡擦卡擦ㄋㄟ<text:span text:style-name="T3">~ <text:line-break/><text:line-break/></text:span>醫生<text:span text:style-name="T3">: </text:span>妳是希望我做什麼<text:span text:style-name="T3">? </text:span>如果妳只是想買藥吃<text:span text:style-name="T3">,</text:span>就去外面很多藥局都有藥可以買<text:span text:style-name="T3">. </text:span>如果妳要我看病<text:span text:style-name="T3">,</text:span>那就照我的處方吃<text:span text:style-name="T3">.<text:line-break/><text:line-break/></text:span>甲<text:span text:style-name="T3">: </text:span>你開的白天那兩顆藥我都沒有吃ㄋㄟ<text:span text:style-name="T3">....<text:line-break/><text:line-break/></text:span>醫生<text:span text:style-name="T3">: </text:span>我只會開藥ㄋㄟ<text:span text:style-name="T3">,</text:span>吃不吃是妳的自由<text:span text:style-name="T3">,</text:span>但妳如果不吃藥就不要拿藥<text:span text:style-name="T3">,</text:span>浪費健保資源<text:span text:style-name="T3">.<text:line-break/><text:line-break/></text:span>甲<text:span text:style-name="T3">: </text:span>醫生哦<text:span text:style-name="T3">,</text:span>你們有沒有那個可以吃了就不會胡思亂想會開心的藥<text:span text:style-name="T3">?<text:line-break/><text:line-break/></text:span>醫生<text:span text:style-name="T3">: </text:span>我之前開給妳的藥就是了ㄋㄟ<text:span text:style-name="T3">.<text:line-break/><text:line-break/></text:span>甲<text:span text:style-name="T3">: </text:span>那個偶不敢吃<text:span text:style-name="T3">,</text:span>吃了看到好吃的東西牙齒就咖擦咖擦咖擦<text:span text:style-name="T3">...<text:line-break/><text:line-break/></text:span>醫生<text:span text:style-name="T3">: </text:span>那我沒有其它更好的藥了ㄋㄟ<text:span text:style-name="T3">.<text:line-break/><text:line-break/></text:span>甲<text:span text:style-name="T3">: </text:span>胸口悶悶的<text:span text:style-name="T3">,</text:span>粉不開心ㄋㄟ<text:span text:style-name="T3">....(</text:span>敘述一堆症狀<text:span text:style-name="T3">),</text:span>怎麼辦<text:span text:style-name="T3">?<text:line-break/><text:line-break/></text:span>醫生<text:span text:style-name="T3">: </text:span>我就開藥給妳吃但妳不吃<text:span text:style-name="T3">,</text:span>偏要吃什麼通血路<text:span text:style-name="T3">,</text:span>我沒辦法照妳的指示開藥ㄋㄟ<text:span text:style-name="T3">.<text:line-break/><text:line-break/></text:span>甲<text:span text:style-name="T3">: </text:span>你開的那個藥<text:span text:style-name="T3">,</text:span>中醫說不能吃ㄋㄟ<text:span text:style-name="T3">....<text:line-break/><text:line-break/></text:span>醫生<text:span text:style-name="T3">: </text:span>妳到底是希望我做什麼<text:span text:style-name="T3">?<text:line-break/><text:line-break/></text:span>甲<text:span text:style-name="T3">: </text:span>有沒有那種吃了就可以很開心的藥<text:span text:style-name="T3">.<text:line-break/><text:line-break/></text:span>醫生<text:span text:style-name="T3">: </text:span>我不是說我開給妳的就是這種藥嗎<text:span text:style-name="T3">?<text:line-break/><text:line-break/></text:span>甲<text:span text:style-name="T3">: </text:span>那個不能吃<text:span text:style-name="T3">,</text:span>報紙上說吃了會死翹翹ㄋㄟ<text:span text:style-name="T3">~<text:line-break/><text:line-break/></text:span>醫生<text:span text:style-name="T3">: </text:span>妳要不要去退掛號<text:span text:style-name="T3">,</text:span>我沒辦法幫妳了<text:span text:style-name="T3">.<text:line-break/><text:line-break/></text:span>甲<text:span text:style-name="T3">:</text:span>像我臉上常常都會油油的<text:span text:style-name="T3">,</text:span>夏天特別會流汗<text:span text:style-name="T3">,</text:span>是不是氣血不順<text:span text:style-name="T3">,</text:span>會不會中風啊<text:span text:style-name="T3">?<text:line-break/><text:line-break/></text:span>醫<text:span text:style-name="T3">: ...(</text:span>默然<text:span text:style-name="T3">)<text:line-break/><text:line-break/></text:span>甲<text:span text:style-name="T3">: </text:span>我這邊有一些藥你幫我看看<text:span text:style-name="T3">(</text:span>拿出十幾包藥<text:span text:style-name="T3">),</text:span>我以前在其它地方拿的<text:span text:style-name="T3">,</text:span>我覺得吃這個黃色的不錯<text:span text:style-name="T3">,</text:span>這是什麼藥<text:span text:style-name="T3">? </text:span>你們有沒有<text:span text:style-name="T3">? </text:span>你也開一些給我<text:span text:style-name="T3">.<text:line-break/><text:line-break/></text:span>醫<text:span text:style-name="T3">: (...</text:span>很無奈<text:span text:style-name="T3">)</text:span>我能講的都已經跟妳講過很多遍了<text:span text:style-name="T3">.<text:line-break/><text:line-break/></text:span>甲<text:span text:style-name="T3">: </text:span>我有時候頭這邊都會痛ㄋㄟ<text:span text:style-name="T3">,</text:span>那是為什麼啊<text:span text:style-name="T3">? </text:span>會不會中風<text:span text:style-name="T3">? </text:span>要怎麼通血路<text:span text:style-name="T3">?<text:line-break/><text:line-break/></text:span>醫<text:span text:style-name="T3">: </text:span>妳去看中醫或找其他的醫生吧<text:span text:style-name="T3">.<text:line-break/><text:line-break/></text:span>甲<text:span text:style-name="T3">: </text:span>可是我看你很不錯ㄋㄟ<text:span text:style-name="T3">~<text:line-break/><text:line-break/></text:span>醫<text:span text:style-name="T3">: ....(</text:span>默然<text:span text:style-name="T3">)<text:line-break/><text:line-break/></text:span>甲<text:span text:style-name="T3">: </text:span>為什麼吃你的藥我都會想撥頭髮<text:span text:style-name="T3">?<text:line-break/><text:line-break/></text:span>醫<text:span text:style-name="T3">: </text:span>那應該要問妳自己吧<text:span text:style-name="T3">.<text:line-break/><text:line-break/></text:span>甲<text:span text:style-name="T3">: </text:span>是頭髮太長嗎<text:span text:style-name="T3">? </text:span>我前面的頭髮都會蓋到眼睛ㄋㄟ<text:span text:style-name="T3">.<text:line-break/><text:line-break/></text:span>醫<text:span text:style-name="T3">:</text:span>好<text:span text:style-name="T3">,</text:span>妳去退掛號吧<text:span text:style-name="T3">.<text:line-break/><text:line-break/></text:span>甲<text:span text:style-name="T3">: </text:span>我要拿一個月的藥<text:span text:style-name="T3">.<text:line-break/><text:line-break/></text:span>醫<text:span text:style-name="T3">: </text:span>我開<text:span text:style-name="T3">,</text:span>你會吃嗎<text:span text:style-name="T3">?<text:line-break/><text:line-break/></text:span>甲<text:span text:style-name="T3">: </text:span>會啦會啦<text:span text:style-name="T3">,</text:span>不吃我都快要死掉了<text:span text:style-name="T3">.<text:line-break/><text:line-break/></text:span>五分鐘後<text:span text:style-name="T3">,</text:span>甲拿完藥又跑上來<text:span text:style-name="T3"><text:line-break/><text:line-break/></text:span>甲<text:span text:style-name="T3">: </text:span>醫生<text:span text:style-name="T3">,</text:span>你開錯藥了<text:span text:style-name="T3">,</text:span>我不是叫你開藍色的還有黃色的一餐各三顆嗎<text:span text:style-name="T3">?<text:line-break/><text:line-break/></text:span>醫<text:span text:style-name="T3">:...</text:span>對不起<text:span text:style-name="T3">,</text:span>我沒有那種藥<text:span text:style-name="T3">,</text:span>也不知道你那些是什麼藥<text:span text:style-name="T3">.<text:line-break/><text:line-break/></text:span>甲<text:span text:style-name="T3">: (</text:span>又坐下來準備繼續講無數的症狀<text:span text:style-name="T3">)....<text:line-break/><text:line-break/></text:span>醫<text:span text:style-name="T3">: </text:span>這些症狀妳已經講很多次了<text:span text:style-name="T3">. </text:span>妳去別的地方看吧<text:span text:style-name="T3">.(</text:span>真想掏腰包給她錢拜託她去別的地方看病<text:span text:style-name="T3">)<text:line-break/><text:line-break/></text:span>甲<text:span text:style-name="T3">: </text:span>那你不是有維他命嗎<text:span text:style-name="T3">?<text:line-break/><text:line-break/></text:span>醫<text:span text:style-name="T3">: </text:span>沒有<text:span text:style-name="T3">.<text:line-break/><text:line-break/></text:span>甲<text:span text:style-name="T3">: </text:span>那你有沒有一種橢圓形白色的<text:span text:style-name="T3">,</text:span>吃了身體會好<text:span text:style-name="T3">?<text:line-break/><text:line-break/></text:span>醫<text:span text:style-name="T3">: ....<text:line-break/><text:line-break/><text:line-break/></text:span>沒完沒了而且似乎完全無法溝通的對話持續著<text:span text:style-name="T3">....<text:line-break/><text:line-break/>......<text:line-break/><text:line-break/></text:span>早在二十幾年前在我當醫生之前<text:span text:style-name="T3">,</text:span>我一直認為精神醫學應該縮小<text:span text:style-name="T3"><text:s/>"</text:span>營業範圍<text:span text:style-name="T3">",</text:span>盡可能處理那些具有較強生物性因素的疾病<text:span text:style-name="T3">,</text:span>就像治療糖尿病高血壓那樣<text:span text:style-name="T3">. <text:line-break/><text:line-break/></text:span>但前一陣子<text:span text:style-name="T3">(</text:span>不得不<text:span text:style-name="T3">)</text:span>參加一個醫界聚會<text:span text:style-name="T3">,</text:span>卻有人演講指出<text:span text:style-name="T3">,</text:span>為了獲得更豐厚的收入<text:span text:style-name="T3">,</text:span>我們精神醫學界應該努力把餅做大<text:span text:style-name="T3">,</text:span>擴大疾病的範圍<text:span text:style-name="T3">,</text:span>把各種原來不是病的人都變成病人<text:span text:style-name="T3">. </text:span>於是現在連小孩頂嘴<text:span text:style-name="T3">,</text:span>考試沒有考一百分<text:span text:style-name="T3">,</text:span>同事間吵架<text:span text:style-name="T3">,</text:span>長得不夠漂亮<text:span text:style-name="T3">,</text:span>屁股不夠翹<text:span text:style-name="T3">...</text:span>等等等<text:span text:style-name="T3">,</text:span>彷彿都變成了一種病<text:span text:style-name="T3">.<text:line-break/><text:line-break/></text:span>其中有一些的確是一種<text:span text:style-name="T3">(</text:span>傳統意義上的<text:span text:style-name="T3">)</text:span>病<text:span text:style-name="T3">,</text:span>但這樣一些<text:span text:style-name="T3"><text:s/>"</text:span>病人<text:span text:style-name="T3">"</text:span>往往個性使然<text:span text:style-name="T3">,</text:span>除非上帝介入<text:span text:style-name="T3">,</text:span>否則誰也幫不了<text:span text:style-name="T3">,</text:span>畢竟江山易改<text:span text:style-name="T3">,</text:span>本性難移<text:span text:style-name="T3">. </text:span>他的痛苦是他自己的個性所造成<text:span text:style-name="T3">,</text:span>除非他自己意識到問題的根源<text:span text:style-name="T3">,</text:span>否則藥物也只是治標不治本<text:span text:style-name="T3">.<text:line-break/><text:line-break/></text:span>還有一些則是知識教育不足與社會文化的問題<text:span text:style-name="T3">,</text:span>台灣人有些觀念很怪<text:span text:style-name="T3">,</text:span>加上媒體的推波助瀾於是就更強化<text:span text:style-name="T3">,</text:span>例如聽到顧胃顧腦顧氣管的藥或維他命營養針<text:span text:style-name="T3">,</text:span>就很開心<text:span text:style-name="T3">. </text:span>只要有個<text:span text:style-name="T3"><text:s/>"</text:span>顧<text:span text:style-name="T3">" </text:span>字<text:span text:style-name="T3">,</text:span>他就聽了很爽<text:span text:style-name="T3">. </text:span>但是<text:span text:style-name="T3">,</text:span>世界上根本沒有這樣一種用來<text:span text:style-name="T3"><text:s/>"</text:span>顧<text:span text:style-name="T3">" </text:span>什麼的藥<text:span text:style-name="T3">,</text:span>所有的藥都是為了治療或改善或預防某一種<text:span text:style-name="T3"><text:s/>"</text:span>病<text:span text:style-name="T3">" </text:span>或<text:span text:style-name="T3"><text:s/>"</text:span>缺陷<text:span text:style-name="T3">" </text:span>或<text:span text:style-name="T3"><text:s/>"</text:span>問題<text:span text:style-name="T3">",</text:span>而不是使原本健康的身體<text:span text:style-name="T3"><text:s/>"</text:span>更<text:span text:style-name="T3">" </text:span>健康<text:span text:style-name="T3">. <text:line-break/><text:line-break/></text:span>相反地<text:span text:style-name="T3">,</text:span>聽到安眠藥鎮靜劑就嚇死<text:span text:style-name="T3">,</text:span>不是抵死不從就是自行亂減量或停藥<text:span text:style-name="T3">.<text:line-break/><text:line-break/></text:span>另外還有一種問題是具有強烈的社會因素<text:span text:style-name="T3">,</text:span>例如喪偶或親人死亡或破產或人際各種問題等等<text:span text:style-name="T3">,</text:span>這些因素雖然也有可能造成一種<text:span text:style-name="T3"><text:s/>"</text:span>病<text:span text:style-name="T3">",</text:span>但它卻不是時下台灣這樣一種醫療體系可以處理<text:span text:style-name="T3">. <text:line-break/><text:line-break/></text:span>比方說一個人窮得只好攜家帶眷要自殺<text:span text:style-name="T3">,</text:span>你除了給他錢或幫他找工作之外<text:span text:style-name="T3">,</text:span>我不知道光是言詞安慰<text:span text:style-name="T3">(</text:span>所謂心理治療<text:span text:style-name="T3">)</text:span>或藥物能有多少意義<text:span text:style-name="T3">? <text:line-break/><text:line-break/></text:span>一個人如果已經餓到三天沒吃飯因此很焦慮很憂鬱很想死了算<text:span text:style-name="T3">,</text:span>這時候最好的方法就是馬上給他食物<text:span text:style-name="T3">,</text:span>而不是給他藥物<text:span text:style-name="T3">. </text:span>給他食物還不夠<text:span text:style-name="T3">,</text:span>你還得幫他解決往後一家人的生存問題<text:span text:style-name="T3">. <text:line-break/><text:line-break/></text:span>有時候<text:span text:style-name="T3">,</text:span>我都覺得自己彷彿不是醫生<text:span text:style-name="T3">,</text:span>而是一個<text:span text:style-name="T3"><text:s/>"</text:span>國家<text:span text:style-name="T3">" </text:span>了<text:span text:style-name="T3">,</text:span>但這有可能嗎<text:span text:style-name="T3">? </text:span>就算你願意盡一切努力<text:span text:style-name="T3">,</text:span>就算你願意散盡家財或甚至臨時跟人借錢來幫助一個兩個三個四個<text:span text:style-name="T3">...,</text:span>也不可能幫助每一個<text:span text:style-name="T3">. </text:span>這樣一些時候<text:span text:style-name="T3">,</text:span>你能說這些<text:span text:style-name="T3"><text:s/>"</text:span>窮人<text:span text:style-name="T3">" </text:span>是<text:span text:style-name="T3"><text:s/>"</text:span>病人<text:span text:style-name="T3">" </text:span>嗎<text:span text:style-name="T3">?</text:span>所謂藥物治療能有多少用途<text:span text:style-name="T3">?<text:line-break/><text:line-break/></text:span>台灣社會很病態<text:span text:style-name="T3">,</text:span>非常看重醫師<text:span text:style-name="T3">,</text:span>抬舉醫界<text:span text:style-name="T3">,</text:span>卻看低社福<text:span text:style-name="T3">,</text:span>看輕社工<text:span text:style-name="T3">,</text:span>但這也是很無奈的事<text:span text:style-name="T3">,</text:span>畢竟這都是人們自找的<text:span text:style-name="T3">,</text:span>有什麼樣的人民自然就會產生什麼樣的社會<text:span text:style-name="T3">.</text:span></text:p>
      <text:p text:style-name="P1"><text:span text:style-name="T1">陳真</text:span><text:s/>  |  2012.05.21 17:41   |   <text:a xlink:type="simple" xlink:href="http://palinfo.habago.org/Entry?Command=Information_PrintForum&amp;iPage=505#FORUM31506"><text:span text:style-name="T2">#</text:span></text:a></text:p>
      <text:p text:style-name="P3"><text:span text:style-name="T3">(</text:span>續電腦工程師<text:span text:style-name="T3">)<text:line-break/><text:line-break/></text:span>工程師<text:span text:style-name="T3">: </text:span>你好<text:span text:style-name="T3">,</text:span>電腦有什麼問題嗎<text:span text:style-name="T3">?<text:line-break/><text:line-break/></text:span>顧客乙<text:span text:style-name="T3">: </text:span>這個<text:span text:style-name="T3">IC</text:span>板幫我裝進去<text:span text:style-name="T3">.<text:line-break/><text:line-break/></text:span>工程師<text:span text:style-name="T3">: </text:span>這是什麼<text:span text:style-name="T3">? </text:span>要裝哪裡<text:span text:style-name="T3">? </text:span>做什麼用的<text:span text:style-name="T3">?<text:line-break/><text:line-break/></text:span>顧客乙<text:span text:style-name="T3">: </text:span>我怎麼知道裝哪裡<text:span text:style-name="T3">? </text:span>這是可以顧電腦核心的<text:span text:style-name="T3">.<text:line-break/><text:line-break/></text:span>工程師<text:span text:style-name="T3">: </text:span>電腦核心又沒壞<text:span text:style-name="T3">,</text:span>要怎麼顧<text:span text:style-name="T3">?<text:line-break/><text:line-break/></text:span>顧客乙<text:span text:style-name="T3">: </text:span>就是裝這個板<text:span text:style-name="T3">.<text:line-break/><text:line-break/></text:span>工程師<text:span text:style-name="T3">: (....</text:span>為難<text:span text:style-name="T3">)</text:span>你要不要找你之前的廠商幫你裝<text:span text:style-name="T3">. </text:span>我不知道裝這個東西要做什麼<text:span text:style-name="T3">.<text:line-break/><text:line-break/></text:span>顧客乙<text:span text:style-name="T3">: </text:span>之前的廠商是名醫<text:span text:style-name="T3">,</text:span>我是說名工程師<text:span text:style-name="T3">,</text:span>裝一次要三萬塊<text:span text:style-name="T3">,</text:span>我沒辦法<text:span text:style-name="T3">.<text:line-break/><text:line-break/></text:span>工程師<text:span text:style-name="T3">: </text:span>你使用電腦上有什麼問題嗎<text:span text:style-name="T3">?<text:line-break/><text:line-break/></text:span>顧客乙<text:span text:style-name="T3">: </text:span>就是聲音太小<text:span text:style-name="T3">.<text:line-break/><text:line-break/></text:span>工程師<text:span text:style-name="T3">: </text:span>聲音太小<text:span text:style-name="T3">,</text:span>你就從喇叭這裏把它開大就好了<text:span text:style-name="T3">,</text:span>我教你<text:span text:style-name="T3">.<text:line-break/><text:line-break/></text:span>顧客乙<text:span text:style-name="T3">: </text:span>嗯<text:span text:style-name="T3">,</text:span>真的變大聲了<text:span text:style-name="T3">. </text:span>謝謝<text:span text:style-name="T3">,</text:span>多少錢<text:span text:style-name="T3">?<text:line-break/><text:line-break/></text:span>工程師<text:span text:style-name="T3">: </text:span>這個不用錢啦<text:span text:style-name="T3">.<text:line-break/><text:line-break/>.......<text:line-break/><text:line-break/></text:span>隔一個月<text:span text:style-name="T3">,</text:span>顧客乙又來了<text:span text:style-name="T3">: </text:span>麻煩幫我裝這個<text:span text:style-name="T3">IC</text:span>板<text:span text:style-name="T3">.<text:line-break/><text:line-break/></text:span>工程師<text:span text:style-name="T3">: </text:span>你上個月不是來過<text:span text:style-name="T3">? </text:span>現在是什麼問題<text:span text:style-name="T3">?<text:line-break/><text:line-break/></text:span>顧客乙<text:span text:style-name="T3">: </text:span>我要裝這個宇宙超能量智障型<text:span text:style-name="T3">IC</text:span>智慧板<text:span text:style-name="T3">.<text:line-break/><text:line-break/></text:span>工程師<text:span text:style-name="T3">: </text:span>這只是一塊一般的鐵片<text:span text:style-name="T3">,</text:span>裝這個做什麼<text:span text:style-name="T3">?<text:line-break/><text:line-break/></text:span>顧客乙<text:span text:style-name="T3">: </text:span>就是裝在電腦核心<text:span text:style-name="T3">,</text:span>可以提昇電腦智慧<text:span text:style-name="T3">.<text:line-break/><text:line-break/></text:span>工程師<text:span text:style-name="T3">: </text:span>提升電腦智慧<text:span text:style-name="T3">?<text:line-break/><text:line-break/></text:span>顧客乙<text:span text:style-name="T3">: </text:span>可以讓電腦螢幕變亮一點<text:span text:style-name="T3">.<text:line-break/><text:line-break/></text:span>工程師<text:span text:style-name="T3">: </text:span>要變亮一點就是調這裏<text:span text:style-name="T3">,</text:span>我教你<text:span text:style-name="T3">.<text:line-break/><text:line-break/></text:span>顧客乙<text:span text:style-name="T3">: </text:span>真的耶<text:span text:style-name="T3">,</text:span>真的變亮了耶<text:span text:style-name="T3">! </text:span>你好厲害啊<text:span text:style-name="T3">,</text:span>你真的有讀過電腦系喔<text:span text:style-name="T3">.<text:line-break/><text:line-break/></text:span>工程師<text:span text:style-name="T3">: </text:span>這個不用電腦很厲害的人也會<text:span text:style-name="T3">.<text:line-break/><text:line-break/></text:span>顧客乙<text:span text:style-name="T3">: </text:span>多少錢<text:span text:style-name="T3">? <text:line-break/><text:line-break/></text:span>工程師<text:span text:style-name="T3">: </text:span>不用錢<text:span text:style-name="T3">,</text:span>舉手之勞<text:span text:style-name="T3">.<text:line-break/><text:line-break/></text:span>顧客乙<text:span text:style-name="T3">: </text:span>謝謝謝謝<text:span text:style-name="T3">.<text:line-break/><text:line-break/>......<text:line-break/><text:line-break/></text:span>隔一個月<text:span text:style-name="T3">,</text:span>顧客乙又來了<text:span text:style-name="T3">: </text:span>麻煩你賣給我宇宙超能量智障型<text:span text:style-name="T3">IC</text:span>智慧板<text:span text:style-name="T3">.<text:line-break/><text:line-break/></text:span>工程師<text:span text:style-name="T3">: </text:span>現在又是什麼問題<text:span text:style-name="T3">?<text:line-break/><text:line-break/></text:span>顧客乙<text:span text:style-name="T3">: </text:span>沒有問題<text:span text:style-name="T3">,</text:span>自從買了宇宙超能量智障型<text:span text:style-name="T3">IC</text:span>智慧板之後<text:span text:style-name="T3">,</text:span>我回去自己就把它插在電腦上<text:span text:style-name="T3">,</text:span>現在電腦聲音就很大聲而且螢幕也很亮了<text:span text:style-name="T3">,</text:span>我覺得效果很好<text:span text:style-name="T3">,</text:span>那家廠商說宇宙超能量智障型<text:span text:style-name="T3">IC</text:span>智慧板以後會漲價<text:span text:style-name="T3">,</text:span>所以我想先買幾塊放著<text:span text:style-name="T3">.<text:line-break/><text:line-break/></text:span>工程師<text:span text:style-name="T3">: (...</text:span>無奈<text:span text:style-name="T3">,</text:span>不知從何說起<text:span text:style-name="T3">)</text:span>這東西只是一塊鐵片<text:span text:style-name="T3">.<text:line-break/><text:line-break/></text:span>顧客乙<text:span text:style-name="T3">: </text:span>那位名醫<text:span text:style-name="T3">,</text:span>我是說那位名工程師說這是可以防止電腦老化的宇宙超能量智障型<text:span text:style-name="T3">IC</text:span>智慧板<text:span text:style-name="T3">,</text:span>他那邊太貴<text:span text:style-name="T3">,</text:span>所以我來跟你買<text:span text:style-name="T3">.<text:line-break/><text:line-break/></text:span>工程師<text:span text:style-name="T3">: </text:span>我沒有這東西<text:span text:style-name="T3">.<text:line-break/><text:line-break/></text:span>顧客乙<text:span text:style-name="T3">: </text:span>他那邊應該是教授級的<text:span text:style-name="T3">,</text:span>人家兩個月內就拿到八個博士學位<text:span text:style-name="T3">,</text:span>我若是有錢我也要去跟他買<text:span text:style-name="T3">,</text:span>請他幫我安裝在電腦核心裏效果會更好<text:span text:style-name="T3">...(</text:span>說著說著<text:span text:style-name="T3">,</text:span>就哭了起來<text:span text:style-name="T3">),</text:span>我就是因為經濟不好<text:span text:style-name="T3">,</text:span>家裏窮<text:span text:style-name="T3">,</text:span>所以才來找你<text:span text:style-name="T3">,</text:span>你要同情我們窮人的無奈<text:span text:style-name="T3">,</text:span>連看病<text:span text:style-name="T3">,</text:span>我是說連修個電腦也都只能找最便宜的<text:span text:style-name="T3">.(</text:span>越說越傷心<text:span text:style-name="T3">,</text:span>乾脆嚎啕大哭<text:span text:style-name="T3">)<text:line-break/><text:line-break/></text:span>哭了十分鐘<text:span text:style-name="T3">,</text:span>好不容易安撫下來<text:span text:style-name="T3">.<text:line-break/><text:line-break/></text:span>工程師<text:span text:style-name="T3">: </text:span>可是我真的沒有在賣<text:span text:style-name="T3">,</text:span>這東西去五金行跟他討就有了<text:span text:style-name="T3">. </text:span>不然我幫你看看電腦有沒有什麼可以改善的地方<text:span text:style-name="T3">.<text:line-break/><text:line-break/></text:span>花了半小時<text:span text:style-name="T3">,</text:span>幫忙做了一些設定<text:span text:style-name="T3">. </text:span>顧客乙帶著淚水回去了<text:span text:style-name="T3">.<text:line-break/><text:line-break/>.....<text:line-break/><text:line-break/></text:span>隔兩周<text:span text:style-name="T3">,</text:span>顧客乙又來了<text:span text:style-name="T3">: </text:span>你不賣我<text:span text:style-name="T3">,</text:span>我自己去買了<text:span text:style-name="T3">,</text:span>那你可以幫我裝這個最新改良專門顧電腦核心的太陽系超光速動能智障到不型<text:span text:style-name="T3">IC</text:span>智慧板嗎<text:span text:style-name="T3">?<text:line-break/><text:line-break/></text:span>花半小時解釋電腦的使用與功能<text:span text:style-name="T3">,</text:span>解釋不管是智障型或智障到不型都不會有幫助<text:span text:style-name="T3">. </text:span>可是<text:span text:style-name="T3">,</text:span>顧客乙不信<text:span text:style-name="T3">. <text:line-break/><text:line-break/></text:span>工程師<text:span text:style-name="T3">(</text:span>頭劇痛<text:span text:style-name="T3">,</text:span>口乾舌燥疲憊不堪<text:span text:style-name="T3">):</text:span>我能幫你做的都做了<text:span text:style-name="T3">,</text:span>如果你還是要安裝太陽系超光速動能智障到不型<text:span text:style-name="T3">IC</text:span>智慧板<text:span text:style-name="T3">,</text:span>你要不要以後就直接找賣給你的人<text:span text:style-name="T3">.<text:line-break/><text:line-break/></text:span>顧客乙<text:span text:style-name="T3">: </text:span>可是安裝費一次要三萬塊<text:span text:style-name="T3">,</text:span>我錢不夠<text:span text:style-name="T3">.<text:line-break/><text:line-break/></text:span>工程師<text:span text:style-name="T3">: </text:span>那我也沒辦法<text:span text:style-name="T3">.<text:line-break/><text:line-break/></text:span>顧客乙<text:span text:style-name="T3">: </text:span>你們以前在學校不是都有讀過嗎<text:span text:style-name="T3">? </text:span>為什麼你不會安裝<text:span text:style-name="T3">?<text:line-break/><text:line-break/></text:span>工程師<text:span text:style-name="T3">: </text:span>因為我都沒去上課<text:span text:style-name="T3">,</text:span>學藝不精<text:span text:style-name="T3">. </text:span>你找別人吧<text:span text:style-name="T3">.<text:line-break/><text:line-break/></text:span>顧客乙<text:span text:style-name="T3">: </text:span>那你再幫我整理一下電腦<text:span text:style-name="T3">.<text:line-break/><text:line-break/></text:span>花了一小時<text:span text:style-name="T3">,</text:span>改變了很多離譜的智障型設定<text:span text:style-name="T3">.<text:line-break/><text:line-break/></text:span>工程師<text:span text:style-name="T3">: </text:span>幫你弄好了<text:span text:style-name="T3">,</text:span>你回去再使用看看有沒有什麼問題<text:span text:style-name="T3">.<text:line-break/><text:line-break/></text:span>顧客乙<text:span text:style-name="T3">: </text:span>好<text:span text:style-name="T3">! </text:span>謝謝<text:span text:style-name="T3">.<text:line-break/><text:line-break/></text:span>工程師<text:span text:style-name="T3">: </text:span>等一下<text:span text:style-name="T3">,</text:span>五十塊<text:span text:style-name="T3">.<text:line-break/><text:line-break/></text:span>顧客乙<text:span text:style-name="T3">: </text:span>啥咪<text:span text:style-name="T3">!!! </text:span>你什麼板也沒賣給我<text:span text:style-name="T3">,</text:span>怎麼也要<text:span text:style-name="T3">50 </text:span>塊<text:span text:style-name="T3">?<text:line-break/><text:line-break/></text:span>工程師<text:span text:style-name="T3">: </text:span>照電腦健康保險局規定應該要收你<text:span text:style-name="T3">100</text:span>元<text:span text:style-name="T3">,</text:span>我想你經濟情況不好<text:span text:style-name="T3">,</text:span>所以只收<text:span text:style-name="T3">50.<text:line-break/><text:line-break/></text:span>顧客乙<text:span text:style-name="T3">:(...</text:span>無奈不悅狀<text:span text:style-name="T3">)</text:span>好吧<text:span text:style-name="T3">,50</text:span>就<text:span text:style-name="T3">50. <text:line-break/><text:line-break/>........<text:line-break/></text:span>這其實不是道德寓言<text:span text:style-name="T3">,</text:span>也不是科幻小說<text:span text:style-name="T3">,</text:span>而是每天生活常態<text:span text:style-name="T3">.<text:line-break/><text:line-break/></text:span>仍然還是那句老話<text:span text:style-name="T3">: </text:span>一個人<text:span text:style-name="T3">,</text:span>有大腦<text:span text:style-name="T3">,</text:span>卻不能用<text:span text:style-name="T3">,</text:span>就好像一隻魚不能接近水只能在陸地上掙扎求取那微薄的一點氧氣一般<text:span text:style-name="T3">. </text:span>一隻鷹<text:span text:style-name="T3">,</text:span>關在小籠裏盪鞦韆取悅觀眾<text:span text:style-name="T3">,</text:span>套句胡適的話<text:span text:style-name="T3">,"</text:span>呢呢喃喃地討人歡喜<text:span text:style-name="T3">,</text:span>賺一把黃小米<text:span text:style-name="T3">",</text:span>天知道牠有多麼想念牠所屬的那些山那些雲和那一望無際的天空<text:span text:style-name="T3">.</text:span></text:p>
      <text:p text:style-name="P1"><text:span text:style-name="T1">陳真</text:span><text:s/>  |  2012.05.21 15:19   |   <text:a xlink:type="simple" xlink:href="http://palinfo.habago.org/Entry?Command=Information_PrintForum&amp;iPage=505#FORUM31505"><text:span text:style-name="T2">#</text:span></text:a></text:p>
      <text:p text:style-name="P2"><text:span text:style-name="T3">"</text:span>給個說法<text:span text:style-name="T3">" </text:span>是政治需要<text:span text:style-name="T3">,</text:span>而不是制度概念上的需要<text:span text:style-name="T3">. </text:span>制度概念上的確是恁爸人爽就好<text:span text:style-name="T3">. </text:span>或許越是<text:span text:style-name="T3"><text:s/>"</text:span>開放社會<text:span text:style-name="T3">" (in a sense)</text:span>就越不需要任何說法<text:span text:style-name="T3">. <text:line-break/><text:line-break/></text:span>至於星雲的呼籲<text:span text:style-name="T3">,</text:span>我覺得合情合理<text:span text:style-name="T3">,</text:span>若你不覺得<text:span text:style-name="T3">,</text:span>那當然也無法勉強<text:span text:style-name="T3">,</text:span>畢竟你我都只是千萬民意的一部份而無須掛懷<text:span text:style-name="T3">.<text:line-break/><text:line-break/></text:span>反倒越是封閉社會<text:span text:style-name="T3">,</text:span>政治氣氛就越熱烈<text:span text:style-name="T3">,</text:span>正反對抗猶如敵我<text:span text:style-name="T3">;</text:span>對於敵人往往報復得很厲害<text:span text:style-name="T3">,</text:span>對於自己人就寬大為懷<text:span text:style-name="T3">. </text:span>據我一個政治與法律外行人的純粹猜想<text:span text:style-name="T3">,</text:span>我想特赦權的設立恐怕有一部份就是為了希望透過它來解決或緩和具有高度政治衝突意涵的法律問題<text:span text:style-name="T3">.<text:line-break/><text:line-break/></text:span>例如軍事叛變或政變<text:span text:style-name="T3">,</text:span>若論法律得死很多人<text:span text:style-name="T3">,</text:span>但這些人不管是好人或壞蛋<text:span text:style-name="T3">,</text:span>往往代表一定的政治勢力<text:span text:style-name="T3">,</text:span>這時候恐怕就只好給法律開個後門<text:span text:style-name="T3">,</text:span>緩和衝突<text:span text:style-name="T3">. <text:line-break/><text:line-break/></text:span>我相信金大中是出於個人宗教信仰與憐憫而特赦那些三番兩次要暗殺他並且兩手血腥貪污腐敗的政敵<text:span text:style-name="T3">,</text:span>但他就算只是出於政治和諧之考量也應如此<text:span text:style-name="T3">. </text:span>特赦那些國人皆曰可殺的大惡棍<text:span text:style-name="T3">,</text:span>或許對金大中不利<text:span text:style-name="T3">,</text:span>但對南韓之大步向前與脫胎換骨卻很可能起了很大的作用<text:span text:style-name="T3">.<text:line-break/><text:line-break/></text:span>反觀台灣<text:span text:style-name="T3">,</text:span>其實哪需外部敵人<text:span text:style-name="T3">,</text:span>自己就能想辦法把自己弄垮<text:span text:style-name="T3">,</text:span>因為政客們在衝突對抗中獲得巨大的個人好處<text:span text:style-name="T3">,</text:span>對方做得越爛<text:span text:style-name="T3">,</text:span>社會越凋敝<text:span text:style-name="T3">,</text:span>他就越開心<text:span text:style-name="T3">,</text:span>基本心態上是這樣<text:span text:style-name="T3">. </text:span>這樣一種政治內鬥<text:span text:style-name="T3">,</text:span>受害者是絕大多數人<text:span text:style-name="T3">,</text:span>但卻讓政客獲得暴利<text:span text:style-name="T3">. </text:span>因此<text:span text:style-name="T3">,</text:span>馬大便不用有什麼憐憫心<text:span text:style-name="T3">,</text:span>他只要夠聰明就應知道該怎麼做對社會比較好<text:span text:style-name="T3">,</text:span>當然對他自己好或不好就很難說了<text:span text:style-name="T3">.<text:line-break/><text:line-break/>p.s.: </text:span>我有個病人<text:span text:style-name="T3">,</text:span>每次看完病離開診所時都會高喊三聲<text:span text:style-name="T3"><text:s/>"</text:span>馬大便下台<text:span text:style-name="T3">!</text:span>下台<text:span text:style-name="T3">!</text:span>下台<text:span text:style-name="T3">!",</text:span>我聽久了就也習慣這樣叫<text:span text:style-name="T3">,</text:span>這就是<text:span text:style-name="T3"><text:s/>"</text:span>馬大便<text:span text:style-name="T3">" </text:span>典故的由來<text:span text:style-name="T3">.</text:span></text:p>
      <text:p text:style-name="P1">J. Z.   |  2012.05.21 07:22   |   <text:a xlink:type="simple" xlink:href="http://palinfo.habago.org/Entry?Command=Information_PrintForum&amp;iPage=505#FORUM31504"><text:span text:style-name="T2">#</text:span></text:a></text:p>
      <text:p text:style-name="P3"><text:span text:style-name="T3">OK, </text:span>就算不看民意好了<text:span text:style-name="T3"><text:line-break/><text:line-break/>"</text:span>不須<text:span text:style-name="T3"><text:s/>"</text:span>根據<text:span text:style-name="T3">" </text:span>民意當然不是說總統可為所欲為<text:span text:style-name="T3">. "</text:span>理論上<text:span text:style-name="T3">" </text:span>他可以為所欲為<text:span text:style-name="T3">,</text:span>愛特赦誰就特赦誰<text:span text:style-name="T3">,</text:span>但實際上仍得有個合情合理的說法<text:span text:style-name="T3">,</text:span>而<text:span text:style-name="T3"><text:line-break/></text:span>不是恁爸人爽就好<text:span text:style-name="T3">."<text:line-break/><text:line-break/></text:span>陳大哥您也同意要有個可以令人接受的說法對吧<text:span text:style-name="T3">?<text:line-break/></text:span>至少我不覺得星雲的那套屬於<text:span text:style-name="T3">"</text:span>合情合理<text:span text:style-name="T3">"</text:span>的說法<text:span text:style-name="T3">.</text:span></text:p>
      <text:p text:style-name="P1"><text:span text:style-name="T1">懷軒</text:span><text:s/>  |  2012.05.21 04:19   |   <text:a xlink:type="simple" xlink:href="http://palinfo.habago.org/Entry?Command=Information_PrintForum&amp;iPage=505#FORUM31503"><text:span text:style-name="T2">#</text:span></text:a></text:p>
      <text:p text:style-name="P2"><text:span text:style-name="T3">"</text:span>每天全然自由地思索<text:span text:style-name="T3">,</text:span>光憑著思考和知識以及各種想像與推理來找出一種問題的解答或說法<text:span text:style-name="T3">,</text:span>甚至找出一種新的可能性<text:span text:style-name="T3">,"<text:line-break/><text:line-break/></text:span>這工作內容看起來其實跟設計師挺像的，理論上啦<text:span text:style-name="T3">~</text:span>。心有戚戚焉，重點是與人接觸吧<text:span text:style-name="T3">...</text:span>一旦與人接觸就整個壞掉了。</text:p>
      <text:p text:style-name="P1"><text:span text:style-name="T1">陳真</text:span><text:s/>  |  2012.05.21 04:01   |   <text:a xlink:type="simple" xlink:href="http://palinfo.habago.org/Entry?Command=Information_PrintForum&amp;iPage=505#FORUM31502"><text:span text:style-name="T2">#</text:span></text:a></text:p>
      <text:p text:style-name="P3">之前張同學說特赦不能主觀而應參照民意<text:span text:style-name="T3">,</text:span>我說民意很可疑<text:span text:style-name="T3">,</text:span>甚至很好笑<text:span text:style-name="T3">,</text:span>我對民意缺乏敬意<text:span text:style-name="T3">. <text:line-break/><text:line-break/></text:span>特赦不但不須根據什麼民意<text:span text:style-name="T3">,</text:span>基本上它根本不需要任何理由<text:span text:style-name="T3">,</text:span>而且這樣一種主觀性甚至隱密性是講白的<text:span text:style-name="T3">,</text:span>至少美國便是如此<text:span text:style-name="T3">.</text:span>制度清楚告訴總統你的特赦權力就是你的權力<text:span text:style-name="T3">,</text:span>不須其他任何人認可或批准<text:span text:style-name="T3">,</text:span>更不用說什麼參考民意了<text:span text:style-name="T3">.</text:span>就如我喜歡穿有破洞的內褲是我的權力一樣<text:span text:style-name="T3">,</text:span>我不需要告訴各位任何理由<text:span text:style-name="T3">. <text:line-break/><text:line-break/></text:span>有些特赦引起矚目<text:span text:style-name="T3">,</text:span>如福特之特赦前任總統尼克森<text:span text:style-name="T3">,</text:span>如金大中特赦盧泰愚全斗煥等等一堆犯下血腥與貪污罪行的前朝元首與眾將官<text:span text:style-name="T3">,</text:span>但是<text:span text:style-name="T3">,</text:span>絕大部份特赦是報紙連報也不會報的<text:span text:style-name="T3">,</text:span>都是一些小老百姓<text:span text:style-name="T3">,</text:span>犯下的罪大小不一<text:span text:style-name="T3">,</text:span>人數不多<text:span text:style-name="T3">,</text:span>但也看不出任何特赦的邏輯<text:span text:style-name="T3">,</text:span>總之就是總統愛特赦誰就特赦誰<text:span text:style-name="T3">.<text:line-break/><text:line-break/></text:span>當然<text:span text:style-name="T3">,</text:span>我能想像今天如果馬英九特赦比方說一個偷看女生洗澡的阿伯<text:span text:style-name="T3">,</text:span>或是特赦一個吸毒的少年<text:span text:style-name="T3">,</text:span>依據台灣人這種很喜歡大驚小怪很喜歡道德議論的低級低能的八卦民族性<text:span text:style-name="T3">,</text:span>肯定會變成隔天的頭條新聞<text:span text:style-name="T3">,</text:span>變成爆奶爆紅爆夯的三爆媒體的深入追蹤報導對象<text:span text:style-name="T3">!!<text:line-break/><text:line-break/></text:span>然後<text:span text:style-name="T3">,</text:span>名嘴開始推理推測議論開罵<text:span text:style-name="T3">,</text:span>接著是當事人的各種八卦會被開始進行什麼人肉搜索<text:span text:style-name="T3">,</text:span>開始會有人爆紅爆夯只差沒有爆奶<text:span text:style-name="T3">,</text:span>然後開始會有比方說為何特赦甲不特赦乙的各種質疑<text:span text:style-name="T3">,</text:span>或是帶壞社會風氣的批評浪潮<text:span text:style-name="T3">,</text:span>然後當然會有各種民調<text:span text:style-name="T3">,</text:span>接著或許會有各種抗議陳情以及民間團體的檢討座談<text:span text:style-name="T3">...</text:span>前後大約能搞上幾個月<text:span text:style-name="T3">.<text:line-break/><text:line-break/></text:span>一個社會或民族<text:span text:style-name="T3">,</text:span>乃至一個人<text:span text:style-name="T3">,</text:span>從他的溶點與沸點之高低<text:span text:style-name="T3">,</text:span>我們可以看出很多事情<text:span text:style-name="T3">. </text:span>凡是八卦指數越高侵略性格越強者<text:span text:style-name="T3">,</text:span>似乎就越容易沸騰<text:span text:style-name="T3">,</text:span>有些人我看他一天恐怕要沸騰好幾次<text:span text:style-name="T3">.</text:span>私的不用說了<text:span text:style-name="T3">,</text:span>公的方面<text:span text:style-name="T3">,</text:span>比方說你只要說台灣社會幾句不是<text:span text:style-name="T3">,</text:span>略有不敬<text:span text:style-name="T3">,</text:span>往往一群北七就會沸騰了<text:span text:style-name="T3">,</text:span>套句韓寒的話<text:span text:style-name="T3">,</text:span>沸騰得讓人還以為我對他娘做了什麼似的<text:span text:style-name="T3">.<text:line-break/><text:line-break/></text:span>講這個或許沒什麼太大的意義<text:span text:style-name="T3">,</text:span>若要說上一點什麼意義的話<text:span text:style-name="T3">,</text:span>那或許這能讓我們對一些原本動轍沸騰的事能夠降點溫或提高沸點<text:span text:style-name="T3">.</text:span></text:p>
      <text:p text:style-name="P1"><text:span text:style-name="T1">陳真</text:span><text:s/>  |  2012.05.20 01:36   |   <text:a xlink:type="simple" xlink:href="http://palinfo.habago.org/Entry?Command=Information_PrintForum&amp;iPage=505#FORUM31501"><text:span text:style-name="T2">#</text:span></text:a></text:p>
      <text:p text:style-name="P2">圈外人總以為精神科醫師每天面對精神病人一定很辛苦<text:span text:style-name="T3">,</text:span>對我而言<text:span text:style-name="T3">,</text:span>這倒不是事實<text:span text:style-name="T3">,</text:span>至少不是一個重要事實<text:span text:style-name="T3">. </text:span>別人如何我不知道<text:span text:style-name="T3">,</text:span>但對我而言<text:span text:style-name="T3">,</text:span>辛苦往往不是來自病情之嚴重<text:span text:style-name="T3">,</text:span>而是來自病情之無從著力或根本不是病<text:span text:style-name="T3">.<text:line-break/><text:line-break/></text:span>好比說一個修理電腦的高手<text:span text:style-name="T3">,</text:span>電腦天才中的天才<text:span text:style-name="T3">,</text:span>精通軟體硬體的各項問題<text:span text:style-name="T3">. </text:span>但如果來了一個顧客說<text:span text:style-name="T3">: </text:span>我要修電腦<text:span text:style-name="T3">.<text:line-break/><text:line-break/></text:span>電腦工程師<text:span text:style-name="T3">: </text:span>你電腦怎麼了<text:span text:style-name="T3">.<text:line-break/></text:span>顧客<text:span text:style-name="T3">: </text:span>我也不知道怎麼了<text:span text:style-name="T3">,</text:span>就覺得怪怪的<text:span text:style-name="T3">.<text:line-break/></text:span>電腦工程師<text:span text:style-name="T3">: </text:span>怎麼怪怪的<text:span text:style-name="T3">,</text:span>你能大約講一下嗎<text:span text:style-name="T3">?<text:line-break/></text:span>顧客<text:span text:style-name="T3">: </text:span>我又不是電腦工程師<text:span text:style-name="T3">,</text:span>我怎麼知道<text:span text:style-name="T3">.<text:line-break/></text:span>電腦工程師很有耐心<text:span text:style-name="T3">,</text:span>心想<text:span text:style-name="T3">: (</text:span>嗯<text:span text:style-name="T3">,</text:span>沒關係<text:span text:style-name="T3">,</text:span>換個方式問<text:span text:style-name="T3">)</text:span>那你在使用上覺得電腦有什麼地方不太對嗎<text:span text:style-name="T3">?<text:line-break/></text:span>顧客<text:span text:style-name="T3">: </text:span>我這電腦剛買的<text:span text:style-name="T3">.<text:line-break/></text:span>電腦工程師<text:span text:style-name="T3">: </text:span>嗯<text:span text:style-name="T3">,</text:span>我知道<text:span text:style-name="T3">,</text:span>那你在使用上有沒有比方說跑得比較慢或是會當機或是其它什麼樣不順的狀況<text:span text:style-name="T3">.<text:line-break/></text:span>顧客<text:span text:style-name="T3">: </text:span>我是跟我女朋友一起去買的<text:span text:style-name="T3">,</text:span>她的電腦都好好的<text:span text:style-name="T3">,</text:span>我的就覺得怪怪<text:span text:style-name="T3">.<text:line-break/><text:line-break/></text:span>電腦工程師<text:span text:style-name="T3">: </text:span>是什麼樣的一種怪怪感覺<text:span text:style-name="T3">?<text:line-break/><text:line-break/></text:span>顧客<text:span text:style-name="T3">: </text:span>我覺得這顏色不太好看<text:span text:style-name="T3">.<text:line-break/><text:line-break/></text:span>電腦工程師真的超有耐心<text:span text:style-name="T3">,</text:span>雖然已經累到爆但依然繼續露出迷人微笑說<text:span text:style-name="T3">: </text:span>不會啊<text:span text:style-name="T3">,</text:span>這顏色很大氣很高貴啊<text:span text:style-name="T3">.</text:span>那麼除了顏色<text:span text:style-name="T3">,</text:span>其它有什麼問題<text:span text:style-name="T3">?<text:line-break/><text:line-break/></text:span>顧客<text:span text:style-name="T3">:(</text:span>開始敘述<text:span text:style-name="T3">: </text:span>有一天<text:span text:style-name="T3">,</text:span>當天氣溫大約幾度<text:span text:style-name="T3">,</text:span>他跟他女朋友有一點小口角<text:span text:style-name="T3">,</text:span>然後進入口角的每個細節<text:span text:style-name="T3">...</text:span>講了大約十分鐘<text:span text:style-name="T3">,</text:span>然後<text:span text:style-name="T3">,</text:span>重點來了<text:span text:style-name="T3">,</text:span>小倆口一起攜手去買了電腦<text:span text:style-name="T3">,</text:span>小倆口買電腦的甜蜜過程大約又講了十分鐘且非常難以打斷<text:span text:style-name="T3">,</text:span>買完之後<text:span text:style-name="T3">,</text:span>各自回到家<text:span text:style-name="T3">,</text:span>小倆口經常玩視訊或是一起玩線上遊戲<text:span text:style-name="T3">,</text:span>任憑你用盡各種方式希望他直接進入問題重點<text:span text:style-name="T3">,</text:span>但這似乎是不可能的任務<text:span text:style-name="T3">...</text:span>在經過相當漫長的一段時間<text:span text:style-name="T3">,</text:span>終於講到重點了<text:span text:style-name="T3">) </text:span>我發現我這電腦好像畫質有點暗<text:span text:style-name="T3">.<text:line-break/><text:line-break/></text:span>電腦工程師<text:span text:style-name="T3">: </text:span>喔<text:span text:style-name="T3">,</text:span>沒關係<text:span text:style-name="T3">,</text:span>我幫你檢查看看<text:span text:style-name="T3">,</text:span>我幫你調亮一點<text:span text:style-name="T3">.<text:line-break/><text:line-break/></text:span>顧客<text:span text:style-name="T3">: </text:span>不要不要<text:span text:style-name="T3">,</text:span>我不要太亮<text:span text:style-name="T3">,</text:span>我只是覺得畫面有點暗<text:span text:style-name="T3">.<text:line-break/><text:line-break/></text:span>電腦工程師<text:span text:style-name="T3">: </text:span>那你要我幫你調亮一點嗎<text:span text:style-name="T3">?<text:line-break/><text:line-break/></text:span>顧客<text:span text:style-name="T3">:</text:span>我經常會不小心就把信刪掉<text:span text:style-name="T3">,</text:span>這是為什麼<text:span text:style-name="T3">? </text:span>我很生氣耶<text:span text:style-name="T3">,</text:span>為什麼我都會這樣<text:span text:style-name="T3">?<text:line-break/><text:line-break/></text:span>電腦工程師真的是具有超宇宙的耐心<text:span text:style-name="T3">,</text:span>繼續露出迷人的微笑說<text:span text:style-name="T3">: </text:span>對啊<text:span text:style-name="T3">,</text:span>那你看信時應該要小心一點<text:span text:style-name="T3">,</text:span>不要把女朋友的信給刪了<text:span text:style-name="T3">.<text:line-break/><text:line-break/></text:span>顧客<text:span text:style-name="T3">: </text:span>可是我怕信箱會爆掉<text:span text:style-name="T3">,</text:span>有些檔案太大我就會把它刪掉<text:span text:style-name="T3">.<text:line-break/><text:line-break/></text:span>電腦工程師<text:span text:style-name="T3">: </text:span>聰明<text:span text:style-name="T3">! </text:span>真是不簡單<text:span text:style-name="T3">,</text:span>這是相當良好的一種習慣<text:span text:style-name="T3">,</text:span>重要的信才留著<text:span text:style-name="T3">,</text:span>其它就刪掉才不會佔空間<text:span text:style-name="T3">. </text:span>那你還希望我幫你做什麼呢<text:span text:style-name="T3">?<text:line-break/><text:line-break/></text:span>顧客<text:span text:style-name="T3">: </text:span>為什麼有時候電腦會熱熱的<text:span text:style-name="T3">?<text:line-break/><text:line-break/></text:span>電腦工程師<text:span text:style-name="T3">: </text:span>因為使用太久就會散熱<text:span text:style-name="T3">,</text:span>那不是問題<text:span text:style-name="T3">.<text:line-break/><text:line-break/></text:span>顧客<text:span text:style-name="T3">: </text:span>可是很燙耶<text:span text:style-name="T3">.<text:line-break/><text:line-break/></text:span>電腦工程師<text:span text:style-name="T3">: </text:span>還好吧<text:span text:style-name="T3">,</text:span>一般都只是機身稍微熱熱的<text:span text:style-name="T3">,</text:span>你可以隔一段時間就關機<text:span text:style-name="T3">.<text:line-break/><text:line-break/></text:span>顧客<text:span text:style-name="T3">: </text:span>關機我怎麼上網<text:span text:style-name="T3">? </text:span>你怎麼那麼好笑<text:span text:style-name="T3">.<text:line-break/><text:line-break/></text:span>電腦工程師<text:span text:style-name="T3">: </text:span>我是說讓電腦在長時間使用後要稍微休息一下<text:span text:style-name="T3">.<text:line-break/><text:line-break/></text:span>顧客<text:span text:style-name="T3">: </text:span>可是我同學都會來跟我借電腦<text:span text:style-name="T3">.<text:line-break/><text:line-break/></text:span>電腦工程師<text:span text:style-name="T3">:(...</text:span>終於有點無言了<text:span text:style-name="T3">)</text:span>那<text:span text:style-name="T3">...</text:span>你<text:span text:style-name="T3">...?<text:line-break/><text:line-break/></text:span>顧客<text:span text:style-name="T3">: </text:span>那我該借他們嗎<text:span text:style-name="T3">? <text:line-break/><text:line-break/></text:span>電腦工程師<text:span text:style-name="T3">: </text:span>這個你得自己決定<text:span text:style-name="T3">.<text:line-break/><text:line-break/></text:span>顧客<text:span text:style-name="T3">: </text:span>你不是電腦工程師嗎<text:span text:style-name="T3">? </text:span>你不知道電腦不能這樣亂借嗎<text:span text:style-name="T3">?<text:line-break/><text:line-break/></text:span>電腦工程師<text:span text:style-name="T3">: (...</text:span>無言<text:span text:style-name="T3">,</text:span>尷尬<text:span text:style-name="T3">)</text:span>對<text:span text:style-name="T3">...</text:span>電腦最好不要亂借給別人<text:span text:style-name="T3">.<text:line-break/><text:line-break/></text:span>顧客<text:span text:style-name="T3">: </text:span>可是那是我班上最好的朋友<text:span text:style-name="T3">.<text:line-break/><text:line-break/></text:span>電腦工程師<text:span text:style-name="T3">: </text:span>那他應該會小心使用才對<text:span text:style-name="T3">.<text:line-break/><text:line-break/></text:span>顧客<text:span text:style-name="T3">: </text:span>那我是要借他或不借<text:span text:style-name="T3">?<text:line-break/><text:line-break/></text:span>電腦工程師<text:span text:style-name="T3">: </text:span>這個我真的不知道<text:span text:style-name="T3">.<text:line-break/><text:line-break/></text:span>顧客<text:span text:style-name="T3">: (</text:span>丁丁咚冬<text:span text:style-name="T3">...</text:span>手機響了<text:span text:style-name="T3">)</text:span>工程師你等一下<text:span text:style-name="T3">,</text:span>是我那個同學打來<text:span text:style-name="T3">.(</text:span>開始跟同學用手機聊天<text:span text:style-name="T3">...)<text:line-break/><text:line-break/></text:span>十分鐘過去了<text:span text:style-name="T3">,</text:span>電腦工程師忍不住客氣地跟他說<text:span text:style-name="T3">: </text:span>不好意思<text:span text:style-name="T3">,</text:span>我還有好多顧客在等我<text:span text:style-name="T3">,</text:span>你可以出去之後再講手機嗎<text:span text:style-name="T3">?<text:line-break/><text:line-break/></text:span>顧客<text:span text:style-name="T3">:(</text:span>揮手制止叫工程師不要吵<text:span text:style-name="T3">,</text:span>繼續談他們今晚準備去看什麼電影叫阿西大聯盟<text:span text:style-name="T3">,</text:span>只聽到<text:span text:style-name="T3">: </text:span>屁啦<text:span text:style-name="T3">,</text:span>人家說超好看的好不好<text:span text:style-name="T3">,...</text:span>屁啦<text:span text:style-name="T3">,</text:span>誰說今天會下雨<text:span text:style-name="T3">,...</text:span>屁啦<text:span text:style-name="T3">,....)<text:line-break/><text:line-break/></text:span>好不容易終於講完了<text:span text:style-name="T3">. </text:span>顧客對他同學說<text:span text:style-name="T3">:</text:span>你等一下<text:span text:style-name="T3">,</text:span>我叫工程師跟你講<text:span text:style-name="T3">.<text:line-break/><text:line-break/></text:span>電腦工程師大驚<text:span text:style-name="T3">: </text:span>你要我跟他講什麼<text:span text:style-name="T3">?<text:line-break/><text:line-break/></text:span>顧客<text:span text:style-name="T3">: </text:span>叫他不要再跟我借電腦<text:span text:style-name="T3">.<text:line-break/><text:line-break/></text:span>電腦工程師<text:span text:style-name="T3">: </text:span>這個<text:span text:style-name="T3">..</text:span>我沒辦法幫你講啊<text:span text:style-name="T3">.<text:line-break/><text:line-break/></text:span>顧客<text:span text:style-name="T3">: </text:span>好吧<text:span text:style-name="T3">,</text:span>不講就算了<text:span text:style-name="T3">.<text:line-break/><text:line-break/></text:span>電腦工程師<text:span text:style-name="T3">: </text:span>嗯<text:span text:style-name="T3">,</text:span>那其它還有什麼問題嗎<text:span text:style-name="T3">?<text:line-break/><text:line-break/></text:span>顧客<text:span text:style-name="T3">: </text:span>你還沒有幫我處理剛才說的那個問題<text:span text:style-name="T3">.<text:line-break/><text:line-break/></text:span>電腦工程師<text:span text:style-name="T3">: </text:span>哪個問題<text:span text:style-name="T3">?<text:line-break/><text:line-break/></text:span>顧客<text:span text:style-name="T3">: </text:span>就是怪怪的感覺我怎麼知道哪裡有問題<text:span text:style-name="T3">.<text:line-break/><text:line-break/></text:span>電腦工程師<text:span text:style-name="T3">: </text:span>那你要不要乾脆讓你的電腦住院好了<text:span text:style-name="T3">,</text:span>留下來我幫你做各種測試<text:span text:style-name="T3">.<text:line-break/><text:line-break/></text:span>顧客<text:span text:style-name="T3">: </text:span>不行<text:span text:style-name="T3">,</text:span>我一刻沒有電腦我會死掉<text:span text:style-name="T3">.<text:line-break/><text:line-break/></text:span>電腦工程師<text:span text:style-name="T3">: (...</text:span>很為難<text:span text:style-name="T3">)</text:span>那<text:span text:style-name="T3">...</text:span>你覺得<text:span text:style-name="T3">...</text:span>我可以幫你做什麼<text:span text:style-name="T3">?<text:line-break/><text:line-break/></text:span>顧客<text:span text:style-name="T3">: </text:span>我很怕我又會刪錯信件<text:span text:style-name="T3"><text:line-break/><text:line-break/></text:span>電腦工程師<text:span text:style-name="T3">: </text:span>這個我就沒辦法幫你<text:span text:style-name="T3">,</text:span>你得自己小心<text:span text:style-name="T3">.<text:line-break/><text:line-break/></text:span>顧客<text:span text:style-name="T3">: </text:span>你們不是電腦工程師嗎<text:span text:style-name="T3">?<text:line-break/><text:line-break/></text:span>電腦工程師<text:span text:style-name="T3">: </text:span>對啊<text:span text:style-name="T3">,</text:span>但是電腦工程師管不著你會不會刪錯信<text:span text:style-name="T3">.<text:line-break/><text:line-break/></text:span>顧客<text:span text:style-name="T3">: </text:span>那你能不能讓電腦看起來更炫<text:span text:style-name="T3">!<text:line-break/><text:line-break/></text:span>電腦工程師<text:span text:style-name="T3">: </text:span>對不起<text:span text:style-name="T3">,</text:span>這我也幫不上忙<text:span text:style-name="T3">,</text:span>要不然你就再另外買一台電腦<text:span text:style-name="T3">.<text:line-break/><text:line-break/></text:span>顧客<text:span text:style-name="T3">: </text:span>還有這筆電很重耶<text:span text:style-name="T3">,</text:span>有沒有辦法讓它更輕一點<text:span text:style-name="T3">?<text:line-break/><text:line-break/></text:span>電腦工程師<text:span text:style-name="T3">: </text:span>這我也沒辦法<text:span text:style-name="T3">.<text:line-break/><text:line-break/></text:span>顧客<text:span text:style-name="T3">: </text:span>那你們電腦工程師到底是在幹什麼的<text:span text:style-name="T3">?<text:line-break/><text:line-break/></text:span>電腦工程師<text:span text:style-name="T3">: </text:span>我們是在修理電腦軟硬體的故障問題<text:span text:style-name="T3">.<text:line-break/><text:line-break/></text:span>顧客<text:span text:style-name="T3">: </text:span>太重我每天帶著它很累耶<text:span text:style-name="T3">.<text:line-break/><text:line-break/></text:span>電腦工程師<text:span text:style-name="T3">: (...</text:span>尷尬無言<text:span text:style-name="T3">,</text:span>繼續保持迷人笑容<text:span text:style-name="T3">)<text:line-break/><text:line-break/></text:span>顧客<text:span text:style-name="T3">:</text:span>我電腦打字很慢<text:span text:style-name="T3">,</text:span>有沒有比較好的輸入法<text:span text:style-name="T3">?<text:line-break/><text:line-break/></text:span>電腦工程師<text:span text:style-name="T3">: </text:span>這個你得自己去研究和練習<text:span text:style-name="T3">.<text:line-break/><text:line-break/></text:span>顧客<text:span text:style-name="T3">: </text:span>講半天你都不幫我修理嗎<text:span text:style-name="T3">? </text:span>只會叫我自己想辦法<text:span text:style-name="T3">,</text:span>我如果有辦法還來找你做什麼<text:span text:style-name="T3">?<text:line-break/><text:line-break/></text:span>電腦工程師<text:span text:style-name="T3">: (</text:span>苦笑<text:span text:style-name="T3">,</text:span>陪笑臉<text:span text:style-name="T3">...)</text:span>我不知道你要我修理什麼<text:span text:style-name="T3">?<text:line-break/><text:line-break/></text:span>顧客<text:span text:style-name="T3">: </text:span>就是感覺怪怪的<text:span text:style-name="T3">.<text:line-break/><text:line-break/></text:span>電腦工程師<text:span text:style-name="T3">: (</text:span>苦笑<text:span text:style-name="T3">,</text:span>欲言又止<text:span text:style-name="T3">...)<text:line-break/><text:line-break/></text:span>顧客<text:span text:style-name="T3">: </text:span>有時那個字體看起來就是怪怪的<text:span text:style-name="T3">.<text:line-break/><text:line-break/></text:span>電腦工程師<text:span text:style-name="T3">: </text:span>好<text:span text:style-name="T3">,</text:span>我再幫你看看<text:span text:style-name="T3">...</text:span>字體很正常啊<text:span text:style-name="T3">,</text:span>哪裡怪怪的<text:span text:style-name="T3">?<text:line-break/><text:line-break/></text:span>顧客<text:span text:style-name="T3">: </text:span>不知道<text:span text:style-name="T3">,</text:span>我就是不喜歡這種字體<text:span text:style-name="T3">,</text:span>我喜歡彩色的<text:span text:style-name="T3">.</text:span>我姑姑<text:span text:style-name="T3">....(</text:span>又準備講一長串<text:span text:style-name="T3">)<text:line-break/><text:line-break/></text:span>電腦工程師趕緊努力打斷<text:span text:style-name="T3">: </text:span>好好好<text:span text:style-name="T3">,</text:span>我知道<text:span text:style-name="T3">,</text:span>電腦總是沒法一切盡如人意<text:span text:style-name="T3">,</text:span>我們要忍耐著使用<text:span text:style-name="T3">,</text:span>也許以後會越來越進步<text:span text:style-name="T3">.<text:line-break/><text:line-break/></text:span>顧客<text:span text:style-name="T3">: </text:span>你們都嘛只會這樣說<text:span text:style-name="T3">.<text:line-break/><text:line-break/></text:span>電腦工程師<text:span text:style-name="T3">:</text:span>好<text:span text:style-name="T3">,</text:span>那就這樣<text:span text:style-name="T3">,</text:span>我要招呼下一個客人了<text:span text:style-name="T3">.<text:line-break/><text:line-break/></text:span>顧客<text:span text:style-name="T3"><text:s/>(</text:span>看到帳單<text:span text:style-name="T3">),</text:span>大叫<text:span text:style-name="T3">:</text:span>啥咪<text:span text:style-name="T3">,</text:span>什麼修理都沒做<text:span text:style-name="T3">,</text:span>也要收五十塊<text:span text:style-name="T3">? <text:line-break/><text:line-break/></text:span>電腦工程師<text:span text:style-name="T3">: </text:span>我只給你收掛號費<text:span text:style-name="T3">.<text:line-break/><text:line-break/></text:span>顧客<text:span text:style-name="T3">: </text:span>那你要幫我修好電腦啊<text:span text:style-name="T3">.<text:line-break/><text:line-break/></text:span>電腦工程師<text:span text:style-name="T3"><text:s/>(</text:span>頭很痛<text:span text:style-name="T3">,</text:span>笑不出來了<text:span text:style-name="T3">):</text:span>你要不要直接告訴我希望我幫你解決什麼問題<text:span text:style-name="T3">?<text:line-break/><text:line-break/></text:span>顧客<text:span text:style-name="T3">: </text:span>我就跟你說怪怪的啊<text:span text:style-name="T3">,</text:span>而且都會讓我不專心<text:span text:style-name="T3">,</text:span>常刪錯信<text:span text:style-name="T3">.<text:line-break/><text:line-break/></text:span>電腦工程師<text:span text:style-name="T3">:(</text:span>痛苦<text:span text:style-name="T3">,</text:span>無言<text:span text:style-name="T3">)</text:span>好<text:span text:style-name="T3">,</text:span>那我現在馬上幫你處理<text:span text:style-name="T3">.<text:line-break/><text:line-break/>(</text:span>打開電腦<text:span text:style-name="T3">,</text:span>假裝很專業地在設定一些軟體<text:span text:style-name="T3">,</text:span>其實全是假動作<text:span text:style-name="T3">)<text:line-break/><text:line-break/></text:span>電腦工程師<text:span text:style-name="T3">: </text:span>嗯<text:span text:style-name="T3">,</text:span>好了<text:span text:style-name="T3">! </text:span>我已經幫你都修好了<text:span text:style-name="T3">,</text:span>你回去看看有沒有怪怪的<text:span text:style-name="T3">,</text:span>現在應該不會了<text:span text:style-name="T3">.<text:line-break/><text:line-break/></text:span>顧客<text:span text:style-name="T3">: </text:span>喔<text:span text:style-name="T3">! </text:span>對耶<text:span text:style-name="T3">,</text:span>真的耶<text:span text:style-name="T3">,</text:span>你是怎麼弄的<text:span text:style-name="T3">? </text:span>真是名醫耶<text:span text:style-name="T3">,</text:span>我是說名工程師耶<text:span text:style-name="T3">,</text:span>感覺好很多了<text:span text:style-name="T3">.<text:line-break/><text:line-break/></text:span>電腦工程師<text:span text:style-name="T3">: </text:span>好<text:span text:style-name="T3">,</text:span>那就這樣吧<text:span text:style-name="T3">. <text:line-break/><text:line-break/></text:span>若是初診<text:span text:style-name="T3">,</text:span>前後歷時一小時<text:span text:style-name="T3">,</text:span>大約可跟電腦維修保險局申請修理費三百元<text:span text:style-name="T3">. </text:span>一個月必須看<text:span text:style-name="T3">600</text:span>個才不會虧本<text:span text:style-name="T3">. X</text:span>田電腦公司目前業績只有<text:span text:style-name="T3">600</text:span>的一半<text:span text:style-name="T3">,</text:span>可是已經累得快進棺材<text:span text:style-name="T3">. <text:line-break/><text:line-break/></text:span>處理任何艱難問題對我而言都不是什麼問題<text:span text:style-name="T3">,</text:span>但是處理這樣一些充滿<text:span text:style-name="T3"><text:s/>"</text:span>規範性<text:span text:style-name="T3">" </text:span>或<text:span text:style-name="T3"><text:s/>"</text:span>詮釋性<text:span text:style-name="T3">" </text:span>的問題或甚至根本不是問題的<text:span text:style-name="T3"><text:s/>"</text:span>問題<text:span text:style-name="T3">" </text:span>卻很辛苦<text:span text:style-name="T3">. </text:span>有時我都會想起維根斯坦一句謎語般的怪話<text:span text:style-name="T3">,</text:span>他說<text:span text:style-name="T3">: </text:span>我們有著一點理性<text:span text:style-name="T3">,</text:span>卻被四周龐大的非理性所包圍<text:span text:style-name="T3">,</text:span>猶如生命被死亡所包圍<text:span text:style-name="T3">.<text:line-break/><text:line-break/></text:span>在大醫院處理大病反而容易許多<text:span text:style-name="T3">,</text:span>在診所<text:span text:style-name="T3">,</text:span>面對各種在我看來根本不是病或是就算病也無解的狀況<text:span text:style-name="T3">,</text:span>卻十分困難<text:span text:style-name="T3">. </text:span>好比說一道數學問題<text:span text:style-name="T3">,</text:span>即便再難也不至於多難<text:span text:style-name="T3">,</text:span>我們總能憑著某種強大的理性能力迅速找到問題的解答<text:span text:style-name="T3">. </text:span>但如果一道問題根本無解或矛盾或根本什麼問題也沒有<text:span text:style-name="T3">,</text:span>但你卻必須一直彷彿永不間斷地去面對它<text:span text:style-name="T3">,</text:span>那種無能為力的挫折感恐怕不是外人所能想像<text:span text:style-name="T3">.<text:line-break/><text:line-break/></text:span>如果有個天才數學家<text:span text:style-name="T3">,</text:span>他以為憑著他的數學天份和精通的數學知識與經驗<text:span text:style-name="T3">,</text:span>以為將能幫人解答各種數學問題<text:span text:style-name="T3">,</text:span>結果來訪者卻是問他一斤蔥如何可以賣更多錢以及有沒有什麼可以不會找錯錢的方法<text:span text:style-name="T3">,</text:span>這位數學家一定會很無言<text:span text:style-name="T3">.<text:line-break/><text:line-break/></text:span>維根斯坦說得對<text:span text:style-name="T3">,</text:span>有些事你明明知道卻可以假裝不知道<text:span text:style-name="T3">,</text:span>但有些東西卻很難假裝<text:span text:style-name="T3">. </text:span>好比說你聽到一個笨蛋難聽到爆的鋼琴演奏<text:span text:style-name="T3">,</text:span>你很難假裝說<text:span text:style-name="T3">: </text:span>哇<text:span text:style-name="T3">!</text:span>天籟之音<text:span text:style-name="T3">,</text:span>演奏得太棒了<text:span text:style-name="T3">! </text:span>同樣地<text:span text:style-name="T3">,</text:span>你看到一些蠢到爆的學者寫些蠢東西<text:span text:style-name="T3">,</text:span>你也很難假裝肅然起敬說<text:span text:style-name="T3">: </text:span>哇<text:span text:style-name="T3">! </text:span>好有思想<text:span text:style-name="T3">,</text:span>真是天才耶<text:span text:style-name="T3">! <text:line-break/><text:line-break/></text:span>總之<text:span text:style-name="T3">,</text:span>一個人可以假裝不知道某些事<text:span text:style-name="T3">,</text:span>但他很難假裝不知道自己的天性或屬性<text:span text:style-name="T3">. </text:span>就好比說一條魚被人丟到水面<text:span text:style-name="T3">,</text:span>他努力求生之餘<text:span text:style-name="T3">,</text:span>很難假裝說<text:span text:style-name="T3">: </text:span>哇<text:span text:style-name="T3">! </text:span>好讚喔<text:span text:style-name="T3">,</text:span>岸上的空氣好新鮮我好喜歡喔<text:span text:style-name="T3">. </text:span>他終究得回到水裏去<text:span text:style-name="T3">,</text:span>否則註定得痛苦地枯竭而死<text:span text:style-name="T3">.<text:line-break/><text:line-break/></text:span>我常希望<text:span text:style-name="T3">,</text:span>要是有一種工作是這樣該有多好<text:span text:style-name="T3">: <text:line-break/><text:line-break/></text:span>誰也不用見<text:span text:style-name="T3">,</text:span>什麼話也不用說<text:span text:style-name="T3">,</text:span>每天全然自由地思索<text:span text:style-name="T3">,</text:span>光憑著思考和知識以及各種想像與推理來找出一種問題的解答或說法<text:span text:style-name="T3">,</text:span>甚至找出一種新的可能性<text:span text:style-name="T3">,</text:span>那該有多好<text:span text:style-name="T3">! </text:span>哪怕只是研究一個貨幣或一種基金的走勢和原理<text:span text:style-name="T3">,</text:span>都彷彿是我幾乎快掏空或被迫完全停頓的理性的一種精神糧食<text:span text:style-name="T3">.<text:line-break/><text:line-break/></text:span>出國前<text:span text:style-name="T3">,</text:span>從小到大在台灣受教育受得很痛苦<text:span text:style-name="T3">,</text:span>痛苦到經常很想死了算<text:span text:style-name="T3">,</text:span>因為毫無理性內涵可言<text:span text:style-name="T3">,</text:span>簡直是精神虐待<text:span text:style-name="T3">! </text:span>還好還有數學這一科<text:span text:style-name="T3">,</text:span>是數學救了我<text:span text:style-name="T3">,</text:span>就好比沙漠裏的一點甘霖<text:span text:style-name="T3">,</text:span>當我被教育得痛苦到快不行時<text:span text:style-name="T3">,</text:span>我就想數學玩數學<text:span text:style-name="T3">,</text:span>有時想到愉悅處都想唱起歌來<text:span text:style-name="T3">.<text:line-break/><text:line-break/></text:span>十年美夢結束<text:span text:style-name="T3">,</text:span>回國後<text:span text:style-name="T3">,</text:span>揹負生活的重擔<text:span text:style-name="T3">,</text:span>每天公私兩頭燒<text:span text:style-name="T3">,</text:span>忙碌得奄奄一息常感大限已近<text:span text:style-name="T3">,</text:span>但不管再怎麼累<text:span text:style-name="T3">,</text:span>我都還是會每天盡量隨時抽出時間來<text:span text:style-name="T3">,</text:span>讓靈魂回到數學或邏輯或者說純粹理性的懷抱<text:span text:style-name="T3">,</text:span>想想那些不帶偏見沒有情緒說一就一說二就二的必然事物裏頭<text:span text:style-name="T3">,</text:span>猶如魚必須回到水裏或找到水才能活那樣<text:span text:style-name="T3">.</text:span></text:p>
      <text:p text:style-name="P4"/>
      <text:p text:style-name="P1"><text:span text:style-name="T1">陳真</text:span><text:s/>  |  2012.05.18 21:16   |   <text:a xlink:type="simple" xlink:href="http://palinfo.habago.org/Entry?Command=Information_PrintForum&amp;iPage=506#FORUM31500"><text:span text:style-name="T2">#</text:span></text:a></text:p>
      <text:p text:style-name="P2">這位同學<text:span text:style-name="T3">,</text:span>你聽過<text:span text:style-name="T3">Google</text:span>嗎<text:span text:style-name="T3">? </text:span>如果聽過<text:span text:style-name="T3">,</text:span>應該知道怎麼利用關鍵字查詢資訊吧<text:span text:style-name="T3">?</text:span></text:p>
      <text:p text:style-name="P1"><text:span text:style-name="T1">李秉叡</text:span><text:s/>  |  2012.05.18 08:37   |   <text:a xlink:type="simple" xlink:href="http://palinfo.habago.org/Entry?Command=Information_PrintForum&amp;iPage=506#FORUM31499"><text:span text:style-name="T2">#</text:span></text:a></text:p>
      <text:p text:style-name="P3">提到這位龍小姐，不知道他當文化部部長能當多久，總覺得以它的個性大概做不到一年就會被請下台。<text:span text:style-name="T3"><text:line-break/></text:span>還有，這位龍小姐何時說過他要戴鋼盔呢？<text:span text:style-name="T3"><text:line-break/>=================================================<text:line-break/><text:line-break/></text:span>民意如果那麼重要<text:span text:style-name="T3">,</text:span>選完馬上就跟龍應台學戴鋼盔馬上當起什麼改革者的馬皇<text:span text:style-name="T3">,</text:span>根據民意<text:span text:style-name="T3">,</text:span>應該立刻滾蛋回家吃自己才對<text:span text:style-name="T3">.</text:span></text:p>
      <text:p text:style-name="P1"><text:span text:style-name="T1">陳真</text:span><text:s/>  |  2012.05.17 16:22   |   <text:a xlink:type="simple" xlink:href="http://palinfo.habago.org/Entry?Command=Information_PrintForum&amp;iPage=506#FORUM31498"><text:span text:style-name="T2">#</text:span></text:a></text:p>
      <text:p text:style-name="P2">病人甲<text:span text:style-name="T3">: </text:span>醫生<text:span text:style-name="T3">,</text:span>不能睡啦<text:span text:style-name="T3">.<text:line-break/></text:span>醫<text:span text:style-name="T3">: </text:span>以前不是都可以睡<text:span text:style-name="T3">,</text:span>而且你昨天不是才剛來拿了一個月的藥<text:span text:style-name="T3">?<text:line-break/></text:span>病人<text:span text:style-name="T3">: </text:span>可以睡但我半夜想要起來想一些事情啦<text:span text:style-name="T3">.<text:line-break/></text:span>醫<text:span text:style-name="T3">: </text:span>聽不懂<text:span text:style-name="T3">. </text:span>你是希望我怎麼做<text:span text:style-name="T3">?<text:line-break/></text:span>病人<text:span text:style-name="T3">: </text:span>就是不能睡<text:span text:style-name="T3">.<text:line-break/></text:span>醫<text:span text:style-name="T3">: </text:span>大約可以睡幾個小時<text:span text:style-name="T3">?<text:line-break/></text:span>病人<text:span text:style-name="T3">: </text:span>睡到都爬不起來<text:span text:style-name="T3">.<text:line-break/></text:span>醫<text:span text:style-name="T3">: </text:span>所以你是希望我把藥減輕<text:span text:style-name="T3">?<text:line-break/></text:span>病人<text:span text:style-name="T3">: </text:span>不要減輕啦<text:span text:style-name="T3">,</text:span>你害我不能睡怎麼辦<text:span text:style-name="T3">?<text:line-break/></text:span>醫<text:span text:style-name="T3">: </text:span>所以你是希望我做什麼<text:span text:style-name="T3">?<text:line-break/></text:span>病人<text:span text:style-name="T3">: </text:span>我要半夜起來想事情<text:span text:style-name="T3">.<text:line-break/></text:span>醫<text:span text:style-name="T3">: </text:span>所以你是希望我把藥減輕<text:span text:style-name="T3">?<text:line-break/></text:span>病人<text:span text:style-name="T3">: </text:span>不能減輕啦<text:span text:style-name="T3">,</text:span>我要可以睡得更好但是你要讓我半夜可以起來想事情<text:span text:style-name="T3">.<text:line-break/></text:span>醫<text:span text:style-name="T3">: </text:span>這個我就沒辦法了<text:span text:style-name="T3">.<text:line-break/></text:span>病人<text:span text:style-name="T3">: </text:span>我每一種都給它吃兩顆<text:span text:style-name="T3">,</text:span>結果還是睡不好<text:span text:style-name="T3">.<text:line-break/></text:span>醫<text:span text:style-name="T3">: (...</text:span>無言<text:span text:style-name="T3">)<text:line-break/></text:span>病人<text:span text:style-name="T3">: </text:span>睡不好很痛苦ㄋㄟ<text:span text:style-name="T3">~<text:line-break/></text:span>醫<text:span text:style-name="T3">: </text:span>你是睡得好或睡不好<text:span text:style-name="T3">?<text:line-break/></text:span>病<text:span text:style-name="T3">: </text:span>睡不好<text:span text:style-name="T3">,</text:span>因為我半夜都起不來<text:span text:style-name="T3">.<text:line-break/></text:span>醫<text:span text:style-name="T3">: </text:span>你想要睡得好<text:span text:style-name="T3">,</text:span>但又希望半夜可以自動醒來想事情<text:span text:style-name="T3">? </text:span>這不是矛盾嗎<text:span text:style-name="T3">?<text:line-break/></text:span>病<text:span text:style-name="T3">: </text:span>不會矛盾啦<text:span text:style-name="T3">,</text:span>你都不會半夜想事情或起來上廁所嗎<text:span text:style-name="T3">?<text:line-break/></text:span>醫<text:span text:style-name="T3">: </text:span>不好意思<text:span text:style-name="T3">,</text:span>我希望你就照這樣吃藥就好<text:span text:style-name="T3">,</text:span>不要兩天就要換一次藥<text:span text:style-name="T3">,</text:span>而且也不要每次都要拿一個月卻又隔兩天就要回來換藥<text:span text:style-name="T3">,</text:span>你每回來一次我就只好自行損失一筆錢<text:span text:style-name="T3">,</text:span>這個藥很貴的<text:span text:style-name="T3">.<text:line-break/></text:span>病<text:span text:style-name="T3">: </text:span>我也不想這樣啊<text:span text:style-name="T3">,</text:span>但我回去之後才想到如果我半夜起不來萬一發生火災怎麼辦<text:span text:style-name="T3">.<text:line-break/></text:span>醫<text:span text:style-name="T3">: </text:span>那你就不要吃藥啊<text:span text:style-name="T3">. </text:span>你不能又要睡得沉又要隨時可以自動醒來想事情<text:span text:style-name="T3">.<text:line-break/></text:span>病<text:span text:style-name="T3">: </text:span>那你開顧神經的藥給我<text:span text:style-name="T3">.<text:line-break/></text:span>醫<text:span text:style-name="T3">: </text:span>我沒有那種藥<text:span text:style-name="T3">,</text:span>我不知道神經要怎麼顧<text:span text:style-name="T3">.<text:line-break/></text:span>病<text:span text:style-name="T3">: </text:span>那為什麼心臟科的醫師叫我來找你<text:span text:style-name="T3">.<text:line-break/></text:span>醫<text:span text:style-name="T3">: </text:span>我開給你的這些藥就是了<text:span text:style-name="T3">.<text:line-break/></text:span>病<text:span text:style-name="T3">: </text:span>那你還說你不知道怎麼顧神經<text:span text:style-name="T3">.<text:line-break/></text:span>醫<text:span text:style-name="T3">: (...</text:span>無言<text:span text:style-name="T3">)<text:line-break/><text:line-break/></text:span>好<text:span text:style-name="T3">...</text:span>換下一個<text:span text:style-name="T3">:<text:line-break/><text:line-break/></text:span>病人乙<text:span text:style-name="T3">: </text:span>我要拿藥<text:span text:style-name="T3">.<text:line-break/></text:span>醫<text:span text:style-name="T3">: </text:span>你不是上周才剛來<text:span text:style-name="T3">,</text:span>而且拿了一個月<text:span text:style-name="T3">,</text:span>你現在要拿藥我得虧很多錢<text:span text:style-name="T3">,</text:span>因為上回那一個月的藥我就不能申報了<text:span text:style-name="T3">.<text:line-break/></text:span>病人乙<text:span text:style-name="T3">: </text:span>可是我要離開台南幾周<text:span text:style-name="T3">,</text:span>等我回來就沒藥了<text:span text:style-name="T3">.<text:line-break/></text:span>醫<text:span text:style-name="T3">: </text:span>好吧<text:span text:style-name="T3">.<text:line-break/></text:span>病人乙<text:span text:style-name="T3">:</text:span>那我自費好了<text:span text:style-name="T3">.<text:line-break/></text:span>醫<text:span text:style-name="T3">:</text:span>不用<text:span text:style-name="T3">,</text:span>沒關係<text:span text:style-name="T3">.<text:line-break/></text:span>病人乙<text:span text:style-name="T3">: </text:span>可是會害你賠錢<text:span text:style-name="T3">.<text:line-break/></text:span>醫<text:span text:style-name="T3">: </text:span>沒關係<text:span text:style-name="T3">,</text:span>習慣就好<text:span text:style-name="T3">.<text:line-break/></text:span>病人乙<text:span text:style-name="T3">: </text:span>醫生<text:span text:style-name="T3">,</text:span>那我要問你<text:span text:style-name="T3">,</text:span>腦部要如何對經驗進行刻畫<text:span text:style-name="T3">?<text:line-break/></text:span>醫<text:span text:style-name="T3">: </text:span>我聽不懂<text:span text:style-name="T3">.<text:line-break/></text:span>病人乙<text:span text:style-name="T3">: </text:span>就是比方說我要怎麼根據佛洛伊德來一個<text:span text:style-name="T3">defense?<text:line-break/></text:span>醫<text:span text:style-name="T3">: </text:span>我不懂佛洛伊德<text:span text:style-name="T3">,</text:span>也不相信那些<text:span text:style-name="T3">,</text:span>問我沒用<text:span text:style-name="T3">.<text:line-break/></text:span>病人乙<text:span text:style-name="T3">:</text:span>你們不是精神科醫師<text:span text:style-name="T3">?<text:line-break/></text:span>醫<text:span text:style-name="T3">: </text:span>對<text:span text:style-name="T3">,</text:span>但我不是心理師<text:span text:style-name="T3">,</text:span>我只會開藥<text:span text:style-name="T3">.<text:line-break/></text:span>病人乙<text:span text:style-name="T3">: </text:span>那麼當一個<text:span text:style-name="T3">idea</text:span>上來我要怎麼確保它不會對我的腦部進行一種比方說<text:span text:style-name="T3">attack. </text:span>我們要如何確保思想不會外露<text:span text:style-name="T3">. </text:span>例如<text:span text:style-name="T3">....(</text:span>講了十分鐘有聽沒有懂中英夾雜的怪話<text:span text:style-name="T3">)<text:line-break/></text:span>醫<text:span text:style-name="T3">: </text:span>對不起<text:span text:style-name="T3">,</text:span>我真的聽不懂你在說什麼<text:span text:style-name="T3">.<text:line-break/></text:span>病<text:span text:style-name="T3">: </text:span>那麼我要怎麼進行<text:span text:style-name="T3">defAnse?<text:line-break/></text:span>醫<text:span text:style-name="T3">: </text:span>什麼是低范士<text:span text:style-name="T3">?<text:line-break/></text:span>病<text:span text:style-name="T3">: </text:span>在我肩膀上有一股負能量<text:span text:style-name="T3">,</text:span>我要怎麼去面對它<text:span text:style-name="T3">,</text:span>或者我應該怎麼讓這股負能量和身體結合產生動能<text:span text:style-name="T3">?<text:line-break/></text:span>醫<text:span text:style-name="T3">: </text:span>你每次來都一直講這些很奇怪的話<text:span text:style-name="T3">,</text:span>我沒有答案<text:span text:style-name="T3">,</text:span>我的答案就是這是你的一種症狀<text:span text:style-name="T3">,</text:span>最好的面對方法就是盡量不要一直去想它<text:span text:style-name="T3">.<text:line-break/></text:span>病<text:span text:style-name="T3">:OK, well....</text:span>那關於宇宙動能和人體生物能量又該怎麼說<text:span text:style-name="T3">,.....(</text:span>又講了十分鐘怪話<text:span text:style-name="T3">)<text:line-break/></text:span>醫<text:span text:style-name="T3">: </text:span>我說過最好的方法不是一直去找它的什麼答案<text:span text:style-name="T3">,</text:span>而是盡量不要去想這些其實只有你自己才聽得懂的事情<text:span text:style-name="T3">.<text:line-break/></text:span>病<text:span text:style-name="T3">: ok, ok, listen, listen, </text:span>你聽我說<text:span text:style-name="T3">,</text:span>當我意識到一種深層能量上來時<text:span text:style-name="T3">,</text:span>我的手還有眼睛就會像這樣<text:span text:style-name="T3">...</text:span>你看我的眼神<text:span text:style-name="T3">,</text:span>有沒有看出什麼<text:span text:style-name="T3">?<text:line-break/></text:span>醫<text:span text:style-name="T3">: (...</text:span>無奈<text:span text:style-name="T3">)</text:span>你的眼神很<text:span text:style-name="T3">ok.<text:line-break/></text:span>病<text:span text:style-name="T3">:</text:span>好<text:span text:style-name="T3">,</text:span>那我的手為什麼這時候就會這樣動<text:span text:style-name="T3">,</text:span>你看<text:span text:style-name="T3">,</text:span>有沒有看到<text:span text:style-name="T3">? </text:span>很細微地動<text:span text:style-name="T3">. </text:span>醫生<text:span text:style-name="T3">,</text:span>你有沒有仔細看我的手<text:span text:style-name="T3">? </text:span>裏面有負面動能<text:span text:style-name="T3">.<text:line-break/></text:span>醫<text:span text:style-name="T3">: </text:span>你就照樣吃藥就行<text:span text:style-name="T3">,</text:span>你不是說已經改善五成了嗎<text:span text:style-name="T3">? </text:span>就照這樣吃藥<text:span text:style-name="T3">,</text:span>這些問題就會消除<text:span text:style-name="T3">.<text:line-break/></text:span>病<text:span text:style-name="T3">: </text:span>醫生<text:span text:style-name="T3">,</text:span>我要拍你的肩膀<text:span text:style-name="T3">,</text:span>看看你的負面動能<text:span text:style-name="T3">,</text:span>你不要動<text:span text:style-name="T3">...<text:line-break/></text:span>醫<text:span text:style-name="T3">: (...</text:span>無奈<text:span text:style-name="T3">,</text:span>打呵欠<text:span text:style-name="T3">,</text:span>已經忙一兩個月沒什麼睡了<text:span text:style-name="T3">)<text:line-break/></text:span>病<text:span text:style-name="T3">: </text:span>你的負面動能已經轉化成一種宇宙能量<text:span text:style-name="T3">.<text:line-break/></text:span>醫<text:span text:style-name="T3">: </text:span>嗯<text:span text:style-name="T3">,</text:span>好<text:span text:style-name="T3">,</text:span>快去拿藥<text:span text:style-name="T3">.<text:line-break/></text:span>病<text:span text:style-name="T3">: </text:span>請問醫生如何掌握宇宙動能<text:span text:style-name="T3">?<text:line-break/></text:span>醫<text:span text:style-name="T3">: </text:span>我不知道<text:span text:style-name="T3">,</text:span>你快去拿藥<text:span text:style-name="T3"><text:line-break/></text:span>病<text:span text:style-name="T3">: </text:span>醫生<text:span text:style-name="T3">,</text:span>你的宇宙動能非常強<text:span text:style-name="T3">!!<text:line-break/></text:span>醫<text:span text:style-name="T3">: </text:span>我想也是<text:span text:style-name="T3">,</text:span>因為我很喜歡宇宙<text:span text:style-name="T3">,</text:span>除了地球之外<text:span text:style-name="T3">.<text:line-break/></text:span>病<text:span text:style-name="T3">: </text:span>嗯<text:span text:style-name="T3">,</text:span>那我懂了<text:span text:style-name="T3">,</text:span>謝謝醫生<text:span text:style-name="T3">!<text:line-break/></text:span>醫<text:span text:style-name="T3">: (...</text:span>無言<text:span text:style-name="T3">)</text:span></text:p>
      <text:p text:style-name="P1"><text:span text:style-name="T1">陳真</text:span><text:s/>  |  2012.05.17 02:17   |   <text:a xlink:type="simple" xlink:href="http://palinfo.habago.org/Entry?Command=Information_PrintForum&amp;iPage=506#FORUM31497"><text:span text:style-name="T2">#</text:span></text:a></text:p>
      <text:p text:style-name="P3"><text:span text:style-name="T3">(</text:span>再續<text:span text:style-name="T3">)<text:line-break/><text:line-break/></text:span>總統特赦既然有個特字<text:span text:style-name="T3">,</text:span>意味著它是屬於總統的一個特殊職權<text:span text:style-name="T3">,</text:span>制度上之所以會有這樣一種設計<text:span text:style-name="T3">,</text:span>當然就是要賦予特定一人之權利以救濟整體制度之窮<text:span text:style-name="T3">,</text:span>它不需要看什麼民意走向<text:span text:style-name="T3">,</text:span>否則哪需要特赦職權之設計<text:span text:style-name="T3">,</text:span>弄個比方說公投或民調不就好了<text:span text:style-name="T3">.<text:line-break/><text:line-break/></text:span>不須<text:span text:style-name="T3"><text:s/>"</text:span>根據<text:span text:style-name="T3">" </text:span>民意當然不是說總統可為所欲為<text:span text:style-name="T3">. "</text:span>理論上<text:span text:style-name="T3">" </text:span>他可以為所欲為<text:span text:style-name="T3">,</text:span>愛特赦誰就特赦誰<text:span text:style-name="T3">,</text:span>但實際上仍得有個合情合理的說法<text:span text:style-name="T3">,</text:span>而不是恁爸人爽就好<text:span text:style-name="T3">.<text:line-break/><text:line-break/></text:span>有句話說<text:span text:style-name="T3">,</text:span>愛國是惡棍最後的擋箭牌<text:span text:style-name="T3">;</text:span>當一個混蛋沒什麼藉口可說時<text:span text:style-name="T3">,</text:span>就以愛國的姿態出現<text:span text:style-name="T3">. </text:span>君不見那個綠色的垃圾黨不就是這樣<text:span text:style-name="T3">,</text:span>整天愛國愛國<text:span text:style-name="T3">,</text:span>愛一種台灣國<text:span text:style-name="T3">,</text:span>自己愛還不行<text:span text:style-name="T3">,</text:span>硬要強迫別人跟他一樣蠢血沸騰<text:span text:style-name="T3">.<text:line-break/><text:line-break/></text:span>愛國之外當然還有很多擋箭牌<text:span text:style-name="T3">,</text:span>例如民意<text:span text:style-name="T3">. </text:span>什麼是民意<text:span text:style-name="T3">? </text:span>合乎恁爸之意者便是民意<text:span text:style-name="T3">. </text:span>有違恁爸之意者就是世風日下人心不古<text:span text:style-name="T3">. </text:span>民意如果那麼重要<text:span text:style-name="T3">,</text:span>選完馬上就跟龍應台學戴鋼盔馬上當起什麼改革者的馬皇<text:span text:style-name="T3">,</text:span>根據民意<text:span text:style-name="T3">,</text:span>應該立刻滾蛋回家吃自己才對<text:span text:style-name="T3">.<text:line-break/><text:line-break/></text:span>馬皇犯了道德大忌<text:span text:style-name="T3">,</text:span>所以我也認為他應該速速回家吃自己<text:span text:style-name="T3">,</text:span>但我才不管什麼民意<text:span text:style-name="T3">,</text:span>即便他此時民意高漲<text:span text:style-name="T3">,</text:span>仍然還是應該回家吃自己<text:span text:style-name="T3">,</text:span>因為一個人不該選前百般討好<text:span text:style-name="T3">,</text:span>得到手之後就幹它媽的什麼戴鋼盔要搞改革<text:span text:style-name="T3">. </text:span>我一點也不反對任何所謂改革<text:span text:style-name="T3">,</text:span>我對技術問題政策問題不感興趣<text:span text:style-name="T3">,</text:span>至少這類問題對我而言<text:span text:style-name="T3">,</text:span>不足以構成讓一個人回家吃自己的理由<text:span text:style-name="T3">. <text:line-break/><text:line-break/></text:span>重點是<text:span text:style-name="T3">,</text:span>如果那些所謂改革例如油電雙漲及什麼證交稅證所稅如此重要<text:span text:style-name="T3">,</text:span>重要到必須雖千萬人吾往矣<text:span text:style-name="T3">,</text:span>那你就該選舉之前講清楚<text:span text:style-name="T3">,</text:span>而不是騙上床之後馬上變成戴鋼盔的神鬼戰士<text:span text:style-name="T3">,</text:span>這樣一種前後不一致<text:span text:style-name="T3">,</text:span>便是道德大忌<text:span text:style-name="T3">,</text:span>簡單說就是吃定我們<text:span text:style-name="T3">,</text:span>把人民當白癡<text:span text:style-name="T3">,</text:span>認定選舉完了我們拿他沒轍<text:span text:style-name="T3">.<text:line-break/><text:line-break/></text:span>馬先生是我看過台灣最優秀最乾淨的政治人物<text:span text:style-name="T3">,</text:span>但任何人都一樣<text:span text:style-name="T3">,</text:span>私人層面我們管不著<text:span text:style-name="T3">,</text:span>但公眾層面就是不能前後嘴臉不一<text:span text:style-name="T3">. </text:span>幹它媽的什麼戴鋼盔<text:span text:style-name="T3">,</text:span>講起來好像他很勇敢很大無畏似的<text:span text:style-name="T3">,</text:span>可是<text:span text:style-name="T3">,</text:span>人都已經選上了哪還需要戴什麼鋼盔<text:span text:style-name="T3">? </text:span>若真要改革重大政策<text:span text:style-name="T3">,</text:span>便應選舉之前說清楚<text:span text:style-name="T3">.<text:line-break/><text:line-break/></text:span>也許有人會說每個黨都一樣<text:span text:style-name="T3">,</text:span>每個政治人物騙上床之前都是甜言蜜語<text:span text:style-name="T3">,</text:span>騙到手又是另一種嘴臉<text:span text:style-name="T3">,</text:span>馬先生並沒有比較惡劣<text:span text:style-name="T3">. </text:span>這點我同意<text:span text:style-name="T3">. </text:span>但我們能做的或許不是因為<text:span text:style-name="T3"><text:s/>"</text:span>大家都這樣<text:span text:style-name="T3">" </text:span>而任由政客前後不一<text:span text:style-name="T3">,</text:span>反倒是應該不管你多優秀<text:span text:style-name="T3">,</text:span>只要犯了道德大忌就應滾蛋<text:span text:style-name="T3">. </text:span>或者換個方式說也一樣<text:span text:style-name="T3">,</text:span>既然你這麼優秀<text:span text:style-name="T3">,</text:span>那我們更應該用更嚴格的標準來要求你才對<text:span text:style-name="T3">. <text:line-break/><text:line-break/></text:span>再說<text:span text:style-name="T3">,</text:span>這樣的道德標準其實就好像要求同學考試不要作弊一樣<text:span text:style-name="T3">,</text:span>並不是什麼高標而是最低標準<text:span text:style-name="T3">. </text:span>你考好考壞都沒關係<text:span text:style-name="T3">,</text:span>技術問題智能問題我們不計較<text:span text:style-name="T3">,</text:span>但技差無妨<text:span text:style-name="T3">,</text:span>千萬不要做弊<text:span text:style-name="T3">. <text:line-break/><text:line-break/></text:span>同樣地<text:span text:style-name="T3">,</text:span>你要怎麼改革我也都沒意見<text:span text:style-name="T3">,</text:span>但不要選前給糖果<text:span text:style-name="T3">,</text:span>選後給榔頭<text:span text:style-name="T3">,</text:span>卻還耍嘴皮說自己戴鋼盔<text:span text:style-name="T3">,</text:span>幹它媽我看是一般小老百姓得皮繃緊一點過活才是吧<text:span text:style-name="T3">. <text:line-break/><text:line-break/></text:span>我不認為證所稅證交稅或突然油電暴漲是改革<text:span text:style-name="T3">,</text:span>反倒認為那樣一種粗暴作法只是自己在給自己製造金融海嘯<text:span text:style-name="T3">,</text:span>唯有與社會脫節甚遠的一些蛋頭學者或混蛋政客才會如此關起門來自以為是地做所謂改革<text:span text:style-name="T3">. <text:line-break/><text:line-break/></text:span>最近兩年我開始會特別注意官員或民代或各種社會改革家或甚至號稱人格者們的財產狀況或理財方式<text:span text:style-name="T3">,</text:span>從中我學到很多理財之道<text:span text:style-name="T3">,</text:span>更學到一種教訓就是<text:span text:style-name="T3">: </text:span>千萬不要相信任何公開教你要儉樸要一心改革要一心奉獻給社會的那些人<text:span text:style-name="T3">,</text:span>他們可是個個都是理財高手<text:span text:style-name="T3">,</text:span>而我竟然被騙了將近半個世紀五十個年頭<text:span text:style-name="T3">,</text:span>也因此到現在即便日夜工作累得快暴斃<text:span text:style-name="T3">,</text:span>銀行帳戶仍然經常歸零<text:span text:style-name="T3">,</text:span>特別是到了月底我就很緊張<text:span text:style-name="T3">,</text:span>非典型的月光族<text:span text:style-name="T3">. <text:line-break/><text:line-break/></text:span>當我二十年前開始當醫生<text:span text:style-name="T3">,</text:span>開始有飯吃的時候<text:span text:style-name="T3">,</text:span>林口長庚醫院做得要死要活一個月醫生的薪水是四萬多<text:span text:style-name="T3">,</text:span>每次一拿到薪水就先去郵局匯款<text:span text:style-name="T3">,</text:span>這個人權組織給兩萬<text:span text:style-name="T3">,</text:span>那個社運組織給八千<text:span text:style-name="T3">,</text:span>一趟分配下來<text:span text:style-name="T3">,</text:span>統統有獎<text:span text:style-name="T3">,</text:span>然後最後留一點點錢給兩人過活<text:span text:style-name="T3">,</text:span>過著一種遠遠遠遠遠低於一般人物質水平的生活<text:span text:style-name="T3">,</text:span>有時回想起來簡直跟貓狗無異<text:span text:style-name="T3">,</text:span>非常刻苦<text:span text:style-name="T3">. <text:line-break/><text:line-break/></text:span>我一直以為各位前輩們一定比我更刻苦更無私<text:span text:style-name="T3">,</text:span>慢慢地發現原來都不是這樣<text:span text:style-name="T3">,</text:span>沒有一個例外<text:span text:style-name="T3">,</text:span>至少我從未見過<text:span text:style-name="T3">. </text:span>不但沒有例外<text:span text:style-name="T3">,</text:span>不但生活奢靡吃香喝辣<text:span text:style-name="T3">(</text:span>馬先生例外<text:span text:style-name="T3">),</text:span>而且原來個個每天想的就跟我現在每天想的一樣<text:span text:style-name="T3">,</text:span>總是想著怎麼投資理財<text:span text:style-name="T3">,</text:span>差別只是在於我無財可理<text:span text:style-name="T3">,</text:span>空有一堆索羅斯式的財經哲學理論<text:span text:style-name="T3">,</text:span>而這些人原來都是理財之神<text:span text:style-name="T3">,</text:span>幹它媽的我還以為他們跟<text:span text:style-name="T3">(</text:span>過去的<text:span text:style-name="T3">)</text:span>我一樣無時無刻想著淑世助人之事或烈士報國之舉呢<text:span text:style-name="T3">. <text:line-break/><text:line-break/></text:span>一直到不久之前我才知道什麼是基金<text:span text:style-name="T3">,</text:span>前一陣子有位銀行員在我開戶時問我要不要買雞精<text:span text:style-name="T3">,</text:span>我還誠懇地推辭並回答說我上小學之後就不吃肉不吃雞鴨牛羊<text:span text:style-name="T3">,</text:span>看銀行小姐笑得花枝亂顫<text:span text:style-name="T3">,</text:span>我一時還不懂這有啥好笑<text:span text:style-name="T3">.<text:line-break/><text:line-break/></text:span>英文說得好<text:span text:style-name="T3">,better late than never,</text:span>晚一點覺醒總比沒覺醒好<text:span text:style-name="T3">. </text:span>前些日子我去鹿耳門天后宮拜媽祖<text:span text:style-name="T3">,</text:span>過去每次去都是問我父親健康<text:span text:style-name="T3">,</text:span>除此之外也不知道要問什麼或跟媽祖求什麼<text:span text:style-name="T3">,</text:span>但這回我倒是很虔誠地跟她求說<text:span text:style-name="T3">,</text:span>媽祖啊<text:span text:style-name="T3">,</text:span>請保佑我速速覺醒<text:span text:style-name="T3">,</text:span>不要再當傻瓜<text:span text:style-name="T3">,</text:span>不要再想什麼助人的事了<text:span text:style-name="T3">,</text:span>否則我只會虛擲光陰<text:span text:style-name="T3">,</text:span>一生無成<text:span text:style-name="T3">,</text:span>勞碌至死<text:span text:style-name="T3">,</text:span>甚至日後拖累未亡人<text:span text:style-name="T3">.<text:line-break/><text:line-break/></text:span>我求媽祖說<text:span text:style-name="T3">,</text:span>務必讓我心狠一點<text:span text:style-name="T3">,</text:span>手段辣一點<text:span text:style-name="T3">,</text:span>賺錢猛一點<text:span text:style-name="T3"><text:s/>(</text:span>至少別倒貼<text:span text:style-name="T3">),</text:span>別客氣<text:span text:style-name="T3">,</text:span>別心軟<text:span text:style-name="T3">,</text:span>別婦人之仁<text:span text:style-name="T3">. </text:span>再說<text:span text:style-name="T3">,</text:span>要是我曾虧欠這個社會山高海深的養育之恩<text:span text:style-name="T3">,</text:span>半個世紀的身心折磨與痛苦<text:span text:style-name="T3">,</text:span>也應已足夠償還<text:span text:style-name="T3">,</text:span>現在該是我自私自利為己謀福利的時候<text:span text:style-name="T3">.<text:line-break/><text:line-break/></text:span>剛下班喘口氣<text:span text:style-name="T3">,</text:span>頭還是昏的<text:span text:style-name="T3">,</text:span>心臟累到快要自行罷工<text:span text:style-name="T3">,</text:span>我也不知道自己在寫什麼竟從特赦寫到理財之道來<text:span text:style-name="T3">,</text:span>顯然媽祖的保佑相當靈驗<text:span text:style-name="T3">,</text:span>我已脫胎換骨變成一個精明上道的現代菁英<text:span text:style-name="T3">! </text:span>不信的話歡迎各位考考我的理財知識<text:span text:style-name="T3">.<text:line-break/><text:line-break/></text:span>但話說回來<text:span text:style-name="T3">,</text:span>回歸正題<text:span text:style-name="T3">,</text:span>講起阿扁或如你我一般任何一個人<text:span text:style-name="T3">,</text:span>憐憫還是很重要<text:span text:style-name="T3">. </text:span>套句維根斯坦的話<text:span text:style-name="T3">: </text:span>因為我們每個人都需要它<text:span text:style-name="T3">.<text:line-break/><text:line-break/></text:span>莎士比亞的<text:span text:style-name="T3"><text:s/>"</text:span>威尼斯商人<text:span text:style-name="T3">" </text:span>中有這麼一句話<text:span text:style-name="T3">:Let mercy seasons justice. </text:span>讓憐憫來滋潤你的正義吧<text:span text:style-name="T3">.<text:line-break/><text:line-break/></text:span>二十年前<text:span text:style-name="T3">,</text:span>做為台灣最早期<text:span text:style-name="T3">(</text:span>真正的<text:span text:style-name="T3">)</text:span>國際特赦組織的一員<text:span text:style-name="T3">,</text:span>如果我沒記錯<text:span text:style-name="T3">,</text:span>我們第一個聲援的對象是一位南韓的政治犯叫房羊均<text:span text:style-name="T3">,</text:span>記得他好像是被控告同情北韓之類莫須有的統派罪名<text:span text:style-name="T3">. <text:line-break/><text:line-break/></text:span>持續寫信去牢獄中給他<text:span text:style-name="T3">,</text:span>聲援了好一陣子<text:span text:style-name="T3">,</text:span>有一天<text:span text:style-name="T3">,</text:span>接到一封他太太用韓文寫來的信<text:span text:style-name="T3">,</text:span>那信的影本我還留著<text:span text:style-name="T3">,</text:span>信寫得很長<text:span text:style-name="T3">,</text:span>看不懂韓文<text:span text:style-name="T3">,</text:span>但透過翻譯我一直記得其中一段話<text:span text:style-name="T3">,</text:span>房羊均的太太寫說韓國在她寫信的此時此刻開起一些什麼花了<text:span text:style-name="T3">,</text:span>很美<text:span text:style-name="T3">,</text:span>希望有一天你們可以來韓國見到這樣美麗的一個景像<text:span text:style-name="T3">.<text:line-break/><text:line-break/></text:span>那信有著一種淡淡的哀愁<text:span text:style-name="T3">,</text:span>卻寫得平和美麗<text:span text:style-name="T3">,</text:span>我都不知道究竟是我們聲援了房羊均一家人<text:span text:style-name="T3">,</text:span>還是他們用己身的痛苦和勇氣鼓勵了我們<text:span text:style-name="T3">. </text:span>也許憐憫是這樣一種東西<text:span text:style-name="T3">,</text:span>當你憐憫他人的同時<text:span text:style-name="T3">,</text:span>實際上你也善待了自己<text:span text:style-name="T3">,</text:span>因為你跟我或你跟他或甚至你我跟一條狗一隻蜘蛛之間都是一樣的<text:span text:style-name="T3">,</text:span>都需要憐憫<text:span text:style-name="T3">,</text:span>維根斯坦說得對<text:span text:style-name="T3">,</text:span>我們都需要它<text:span text:style-name="T3">.<text:line-break/><text:line-break/></text:span>每次在電視上看到那些做奸犯科的人頭低低的或倉皇躲避<text:span text:style-name="T3">,</text:span>我總是會忍不住強烈希望這一切惡事都不曾發生<text:span text:style-name="T3">,</text:span>希望這些為惡者的痛苦能少一些<text:span text:style-name="T3">. </text:span>我這種心態完全沒有理由<text:span text:style-name="T3">,</text:span>但我知道如果有一天我也跟他們一樣犯下人神共憤的案子而成為眾矢之的時<text:span text:style-name="T3">,</text:span>即便自知罪孽深重<text:span text:style-name="T3">,</text:span>我應該也會希望世上還能有個人心裏對我有著一些憐憫<text:span text:style-name="T3">.<text:line-break/><text:line-break/></text:span>每次看到電視上報導誰被殺死或撞死或病死或甚至只是受個傷等等<text:span text:style-name="T3">,</text:span>都會出現一些家屬在一旁為他痛哭<text:span text:style-name="T3">,</text:span>這樣的畫面總是讓我很羨慕<text:span text:style-name="T3">,</text:span>覺得很稀奇而甚至有點難以想像<text:span text:style-name="T3"><text:s/></text:span>若我是死者<text:span text:style-name="T3">,</text:span>雖然家屬眾多<text:span text:style-name="T3">,</text:span>勢力龐大<text:span text:style-name="T3">,</text:span>但恐怕不會有學姊以外的家屬出面認領<text:span text:style-name="T3">,</text:span>更不用說痛哭了<text:span text:style-name="T3">. </text:span>還好還有學姊<text:span text:style-name="T3">,</text:span>否則我八成會因無人認領而成為無名屍<text:span text:style-name="T3">. <text:line-break/><text:line-break/></text:span>台南火車站以前牆上或柱子上總會貼著一堆這類無名屍的照片與屍體特徵描述之官方公告<text:span text:style-name="T3">,</text:span>我從小特別愛看這些照片公告<text:span text:style-name="T3">,</text:span>每次看得出神<text:span text:style-name="T3">,</text:span>總覺得自己就是他們的一員<text:span text:style-name="T3">,</text:span>也不知道家應該是啥樣子<text:span text:style-name="T3">. <text:line-break/><text:line-break/></text:span>我想<text:span text:style-name="T3">,</text:span>即便是無人聞問的無名屍<text:span text:style-name="T3">,</text:span>在他生前或死後都還是一樣需要憐憫<text:span text:style-name="T3">,</text:span>哪怕這憐憫只是來自一條狗友善地搖尾<text:span text:style-name="T3">,</text:span>也會讓他感到一種不可思議的溫暖<text:span text:style-name="T3">. </text:span>這很重要<text:span text:style-name="T3">,</text:span>因為一切生命都是這樣活下來的<text:span text:style-name="T3">,</text:span>否則我們根本沒必要為註定蒼白的生命白白受苦<text:span text:style-name="T3">,</text:span>我們大可此時便毫無猶豫地死去<text:span text:style-name="T3">.</text:span></text:p>
      <text:p text:style-name="P1"><text:span text:style-name="T1">陳真</text:span><text:s/>  |  2012.05.16 21:50   |   <text:a xlink:type="simple" xlink:href="http://palinfo.habago.org/Entry?Command=Information_PrintForum&amp;iPage=506#FORUM31496"><text:span text:style-name="T2">#</text:span></text:a></text:p>
      <text:p text:style-name="P2"><text:span text:style-name="T3">(</text:span>續<text:span text:style-name="T3">)<text:line-break/><text:line-break/></text:span>星雲這種<text:span text:style-name="T3"><text:s/>"</text:span>呼籲<text:span text:style-name="T3">",</text:span>合情合理<text:span text:style-name="T3">,</text:span>至少不是什麼荒腔走板的反動言論<text:span text:style-name="T3">,</text:span>因此<text:span text:style-name="T3">,</text:span>在西方國家<text:span text:style-name="T3">,</text:span>即使持反對意見者也不會當一回事<text:span text:style-name="T3">,</text:span>媒體大概也不會把它當成一種<text:span text:style-name="T3"><text:s/>"</text:span>新聞<text:span text:style-name="T3">",</text:span>因為那只是一種意見<text:span text:style-name="T3">,</text:span>意見本身是沒有任何新聞意義的<text:span text:style-name="T3">. <text:line-break/><text:line-break/></text:span>台灣社會比較奇怪<text:span text:style-name="T3">,</text:span>對於屬於<text:span text:style-name="T3"><text:s/>"</text:span>意見<text:span text:style-name="T3">" </text:span>性質的言論卻很容易招忌惹怒<text:span text:style-name="T3">. </text:span>但是<text:span text:style-name="T3">,</text:span>意見既然是意見<text:span text:style-name="T3">,</text:span>意味著它只是各種選項之一<text:span text:style-name="T3">,</text:span>你可以選甲也可以選乙<text:span text:style-name="T3">,</text:span>就好比統獨一樣<text:span text:style-name="T3">,</text:span>你要統或獨<text:span text:style-name="T3">,</text:span>我都沒意見<text:span text:style-name="T3">,</text:span>我是說發表意見那是你的自由<text:span text:style-name="T3">. <text:line-break/><text:line-break/></text:span>但在台灣這種反動社會卻動轍就要把一種純屬意見的東西硬要說成一種原則或甚至一種崇高價值<text:span text:style-name="T3">,</text:span>於是<text:span text:style-name="T3">,</text:span>非我族類者便是敵<text:span text:style-name="T3">,</text:span>既然是敵就可殺可剮可抹黑都沒關係<text:span text:style-name="T3">.<text:line-break/><text:line-break/></text:span>不管是私下或公開<text:span text:style-name="T3">,</text:span>我幾乎很少發表意見<text:span text:style-name="T3">,</text:span>因為發表意見讓<text:span text:style-name="T3"><text:s/>"</text:span>我<text:span text:style-name="T3">" </text:span>感覺一種羞愧<text:span text:style-name="T3">,</text:span>因為意見只是各種選項中的一種個人選擇<text:span text:style-name="T3">,</text:span>實在沒什麼好講的<text:span text:style-name="T3">. </text:span>我只是六十五億人之一<text:span text:style-name="T3">,</text:span>我有些什麼意見實在沒有什麼訴說的價值<text:span text:style-name="T3">.<text:line-break/><text:line-break/></text:span>但是<text:span text:style-name="T3">,</text:span>如果別人很喜歡發表一種意見<text:span text:style-name="T3">,</text:span>那我也沒意見<text:span text:style-name="T3">,</text:span>那純粹是他的自由<text:span text:style-name="T3">. <text:line-break/><text:line-break/></text:span>不過<text:span text:style-name="T3">,</text:span>如果有人硬要把意見裝扮成成一種鋼鐵一般的價值陳述<text:span text:style-name="T3">,</text:span>然後叫大家都要跟他的意見一樣<text:span text:style-name="T3">,</text:span>那我就會有<text:span text:style-name="T3"><text:s/>"</text:span>意見<text:span text:style-name="T3">" </text:span>了<text:span text:style-name="T3">. </text:span>當然<text:span text:style-name="T3">,</text:span>這時候我的<text:span text:style-name="T3"><text:s/>"</text:span>意見<text:span text:style-name="T3">" </text:span>其實已經不是一種意見<text:span text:style-name="T3">,</text:span>而比較像是一種數學演算那樣具有某種必然性而非純屬意見之獨斷<text:span text:style-name="T3">(DOGMATIC)</text:span>與偶然<text:span text:style-name="T3">(CONTINGENT).</text:span></text:p>
      <text:p text:style-name="P1"><text:span text:style-name="T1">陳真</text:span><text:s/>  |  2012.05.16 20:41   |   <text:a xlink:type="simple" xlink:href="http://palinfo.habago.org/Entry?Command=Information_PrintForum&amp;iPage=506#FORUM31495"><text:span text:style-name="T2">#</text:span></text:a></text:p>
      <text:p text:style-name="P3">如果民意那麼重要<text:span text:style-name="T3">,</text:span>那我們現在還在戒嚴中<text:span text:style-name="T3">,</text:span>因為永遠都有百分之九十幾的民意支持戒嚴<text:span text:style-name="T3">,</text:span>甚至認為戒嚴是<text:span text:style-name="T3"><text:s/>"</text:span>德政<text:span text:style-name="T3">". <text:line-break/><text:line-break/></text:span>如果民意那麼重要<text:span text:style-name="T3">,</text:span>那我們現在還不能有反對黨<text:span text:style-name="T3">,</text:span>因為絕大多數民意是反對黨外組黨的<text:span text:style-name="T3">.<text:line-break/><text:line-break/></text:span>如果民意那麼重要<text:span text:style-name="T3">,</text:span>那我們現在甚至連<text:span text:style-name="T3"><text:s/>"</text:span>人權<text:span text:style-name="T3">" </text:span>二字都不能提<text:span text:style-name="T3">,</text:span>因為絕大多數人認為那是一種<text:span text:style-name="T3"><text:s/>"</text:span>反政府<text:span text:style-name="T3">" "</text:span>反社會<text:span text:style-name="T3">" </text:span>的邪惡思想<text:span text:style-name="T3">.<text:line-break/><text:line-break/></text:span>如果民意那麼重要<text:span text:style-name="T3">,</text:span>那我們也不該允許任何人喊台獨<text:span text:style-name="T3">,</text:span>因為絕大多數民意認為台獨是一種企圖破壞社會並且數典忘祖的妖魔鬼怪<text:span text:style-name="T3">.<text:line-break/><text:line-break/></text:span>如果民意那麼重要<text:span text:style-name="T3">,</text:span>那麼我們到現在不但聽到<text:span text:style-name="T3"><text:s/>"</text:span>蔣公<text:span text:style-name="T3">" </text:span>二字要馬上立正<text:span text:style-name="T3">,</text:span>而且每個人都應該隨時具有上台背誦蔣公遺囑的能力和高尚品德<text:span text:style-name="T3">,"</text:span>自余束髮以來<text:span text:style-name="T3">,</text:span>即追隨總理革命<text:span text:style-name="T3">...",</text:span>因為絕大多數民意認為蔣公是民族的救星是世界的偉人<text:span text:style-name="T3">,</text:span>爸媽可以不愛<text:span text:style-name="T3">,</text:span>蔣公不能不敬<text:span text:style-name="T3">.<text:line-break/><text:line-break/></text:span>如果民意那麼重要<text:span text:style-name="T3">,</text:span>我們到現在就連看<text:span text:style-name="T3">A</text:span>片都得在開演前先起立唱國歌<text:span text:style-name="T3">,</text:span>因為絕大多數民意認為這是愛國情操的表現<text:span text:style-name="T3">. </text:span>董事長看電影不願起立聽國歌<text:span text:style-name="T3">,</text:span>經常遭到現場觀眾的丟東西攻擊或辱罵<text:span text:style-name="T3">.<text:line-break/><text:line-break/></text:span>我不是說民意不重要<text:span text:style-name="T3">,</text:span>在某些決策上民意當然很重要<text:span text:style-name="T3">. </text:span>但民意這東西基本上只是一種果而非因<text:span text:style-name="T3">,</text:span>它不是什麼價值指標<text:span text:style-name="T3">,</text:span>民意往往是塑造出來的<text:span text:style-name="T3">,</text:span>而不是真的有個什麼東西像長在樹上那樣叫做民意<text:span text:style-name="T3">.</text:span></text:p>
      <text:p text:style-name="P1">J. Z.   |  2012.05.16 14:14   |   <text:a xlink:type="simple" xlink:href="http://palinfo.habago.org/Entry?Command=Information_PrintForum&amp;iPage=506#FORUM31494"><text:span text:style-name="T2">#</text:span></text:a></text:p>
      <text:p text:style-name="P2"><text:span text:style-name="T3">1. </text:span>拿蔣介石來當例子的是星雲不是馬沒錯啊<text:span text:style-name="T3">?!<text:line-break/>2. </text:span>要決定原不原諒扁是要看民意<text:span text:style-name="T3">, </text:span>本來就不是馬一個人去主觀決定<text:span text:style-name="T3"><text:line-break/>3. </text:span>對一個搞了八年文革加貪汙加一堆國際笑話卻至今打死不覺得他做錯什麼還不甘寂寞不時要出來佔個版面的人<text:span text:style-name="T3">, </text:span>我還真沒法對其<text:span text:style-name="T3">"</text:span>慈悲<text:span text:style-name="T3">"</text:span>起來<text:span text:style-name="T3">...<text:line-break/><text:line-break/></text:span>明天來問問看同住的英國人義大利人法國人覺得這種<text:span text:style-name="T3">"</text:span>呼籲<text:span text:style-name="T3">"</text:span>發生在他們國家他們會怎麼想好了<text:span text:style-name="T3">...</text:span></text:p>
      <text:p text:style-name="P1"><text:span text:style-name="T1">陳真</text:span><text:s/>  |  2012.05.15 18:14   |   <text:a xlink:type="simple" xlink:href="http://palinfo.habago.org/Entry?Command=Information_PrintForum&amp;iPage=506#FORUM31493"><text:span text:style-name="T2">#</text:span></text:a></text:p>
      <text:p text:style-name="P3">這留言是下班時匆匆寫的<text:span text:style-name="T3">,</text:span>做了點修改和補充<text:span text:style-name="T3">.<text:line-break/><text:line-break/></text:span>我自己也分不清究竟是私人情誼或曾為同志的感情或單純惻隱之心或是一種公眾利益的現實考量<text:span text:style-name="T3">,</text:span>總之<text:span text:style-name="T3">,</text:span>如果要特赦阿扁<text:span text:style-name="T3">,</text:span>我是贊成的<text:span text:style-name="T3">. </text:span>在我看來<text:span text:style-name="T3">,</text:span>這也符合所謂大眾利益<text:span text:style-name="T3">.<text:line-break/><text:line-break/></text:span>是非應該搞清楚<text:span text:style-name="T3">,</text:span>但是非之後的懲罰卻又是另一回事<text:span text:style-name="T3">. </text:span>很多人認為<text:span text:style-name="T3">,</text:span>阿扁不能特赦<text:span text:style-name="T3">,</text:span>因為他一家人犯罪<text:span text:style-name="T3">,</text:span>卻沒有一個認錯<text:span text:style-name="T3">,</text:span>不但不認錯<text:span text:style-name="T3">,</text:span>而且反而把自己打造成民族英雄或政治受難者<text:span text:style-name="T3">.<text:line-break/><text:line-break/></text:span>但我認為<text:span text:style-name="T3">,</text:span>赦免一個人並不一定需要對方的認錯<text:span text:style-name="T3">,</text:span>原諒就是原諒<text:span text:style-name="T3">,</text:span>特赦就是特赦<text:span text:style-name="T3">,</text:span>寬恕不需要任何前提<text:span text:style-name="T3">. <text:line-break/><text:line-break/></text:span>我的仇家<text:span text:style-name="T3">,</text:span>或者說自認為是我的仇家的學界醫界或政界文化界這個界那個界的人士倒還不少<text:span text:style-name="T3">,</text:span>但我心裏或行為上要不要原諒他們或是要不要對他們手下留情<text:span text:style-name="T3">,</text:span>卻不需要建立在任何條件之上<text:span text:style-name="T3">.<text:line-break/><text:line-break/></text:span>總統行使特赦與否<text:span text:style-name="T3">,</text:span>當然不一定要出於任何道德感<text:span text:style-name="T3">,</text:span>但任何體制性的決定<text:span text:style-name="T3">,</text:span>總是越具有基本的善意越好<text:span text:style-name="T3">. <text:line-break/><text:line-break/></text:span>政治人物讓我仰慕的幾乎快絕種了<text:span text:style-name="T3">, </text:span>就連達賴或翁山蘇姬都讓人搖頭<text:span text:style-name="T3">. </text:span>但有個人我始終不曾對他失望<text:span text:style-name="T3">,</text:span>那就是金大中<text:span text:style-name="T3">.<text:line-break/><text:line-break/></text:span>全斗煥金鍾泌等等人渣<text:span text:style-name="T3">,</text:span>不但把金大中打入黑牢<text:span text:style-name="T3">,</text:span>而且極盡刑求逼供虐待之能事<text:span text:style-name="T3">,</text:span>比方說把他的耳膜打破<text:span text:style-name="T3">,</text:span>幾次製造假車禍企圖暗殺<text:span text:style-name="T3">,</text:span>把金大中的腿給弄成終身殘障<text:span text:style-name="T3">,</text:span>而且還判他兩個死刑<text:span text:style-name="T3">,</text:span>後來因為國際輿論聲援而沒死<text:span text:style-name="T3">. <text:line-break/><text:line-break/></text:span>更早之前<text:span text:style-name="T3">,</text:span>朴正熙政權甚至把金大中綁架<text:span text:style-name="T3">,</text:span>裝在水泥桶裏打算沉入海底<text:span text:style-name="T3">,</text:span>千鈞一髮之際被美國<text:span text:style-name="T3">CIA</text:span>在海面上救起<text:span text:style-name="T3">.<text:line-break/><text:line-break/></text:span>如此被各方政敵給搞了好幾次暗殺和各種無奇不有的刑求與死刑罪名宣告之後<text:span text:style-name="T3">,</text:span>金大中卻獲得人民的支持而掌大權了<text:span text:style-name="T3">.</text:span>許多韓國人民於是要求嚴懲全斗煥等等這些貪婪無度且殺害迫害很多人的人渣<text:span text:style-name="T3">,</text:span>全斗煥後來的確判了死刑<text:span text:style-name="T3">,</text:span>但金大中卻在國內輿論的強烈反對下竟然特赦這個幾次企圖殺害自己並把自己給弄成一生跛足聽障的混蛋惡棍<text:span text:style-name="T3">,</text:span>甚至特赦之後還請他到家裏來作客<text:span text:style-name="T3">,</text:span>燒飯煮菜給他吃<text:span text:style-name="T3">,</text:span>並找來全斗煥之錯縱複雜的各方仇家共聚<text:span text:style-name="T3">,</text:span>化解恩怨<text:span text:style-name="T3">,</text:span>希望他們能盡棄前嫌<text:span text:style-name="T3">,</text:span>共同努力幫助韓國走向坦途<text:span text:style-name="T3">. <text:line-break/><text:line-break/></text:span>韓國之所以會在近十幾二十年各方面特別是經濟文化藝術等等發展得如此快速<text:span text:style-name="T3">,</text:span>金大中功不可沒<text:span text:style-name="T3">,</text:span>其中一大部份更來自他的胸襟與智慧<text:span text:style-name="T3">. <text:line-break/><text:line-break/></text:span>在我看來<text:span text:style-name="T3">,</text:span>金大中是個真正意義上的天主教徒<text:span text:style-name="T3">,</text:span>熱愛文學藝術<text:span text:style-name="T3">,</text:span>因此或許不難想像為何他會跟其他的政治人物如此不同<text:span text:style-name="T3">. <text:line-break/><text:line-break/></text:span>當然<text:span text:style-name="T3">,</text:span>政治人物胸懷不一定要如此深刻<text:span text:style-name="T3">,</text:span>但即便是一個很平庸的政治人物其實也該知道很多事該怎麼做長遠看來對大家都好<text:span text:style-name="T3">. </text:span>有些時候<text:span text:style-name="T3">,</text:span>我甚至認為<text:span text:style-name="T3"><text:s/>"</text:span>是非<text:span text:style-name="T3">" </text:span>或<text:span text:style-name="T3"><text:s/>"</text:span>真相<text:span text:style-name="T3">" </text:span>倒也不是什麼很重要的東西<text:span text:style-name="T3">.<text:line-break/><text:line-break/></text:span>二十幾年前或更久<text:span text:style-name="T3">,</text:span>聽柏楊說過一個毛姆的小說故事<text:span text:style-name="T3">,</text:span>印象很深<text:span text:style-name="T3">,</text:span>非常感動<text:span text:style-name="T3">. </text:span>記得那小說是在一艘渡假郵輪上<text:span text:style-name="T3">,</text:span>有個萬事通先生<text:span text:style-name="T3">,</text:span>通達天文地理<text:span text:style-name="T3">,</text:span>跟董事長一樣<text:span text:style-name="T3">,</text:span>很有才華<text:span text:style-name="T3">,</text:span>什麼都會<text:span text:style-name="T3">. </text:span>同船有位富豪看一些美眉似乎很喜歡這位萬事通先生<text:span text:style-name="T3">,</text:span>心裏很不爽<text:span text:style-name="T3">, </text:span>於是就常出言諷刺<text:span text:style-name="T3">.<text:line-break/><text:line-break/></text:span>有一天大家共用晚餐<text:span text:style-name="T3">,</text:span>萬事通先生誇這位大富豪的太太的頸上項鍊珍貴<text:span text:style-name="T3">,</text:span>顯然是個極品<text:span text:style-name="T3">. </text:span>大富豪很開心就笑他說<text:span text:style-name="T3">,</text:span>笑死人<text:span text:style-name="T3">,</text:span>不懂就不要裝懂<text:span text:style-name="T3">,</text:span>那哪是什麼極品<text:span text:style-name="T3">,</text:span>那是她太太有一次自己跑出去旅遊時在路邊攤買的便宜貨<text:span text:style-name="T3">. </text:span>她太太當時身上並沒有帶什麼錢<text:span text:style-name="T3">,</text:span>哪來錢買什麼極品項鍊<text:span text:style-name="T3">?<text:line-break/><text:line-break/></text:span>萬事通堅持自己的眼力<text:span text:style-name="T3">,</text:span>於是大富豪就當著眾人的面跟萬事通先生打睹<text:span text:style-name="T3">,</text:span>看誰輸了就公開承認自己是白癡<text:span text:style-name="T3">. </text:span>萬事通欣然答應<text:span text:style-name="T3">,</text:span>於是就要求大富豪太太卸下項鍊供其鑑定<text:span text:style-name="T3">.<text:line-break/><text:line-break/></text:span>就在那位太太卸下項鍊時<text:span text:style-name="T3">,</text:span>萬事通察覺其眼神有異<text:span text:style-name="T3">,</text:span>似乎是在求救<text:span text:style-name="T3">. </text:span>萬事通當眾看完項鍊之後<text:span text:style-name="T3">,</text:span>嘆氣說我真的是個白癡啊<text:span text:style-name="T3">,</text:span>我還以為自己很厲害呢<text:span text:style-name="T3">,</text:span>這根本就是一條不值錢的項鍊<text:span text:style-name="T3">,</text:span>不值幾塊錢<text:span text:style-name="T3">.<text:line-break/><text:line-break/></text:span>但事實上<text:span text:style-name="T3">,</text:span>那項鍊確是極品<text:span text:style-name="T3">,</text:span>是大富豪太太的情人所贈<text:span text:style-name="T3">,</text:span>但騙她老公說是自己在路邊攤買的<text:span text:style-name="T3">,</text:span>因為她自己並沒有私房錢可以買這麼昂貴的項鍊<text:span text:style-name="T3">. <text:line-break/><text:line-break/></text:span>萬事通先生真的是萬事通<text:span text:style-name="T3">,</text:span>從一個眼神就能察覺出異樣<text:span text:style-name="T3">,</text:span>於是就假裝是自己學藝不精判斷有誤<text:span text:style-name="T3">,</text:span>他寧可賠上自己一世英名也不願讓那位太太陷入困境<text:span text:style-name="T3">.<text:line-break/><text:line-break/></text:span>當晚<text:span text:style-name="T3">,</text:span>同桌用餐的眾人訕笑<text:span text:style-name="T3">,</text:span>萬事通先生栽了個大觔斗<text:span text:style-name="T3">. </text:span>萬事通先生也只好尷尬承受<text:span text:style-name="T3">.<text:line-break/><text:line-break/></text:span>夜深了<text:span text:style-name="T3">,</text:span>萬事通準備就寢時<text:span text:style-name="T3">,</text:span>門縫塞進一封信<text:span text:style-name="T3">,</text:span>是那太太寫的<text:span text:style-name="T3">,</text:span>感激他沒有拆穿<text:span text:style-name="T3">,</text:span>信裏還附上一張支票做為感謝<text:span text:style-name="T3">. </text:span>萬事通看完信之後<text:span text:style-name="T3">,</text:span>就把信件連同支票一起撕碎扔到海裏<text:span text:style-name="T3">. </text:span>碎片夾雜著夜裏的海水一波波捲走了<text:span text:style-name="T3">.<text:line-break/><text:line-break/></text:span>回程中<text:span text:style-name="T3">,</text:span>萬事通先生持續受到大富豪的嘲弄<text:span text:style-name="T3">,</text:span>但他不以為忤<text:span text:style-name="T3">. </text:span>而且<text:span text:style-name="T3">,</text:span>每當他不小心跟大富豪的太太視線有所接觸時<text:span text:style-name="T3">,</text:span>那太太總是臉紅閃開視線<text:span text:style-name="T3">. <text:line-break/><text:line-break/></text:span>在我看來<text:span text:style-name="T3">,</text:span>萬事通先生真的是萬事通<text:span text:style-name="T3">,</text:span>寧願自己在世人面前受辱也要保護弱者<text:span text:style-name="T3">,</text:span>實在令人敬佩<text:span text:style-name="T3">,</text:span>至少令我打心底敬佩<text:span text:style-name="T3">. </text:span>這樣的胸懷我倒是一點也沒有<text:span text:style-name="T3">,</text:span>但雖不能至<text:span text:style-name="T3">,</text:span>心嚮往矣<text:span text:style-name="T3">.<text:line-break/><text:line-break/></text:span>在這個意義上<text:span text:style-name="T3">, "</text:span>那項鍊是否值錢<text:span text:style-name="T3">" </text:span>這個是非真相便一點也不重要了<text:span text:style-name="T3">. <text:line-break/><text:line-break/></text:span>這故事套用在阿扁或其實任何一個人身上都一樣<text:span text:style-name="T3">,</text:span>難道有人覺得自己是不需要任何憐憫的嗎<text:span text:style-name="T3">? <text:line-break/><text:line-break/></text:span>是非很重要<text:span text:style-name="T3">,</text:span>但並不是重要到非拿到頭頂來拜不可<text:span text:style-name="T3">,</text:span>是非畢竟不是神明<text:span text:style-name="T3">,</text:span>追究它<text:span text:style-name="T3">,</text:span>同樣只是為了帶來一種好的果子<text:span text:style-name="T3">,</text:span>追究是非本身並沒有什麼價值<text:span text:style-name="T3">. <text:line-break/><text:line-break/></text:span>懲罰也一樣<text:span text:style-name="T3">,</text:span>犯罪要不要受處罰那是法律上的事<text:span text:style-name="T3">,</text:span>但我們畢竟不是拜法律為神<text:span text:style-name="T3">. </text:span>更何況我們的法律暫且不說其千瘡百孔<text:span text:style-name="T3">,</text:span>本質上更只是一種<text:span text:style-name="T3"><text:s/>"</text:span>政治<text:span text:style-name="T3">" </text:span>工具<text:span text:style-name="T3">,</text:span>我指的政治是說它往往反映所謂<text:span text:style-name="T3"><text:s/>"</text:span>民意<text:span text:style-name="T3">",</text:span>而非反映法律所應反映之正義本身<text:span text:style-name="T3">, </text:span>但民意是什麼東西呢<text:span text:style-name="T3">? </text:span>它是一種人為性質很強的東西<text:span text:style-name="T3">. </text:span>我倒也不是說它純粹被捏造<text:span text:style-name="T3">,</text:span>但它總是被某種更為隱諱巨大的人為力量所建構型塑<text:span text:style-name="T3">.<text:line-break/><text:line-break/></text:span>甘地說<text:span text:style-name="T3">,</text:span>他只想制止惡事<text:span text:style-name="T3">,</text:span>但對於惡事的懲罰<text:span text:style-name="T3">,</text:span>他不是很感興趣<text:span text:style-name="T3">,</text:span>因為那是上帝的工作<text:span text:style-name="T3">.</text:span></text:p>
      <text:p text:style-name="P1"><text:span text:style-name="T1">鄭啟承</text:span><text:s/>  |  2012.05.15 16:45   |   <text:a xlink:type="simple" xlink:href="http://palinfo.habago.org/Entry?Command=Information_PrintForum&amp;iPage=506#FORUM31492"><text:span text:style-name="T2">#</text:span></text:a></text:p>
      <text:p text:style-name="P2">我倒覺得星雲的這份呼籲沒什麼不對啊，至少精神上是這樣。雖然總統不是皇帝或宗教領袖，大可不必表現什麼胸懷與慈悲，但一個國家總該在一些事上撇除眼下的利害關係來作出一種比較符合全民長久利益的決定，至少會獲得更多尊敬。<text:span text:style-name="T3"><text:line-break/><text:line-break/></text:span>拿蔣介石來當例子的是星雲，不是馬吧，至於「慷人民之慨來仁慈」是什麼意思呢<text:span text:style-name="T3">?</text:span></text:p>
      <text:p text:style-name="P1">J. Z.   |  2012.05.15 15:27   |   <text:a xlink:type="simple" xlink:href="http://palinfo.habago.org/Entry?Command=Information_PrintForum&amp;iPage=506#FORUM31491"><text:span text:style-name="T2">#</text:span></text:a></text:p>
      <text:p text:style-name="P3">個人經驗<text:span text:style-name="T3">: </text:span>我遇到過會去信什麼教參加什麼宗教團體的人大概腦子裡都會有某條神經有點問題<text:span text:style-name="T3">, </text:span>以下案例大概可以列入經典教材之一<text:span text:style-name="T3"><text:line-break/></text:span>怪哉<text:span text:style-name="T3">, </text:span>馬再怎麼仁慈也不能慷人民之慨來仁慈吧<text:span text:style-name="T3">? </text:span>還拿蔣介石來當例子<text:span text:style-name="T3">? </text:span>他老兄是活在什麼時代<text:span text:style-name="T3">?<text:line-break/><text:line-break/>=================================================<text:line-break/><text:line-break/></text:span>星雲籲馬<text:span text:style-name="T3"><text:s/></text:span>軟禁扁、赦免林毅夫<text:span text:style-name="T3"><text:line-break/><text:line-break/></text:span>中國時報【林宏聰、仇佩芬、李明賢／綜合報導】<text:span text:style-name="T3"><text:line-break/><text:line-break/></text:span>宗教界領袖、佛光山星雲法師昨日公開呼籲馬英九總統秉持「慈悲與仁愛」，寬待前總統陳水扁，並赦免叛逃的林毅夫；星雲說這是他個人意見，但慈悲沒有敵人，若馬能做到，對聲望會有幫助。<text:span text:style-name="T3"><text:line-break/><text:line-break/></text:span>不過，總統府發言人范姜泰基表示，府方已多次說明，目前並未考慮特赦陳水扁。對於赦免叛逃國軍軍官林毅夫，總統府回應指出，林毅夫仍在通緝中，若返台將依法處置。<text:span text:style-name="T3"><text:line-break/><text:line-break/></text:span>佛光山星雲法師前天參加國定佛誕節慶祝活動後，昨天突然發出公開信，這封公開信建議馬總統，在特赦、保外就醫選項之外，可效法當年蔣介石對張學良的模式，在不超越法律範圍下，把陳水扁軟禁在一處，讓他與妻子、兒女團聚，但不得從事政治活動，如此有助兩黨和諧，更表現馬的胸懷與慈悲。<text:span text:style-name="T3"><text:line-break/><text:line-break/></text:span>針對民國六十八年在金門叛逃的世界銀行副總裁、首席經濟學家林毅夫，星雲也認為這是時代的個案，但兩岸關係改變，現在大家都「一笑泯恩仇」，沒有理由獨排林毅夫於恩義之外；星雲明確建議馬赦免林毅夫，讓他如願回台灣探親。<text:span text:style-name="T3"><text:line-break/><text:line-break/></text:span>星雲法師昨天上午以口述方式，請弟子寫下文長一千四百多字的公開信，下午散發給媒體記者，並由專人送至總統府。隨後，星雲法師於晚間七時在佛光山召開記者會，表示希望公開信在民間引起共鳴，將聲音傳達給馬政府。<text:span text:style-name="T3"><text:line-break/><text:line-break/></text:span>「我很早前就有這個想法，但因不能逾越法治，所以遲遲沒說！」星雲說，前天是國定佛誕節、母親節，馬總統和許多官員出席凱道前慶祝大會，均提到佛陀的慈悲和母親的仁愛，他才順勢提出寬待陳水扁和林毅夫的想法。<text:span text:style-name="T3"><text:line-break/><text:line-break/></text:span>他強調，不認識林毅夫，和陳水扁也沒什麼私交，寫公開信並非受人所託，他的所作所為是基於對台灣深厚的感情，因為兄弟鬩牆必有損傷，給人一點空間，能夠原諒、不要仇恨，才是最好的道德觀念。<text:span text:style-name="T3"><text:line-break/><text:line-break/></text:span>星雲法師更公開向馬總統喊話，盼五二○就職之前「讓這個想法圓滿實現」，他說馬有權力，一念之間或和幕僚討論一下就能解決這個問題，「若馬總統能促成這件事情，對他聲望、施政有幫助，也進一步讓人對他尊敬。」<text:span text:style-name="T3"><text:line-break/><text:line-break/></text:span>但對於星雲法師的主張，國民黨內議論紛紛，有黨務人士認為此舉根本就是給馬政府出難題；更有中常委直言，「此時特赦阿扁，馬英九民調支持度會掉到剩個位數（十％以下）！」<text:span text:style-name="T3"><text:line-break/><text:line-break/></text:span>至於是否同意林毅夫返台，黨政人士認為，這不僅是單純返鄉祭祖的溫情面，還有涉及兩岸定位等複雜政治問題，更不急於現在解決。<text:span text:style-name="T3"><text:line-break/><text:line-break/></text:span>范姜泰基說，陳水扁目前依法接受公平審判，由於還有多起司法案件仍在審理中，府方已多次說明沒有考慮特赦陳前總統。</text:p>
      <text:p text:style-name="P1"><text:span text:style-name="T1">陳真</text:span><text:s/>  |  2012.05.12 06:01   |   <text:a xlink:type="simple" xlink:href="http://palinfo.habago.org/Entry?Command=Information_PrintForum&amp;iPage=506#FORUM31490"><text:span text:style-name="T2">#</text:span></text:a></text:p>
      <text:p text:style-name="P2">底下這首八美圖的插曲之前有提過<text:span text:style-name="T3">,</text:span>但這版本唱得特別好<text:span text:style-name="T3">,</text:span>包括這張卡通圖<text:span text:style-name="T3">,</text:span>整個世界都是<text:span text:style-name="T3"><text:s/>"</text:span>心<text:span text:style-name="T3">",</text:span>真是幼稚到不行<text:span text:style-name="T3">. </text:span>必看<text:span text:style-name="T3">! </text:span>必聽<text:span text:style-name="T3">!<text:line-break/><text:line-break/>http://www.youtube.com/watch?feature=endscreen&amp;v=zdx2-n2EQ7s&amp;NR=1<text:line-break/><text:line-break/></text:span>一個人一生若能拍出像八美圖這樣的電影<text:span text:style-name="T3">,</text:span>那他還有可能超越自己嗎<text:span text:style-name="T3">? <text:line-break/><text:line-break/></text:span>一個存在主義者既然反標籤<text:span text:style-name="T3">,</text:span>通常也不太願意給自己貼上這樣一個標籤<text:span text:style-name="T3">. </text:span>但這麼多年來<text:span text:style-name="T3">,</text:span>憑著完全不含市場雜質的自然傾向<text:span text:style-name="T3">,</text:span>我發現<text:span text:style-name="T3">,</text:span>不管在哲學上音樂上或文學上那些打動我心的<text:span text:style-name="T3">,</text:span>似乎都帶有一種<text:span text:style-name="T3"><text:s/>"</text:span>存在<text:span text:style-name="T3">" </text:span>的味道<text:span text:style-name="T3">,</text:span>也許你也可以說那是一種有別於乖巧人類的悲愴獸性<text:span text:style-name="T3">.<text:line-break/><text:line-break/></text:span>沒有一種存在抉擇是不悲愴的<text:span text:style-name="T3">,</text:span>但是那些面對可悲人生卻還笑得出來的<text:span text:style-name="T3">,</text:span>最得我心<text:span text:style-name="T3">. </text:span>最典型的當然就是那個跟我同名的<text:span text:style-name="T3"><text:s/>Emir Kusturica,</text:span>無出其右<text:span text:style-name="T3">. </text:span>他的電影<text:span text:style-name="T3">,</text:span>越是好笑的就越可憐<text:span text:style-name="T3">,</text:span>比如我生平最愛的一部電影<text:span text:style-name="T3">,</text:span>準備拷貝一份帶進棺材的<text:span text:style-name="T3"><text:s/>Arizona Dream. <text:line-break/><text:line-break/></text:span>黑貓白貓也挺好笑<text:span text:style-name="T3">,Ksuturica</text:span>這片時對外宣稱說他已經克服了憂鬱<text:span text:style-name="T3">,</text:span>見到了光<text:span text:style-name="T3">,</text:span>但我依稀還是覺得這是一部悲劇<text:span text:style-name="T3">,</text:span>也許一個悲傷的人不管看什麼都覺得很可悲<text:span text:style-name="T3">.<text:line-break/><text:line-break/>Ozon</text:span>的八美圖也一樣<text:span text:style-name="T3">,</text:span>正如這首<text:span text:style-name="T3"><text:s/>Mon Amour Mon Ami,</text:span>表面輕快<text:span text:style-name="T3">,</text:span>像首兒歌<text:span text:style-name="T3">,</text:span>但卻讓人泫然欲泣<text:span text:style-name="T3">. <text:line-break/><text:line-break/></text:span>好幾年前<text:span text:style-name="T3">,</text:span>英國出版了一本<text:span text:style-name="T3">Ozon</text:span>的專書<text:span text:style-name="T3">,</text:span>記得看過一篇書評提到<text:span text:style-name="T3">Ozon</text:span>的電影有著一個基本的主題<text:span text:style-name="T3">: </text:span>一切都沒有意義<text:span text:style-name="T3">,</text:span>我們將孤獨而死<text:span text:style-name="T3">. (all is meaningless, we die alone.) <text:line-break/><text:line-break/></text:span>對於這話的前半段<text:span text:style-name="T3">,</text:span>我倒不認為是對於<text:span text:style-name="T3">Ozon</text:span>的適當描述<text:span text:style-name="T3">,</text:span>因為如果一切真的都沒有意義<text:span text:style-name="T3">,</text:span>那死便死了<text:span text:style-name="T3">,</text:span>其實也無所謂孤不孤獨了<text:span text:style-name="T3">. </text:span>即便是被認為相當虛無的尼采也不會覺得生命無從救贖<text:span text:style-name="T3">. </text:span>生命要是真的一點意義都沒有<text:span text:style-name="T3">,</text:span>那也無所謂存不存在<text:span text:style-name="T3"><text:s/>to be or not to be </text:span>這個大哉問了<text:span text:style-name="T3">. <text:line-break/><text:line-break/></text:span>一個人尋尋覓覓某個或許根本不存在的東西<text:span text:style-name="T3">,</text:span>即便他始終都沒有找到<text:span text:style-name="T3">,</text:span>即便到頭來只是悲劇一場<text:span text:style-name="T3">,</text:span>四大皆空<text:span text:style-name="T3">,</text:span>他的<text:span text:style-name="T3"><text:s/>"</text:span>尋找<text:span text:style-name="T3">" </text:span>本身依然動人<text:span text:style-name="T3">;</text:span>他的註定失敗<text:span text:style-name="T3">,</text:span>反倒使他成就了一種救贖<text:span text:style-name="T3">. </text:span>我在各種人為意義中總是看到可怕的貧乏空洞與蒼白<text:span text:style-name="T3">,</text:span>卻在彷彿宿命般的虛無中看到一點活著的曙光與趣味<text:span text:style-name="T3">.</text:span></text:p>
      <text:p text:style-name="P4"/>
      <text:p text:style-name="P1"><text:span text:style-name="T1">陳真</text:span><text:s/>  |  2012.05.11 16:34   |   <text:a xlink:type="simple" xlink:href="http://palinfo.habago.org/Entry?Command=Information_PrintForum&amp;iPage=507#FORUM31489"><text:span text:style-name="T2">#</text:span></text:a></text:p>
      <text:p text:style-name="P2"><text:span text:style-name="T3">(</text:span>續<text:span text:style-name="T3">)<text:line-break/><text:line-break/></text:span>除了極少數真的是怪人之外<text:span text:style-name="T3">,</text:span>人的行為不管怎麼千變萬化<text:span text:style-name="T3">,</text:span>基本上都還是可以類型化<text:span text:style-name="T3">,</text:span>不是這一類<text:span text:style-name="T3">,</text:span>便是那一類<text:span text:style-name="T3">,</text:span>就像一種<text:span text:style-name="T3"><text:s/>"</text:span>系統<text:span text:style-name="T3">" </text:span>概念<text:span text:style-name="T3">,</text:span>抓住了這個系統的某個元素<text:span text:style-name="T3">,</text:span>就能揭露整個系統<text:span text:style-name="T3">. </text:span>抓住了<text:span text:style-name="T3">A,</text:span>就抓住了英文這套系統<text:span text:style-name="T3">,</text:span>你不需要去詳查<text:span text:style-name="T3">BCDEFG...</text:span>的一切來歷<text:span text:style-name="T3">,</text:span>你自然就能知道凡屬於該系統或該集合之元素的一切相關特質<text:span text:style-name="T3">.<text:line-break/><text:line-break/></text:span>我聽一個人說一句話<text:span text:style-name="T3">,</text:span>寫一個字<text:span text:style-name="T3">,</text:span>往往也能馬上知道他來自何方<text:span text:style-name="T3">,</text:span>去向何處<text:span text:style-name="T3">,</text:span>做一些什麼夢<text:span text:style-name="T3">, </text:span>過一種什麼樣的生活<text:span text:style-name="T3">.<text:line-break/><text:line-break/></text:span>系統是分階層的<text:span text:style-name="T3">,</text:span>就跟電腦一樣<text:span text:style-name="T3">,</text:span>往往向下相容<text:span text:style-name="T3">,</text:span>高階的能閱讀低階語言<text:span text:style-name="T3">,</text:span>反之卻不然<text:span text:style-name="T3">. </text:span>你大概很難拿第一代電腦來操作新一代軟體<text:span text:style-name="T3">.</text:span>所謂燕雀焉知鴻鵠之志<text:span text:style-name="T3">,</text:span>小麻雀怎麼可能理解蒼鷹的世界<text:span text:style-name="T3">? </text:span>搞不好還覺得人家老鷹粉可憐而自己很厲害呢<text:span text:style-name="T3">.<text:line-break/><text:line-break/></text:span>你看樹上常有一堆小麻雀<text:span text:style-name="T3">,</text:span>各自佔著一小塊枝頭<text:span text:style-name="T3">,</text:span>吱吱喳喳在那邊討論得口沫橫飛<text:span text:style-name="T3">. </text:span>抬頭一看<text:span text:style-name="T3">,</text:span>看到老鷹在那盤旋<text:span text:style-name="T3">,</text:span>覺得自己真的很努力很幸福<text:span text:style-name="T3">,</text:span>而對方好可憐啊<text:span text:style-name="T3">,</text:span>學藝不精五體不勤<text:span text:style-name="T3">,</text:span>難怪沒東西吃<text:span text:style-name="T3">,</text:span>連枝頭都找不到一個位置<text:span text:style-name="T3">; </text:span>麻雀大概永遠都無法想像在那蒼茫的一片天遨翔是什麼感覺<text:span text:style-name="T3">,</text:span>無法想像那是一種什麼樣的生命<text:span text:style-name="T3">.<text:line-break/><text:line-break/></text:span>最近在楠西山上看到一隻老鷹<text:span text:style-name="T3">,</text:span>原本在雲端盤旋<text:span text:style-name="T3">,</text:span>偶而叫兩聲<text:span text:style-name="T3">,</text:span>響徹山谷<text:span text:style-name="T3">,</text:span>大概是看到獵物<text:span text:style-name="T3">,</text:span>突然就縮起翅膀往下衝<text:span text:style-name="T3">,</text:span>實在是酷到不行<text:span text:style-name="T3">.<text:line-break/><text:line-break/></text:span>我若說我是老鷹而很多人是麻雀<text:span text:style-name="T3">,</text:span>恐怕會引起麻雀們的眾怒<text:span text:style-name="T3">,</text:span>那不如就倒過來好了<text:span text:style-name="T3">,</text:span>我是小麻雀<text:span text:style-name="T3">,</text:span>而諸位是雲端的蒼茫騎士大老鷹<text:span text:style-name="T3">,</text:span>總歸一句話就是<text:span text:style-name="T3">: </text:span>我們是不一樣的物種<text:span text:style-name="T3">,</text:span>有著不一樣的淚水<text:span text:style-name="T3">,</text:span>聽聞不一樣的聲音<text:span text:style-name="T3">,</text:span>過著完全不一樣的生命<text:span text:style-name="T3">,</text:span>就連夜裏的夢恐怕都長得完全不一樣<text:span text:style-name="T3">. <text:line-break/><text:line-break/></text:span>但我能清楚看見各位大老鷹身上每根汗毛心裏每一份圖謀<text:span text:style-name="T3">,</text:span>裏裏外外一目了然<text:span text:style-name="T3">,</text:span>各位卻似乎對我這小麻雀心之所嚮一無所知<text:span text:style-name="T3">,</text:span>甚至用大白話說了也不會有人<text:span text:style-name="T3">,</text:span>我是說也不會有老鷹<text:span text:style-name="T3">,</text:span>相信<text:span text:style-name="T3">.</text:span></text:p>
      <text:p text:style-name="P1"><text:span text:style-name="T1">陳真</text:span><text:s/>  |  2012.05.10 16:52   |   <text:a xlink:type="simple" xlink:href="http://palinfo.habago.org/Entry?Command=Information_PrintForum&amp;iPage=507#FORUM31488"><text:span text:style-name="T2">#</text:span></text:a></text:p>
      <text:p text:style-name="P3">病人丁<text:span text:style-name="T3">: </text:span>睡不著<text:span text:style-name="T3">!!<text:line-break/></text:span>醫<text:span text:style-name="T3">: </text:span>這回睡不著多久了<text:span text:style-name="T3">?<text:line-break/></text:span>病人丁<text:span text:style-name="T3">: </text:span>從來沒睡過<text:span text:style-name="T3">!!<text:line-break/></text:span>醫<text:span text:style-name="T3">: </text:span>我醫術不精<text:span text:style-name="T3">,</text:span>你是不是去找別的醫生好了<text:span text:style-name="T3">,</text:span>你每來看病一趟我得損失很多錢<text:span text:style-name="T3">. <text:line-break/></text:span>病人丁<text:span text:style-name="T3">: </text:span>嘿嘿<text:span text:style-name="T3">,</text:span>歹勢啦<text:span text:style-name="T3">,</text:span>害你賠錢<text:span text:style-name="T3">. </text:span>人家別的診所都賺錢ㄋㄟ<text:span text:style-name="T3">~<text:line-break/></text:span>醫<text:span text:style-name="T3">: </text:span>你每次都亂拿藥亂吃藥<text:span text:style-name="T3">,</text:span>我不可能那樣去跟健保局申報<text:span text:style-name="T3">,</text:span>只好全部自己吸收所有損失<text:span text:style-name="T3">.<text:line-break/></text:span>病人丁<text:span text:style-name="T3">: </text:span>我要導眠靜一個晚上八顆<text:span text:style-name="T3">,</text:span>穩舒眠六顆<text:span text:style-name="T3">,</text:span>史帝諾斯五顆<text:span text:style-name="T3">,</text:span>悠樂丁三顆<text:span text:style-name="T3">,...</text:span>嗯<text:span text:style-name="T3">,</text:span>我想想看還要什麼<text:span text:style-name="T3">,</text:span>對了<text:span text:style-name="T3">,</text:span>我還要顧腦的那個什麼牛什麼皮爾<text:span text:style-name="T3">.<text:line-break/></text:span>醫<text:span text:style-name="T3">: </text:span>我沒辦法這樣開藥<text:span text:style-name="T3">,</text:span>你根本都在亂吃藥<text:span text:style-name="T3">.<text:line-break/></text:span>病人丁<text:span text:style-name="T3">: </text:span>那我還要多一種帝拔癲<text:span text:style-name="T3">,</text:span>還有百憂解<text:span text:style-name="T3">.<text:line-break/></text:span>醫<text:span text:style-name="T3">: </text:span>我沒辦法這樣開藥<text:span text:style-name="T3">,</text:span>如果你無法好好吃藥<text:span text:style-name="T3">,</text:span>那最好就什麼藥都不要吃<text:span text:style-name="T3">.<text:line-break/></text:span>病人丁<text:span text:style-name="T3">: </text:span>你有沒有戀多眠<text:span text:style-name="T3">,</text:span>嘿嘿嘿<text:span text:style-name="T3">,</text:span>拜託啦<text:span text:style-name="T3">,</text:span>一共<text:span text:style-name="T3">....</text:span>我算一下<text:span text:style-name="T3">,</text:span>七種藥<text:span text:style-name="T3">.<text:line-break/></text:span>醫<text:span text:style-name="T3">: </text:span>請問你現在主要是什麼問題<text:span text:style-name="T3">? </text:span>失眠嗎<text:span text:style-name="T3">? </text:span>安眠藥最好開一種<text:span text:style-name="T3">,</text:span>不要混合使用<text:span text:style-name="T3">.<text:line-break/></text:span>病人丁<text:span text:style-name="T3">: </text:span>整天沒事不睡覺都不知道要幹嘛<text:span text:style-name="T3">. </text:span>主耶穌說<text:span text:style-name="T3">,</text:span>不要煩惱明天的麵包<text:span text:style-name="T3">...<text:line-break/></text:span>醫<text:span text:style-name="T3">: (</text:span>無言<text:span text:style-name="T3">...)<text:line-break/></text:span>病人丁<text:span text:style-name="T3">: </text:span>還是晚上再加兩顆<text:span text:style-name="T3">FM2,</text:span>這樣一共有幾種藥了<text:span text:style-name="T3">,</text:span>你頭腦比較好<text:span text:style-name="T3">,</text:span>你幫我數看看幾種<text:span text:style-name="T3">.<text:line-break/></text:span>醫<text:span text:style-name="T3">: </text:span>如果你每天要四處亂拿藥亂吃藥<text:span text:style-name="T3">,</text:span>把看病當成休閒娛樂<text:span text:style-name="T3">,</text:span>我真的沒法幫你<text:span text:style-name="T3">,</text:span>請你不要為難我<text:span text:style-name="T3">,</text:span>我也不想亂開藥傷害你的健康<text:span text:style-name="T3">.<text:line-break/></text:span>病人丁<text:span text:style-name="T3">: </text:span>喔<text:span text:style-name="T3">,</text:span>不錯喔<text:span text:style-name="T3">,</text:span>讚喔<text:span text:style-name="T3">,</text:span>給你看病我比較放心<text:span text:style-name="T3">,</text:span>你有沒有一種綠色小小一顆<text:span text:style-name="T3"><text:s/>20MG</text:span>的<text:span text:style-name="T3">,</text:span>那個有效嗎<text:span text:style-name="T3">? </text:span>吃了會不會剛好可以睡<text:span text:style-name="T3">10</text:span>個半小時<text:span text:style-name="T3">?<text:line-break/></text:span>醫<text:span text:style-name="T3">: (....</text:span>無言<text:span text:style-name="T3">)<text:line-break/></text:span>醫<text:span text:style-name="T3">: </text:span>你到底希望我怎麼樣<text:span text:style-name="T3">?<text:line-break/></text:span>病人丁<text:span text:style-name="T3">: </text:span>我不要上次那個紅的<text:span text:style-name="T3">,</text:span>我要導眠靜一個晚上八顆<text:span text:style-name="T3">,</text:span>穩舒眠六顆<text:span text:style-name="T3">,</text:span>史帝諾斯五顆<text:span text:style-name="T3">,</text:span>悠樂丁三顆<text:span text:style-name="T3">,</text:span>還有戀多眠給我一個晚上五顆好了<text:span text:style-name="T3">.<text:line-break/></text:span>醫<text:span text:style-name="T3">: </text:span>我只能開給你一種藥<text:span text:style-name="T3">,</text:span>而且一個晚上頂多兩顆<text:span text:style-name="T3">. </text:span>但你如果要拿一個月的藥<text:span text:style-name="T3">,</text:span>就請你一個月後再來拿藥<text:span text:style-name="T3">. </text:span>你不要幾天就來吵著要拿藥換藥<text:span text:style-name="T3">,</text:span>你每提早一天來<text:span text:style-name="T3">,</text:span>我就多損失一天的錢<text:span text:style-name="T3">. <text:line-break/></text:span>病人丁<text:span text:style-name="T3">: </text:span>好啦好啦<text:span text:style-name="T3">. </text:span>我要導眠靜一個晚上八顆<text:span text:style-name="T3">,</text:span>穩舒眠六顆<text:span text:style-name="T3">,</text:span>史帝諾斯五顆<text:span text:style-name="T3">,</text:span>悠樂丁三顆<text:span text:style-name="T3">,</text:span>另外再給我百憂解和帝拔癲<text:span text:style-name="T3">.<text:line-break/></text:span>醫<text:span text:style-name="T3">: </text:span>我說過我只能開一種藥給你<text:span text:style-name="T3">.<text:line-break/></text:span>病人丁<text:span text:style-name="T3">: </text:span>好<text:span text:style-name="T3">,</text:span>那就給我導眠靜<text:span text:style-name="T3">,</text:span>嗯<text:span text:style-name="T3">,</text:span>我想想看<text:span text:style-name="T3">,</text:span>一個晚上六顆好了<text:span text:style-name="T3">,</text:span>穩舒眠五顆<text:span text:style-name="T3">,</text:span>史帝諾斯四顆<text:span text:style-name="T3">,</text:span>悠樂丁我要吃到五顆<text:span text:style-name="T3">. </text:span>啊<text:span text:style-name="T3">,</text:span>算了<text:span text:style-name="T3">,</text:span>悠樂丁不要好了<text:span text:style-name="T3">,</text:span>我要一種綠色小小<text:span text:style-name="T3">20MG</text:span>的<text:span text:style-name="T3">. </text:span>你有沒有宜眠安<text:span text:style-name="T3">,</text:span>順便也給我一些<text:span text:style-name="T3">,</text:span>那是幾<text:span text:style-name="T3"><text:s/>MG</text:span>的<text:span text:style-name="T3">? </text:span>劑量夠不夠強<text:span text:style-name="T3">. </text:span>宜眠安叫<text:span text:style-name="T3"><text:s/>IMOVANE,</text:span>對不對<text:span text:style-name="T3">,</text:span>嘿嘿嘿<text:span text:style-name="T3">,</text:span>吃到我都內行了<text:span text:style-name="T3">.<text:line-break/></text:span>醫<text:span text:style-name="T3">: </text:span>你能不能尊重我當一個醫生應該怎麼開藥就怎麼開<text:span text:style-name="T3">,</text:span>如果每次都要這樣吵著自己點藥<text:span text:style-name="T3">,</text:span>請你到別家診所去看<text:span text:style-name="T3">.<text:line-break/></text:span>病人丁<text:span text:style-name="T3">: </text:span>好好好<text:span text:style-name="T3">,</text:span>那你就看要怎麼開<text:span text:style-name="T3">.<text:line-break/></text:span>醫<text:span text:style-name="T3">: </text:span>好<text:span text:style-name="T3">,</text:span>你下去拿藥<text:span text:style-name="T3">.<text:line-break/><text:line-break/></text:span>三分種後病人丁又破門而入<text:span text:style-name="T3">,</text:span>大叫說<text:span text:style-name="T3">: "</text:span>醫生<text:span text:style-name="T3">,</text:span>你怎麼只開一種藥給我<text:span text:style-name="T3">,</text:span>不夠啦<text:span text:style-name="T3">,</text:span>我要導眠靜一天八顆<text:span text:style-name="T3">,</text:span>穩舒眠也八顆<text:span text:style-name="T3">,</text:span>史帝諾斯至少要吃到六顆顆<text:span text:style-name="T3">,</text:span>悠樂丁五顆<text:span text:style-name="T3">,</text:span>還有戀多眠<text:span text:style-name="T3">,</text:span>羅眠樂<text:span text:style-name="T3">,</text:span>帝拔癲有效嗎<text:span text:style-name="T3">?......"<text:line-break/><text:line-break/></text:span>醫<text:span text:style-name="T3">: </text:span>我說我只能這樣開<text:span text:style-name="T3">,</text:span>不然請你去退掛號<text:span text:style-name="T3">,</text:span>我不開藥了<text:span text:style-name="T3">,</text:span>你去找別的醫生<text:span text:style-name="T3">.<text:line-break/></text:span>病人丁<text:span text:style-name="T3">: </text:span>全台南的醫生我都找過了<text:span text:style-name="T3">,</text:span>我那裏現在還有導眠靜好幾排<text:span text:style-name="T3">,</text:span>穩舒眠也一大堆<text:span text:style-name="T3">,....</text:span>太多藥我都分不清了<text:span text:style-name="T3">.<text:line-break/></text:span>醫<text:span text:style-name="T3">: </text:span>你去退掛號<text:span text:style-name="T3">,</text:span>我沒辦法幫你了<text:span text:style-name="T3">.<text:line-break/></text:span>病人丁<text:span text:style-name="T3">: </text:span>好好好<text:span text:style-name="T3">,</text:span>那就導眠靜一天四顆<text:span text:style-name="T3">,</text:span>穩舒眠兩顆<text:span text:style-name="T3">,</text:span>史帝諾斯五顆<text:span text:style-name="T3">,</text:span>悠樂丁不要好了<text:span text:style-name="T3">,</text:span>吼<text:span text:style-name="T3">,</text:span>真的太多藥了<text:span text:style-name="T3">,</text:span>醫生你說得很對<text:span text:style-name="T3">,</text:span>藥吃太多不好<text:span text:style-name="T3">.<text:line-break/></text:span>醫<text:span text:style-name="T3">: </text:span>你現在到底是希望我怎麼樣<text:span text:style-name="T3">?<text:line-break/></text:span>病人丁<text:span text:style-name="T3">: </text:span>導眠靜四顆<text:span text:style-name="T3">,</text:span>穩舒眠幾顆都可以<text:span text:style-name="T3">,</text:span>我可以吃到一天<text:span text:style-name="T3">20</text:span>顆<text:span text:style-name="T3">,</text:span>史帝諾斯五顆<text:span text:style-name="T3">,</text:span>悠樂丁三顆<text:span text:style-name="T3">,</text:span>另外有沒有吃了可以有精神的藥<text:span text:style-name="T3">,</text:span>我白天精神都不好<text:span text:style-name="T3">,</text:span>一直睡覺<text:span text:style-name="T3">.<text:line-break/></text:span>醫<text:span text:style-name="T3">: </text:span>你不要為難我<text:span text:style-name="T3">,</text:span>你這樣亂吃藥對你究竟有什麼好處<text:span text:style-name="T3">?<text:line-break/></text:span>病人丁<text:span text:style-name="T3">: </text:span>身體不好沒辦法<text:span text:style-name="T3">. <text:line-break/></text:span>醫<text:span text:style-name="T3">: </text:span>我說我只能開一種藥<text:span text:style-name="T3">,</text:span>一天頂多兩顆<text:span text:style-name="T3">,</text:span>頂多開一個禮拜<text:span text:style-name="T3">.<text:line-break/></text:span>病人丁<text:span text:style-name="T3">: </text:span>嗯<text:span text:style-name="T3">~</text:span>好吧<text:span text:style-name="T3">. </text:span>謝謝醫師<text:span text:style-name="T3"><text:line-break/><text:line-break/></text:span>五分鐘後又衝進來<text:span text:style-name="T3">,</text:span>大叫<text:span text:style-name="T3">: "</text:span>醫生<text:span text:style-name="T3">,</text:span>沒有導眠靜我沒辦法睡啦<text:span text:style-name="T3">,</text:span>吼<text:span text:style-name="T3">,</text:span>我真的會被你害死<text:span text:style-name="T3">,</text:span>不睡覺很痛苦ㄋㄟ<text:span text:style-name="T3">~"<text:line-break/><text:line-break/></text:span>醫<text:span text:style-name="T3">: </text:span>好<text:span text:style-name="T3">,</text:span>那我就只開導眠靜給你<text:span text:style-name="T3">, </text:span>我重新列印處方<text:span text:style-name="T3">,</text:span>我會請藥師再換藥<text:span text:style-name="T3">,</text:span>你下去拿藥<text:span text:style-name="T3">.<text:line-break/><text:line-break/></text:span>三分鐘後又破門而入大叫說<text:span text:style-name="T3">: "</text:span>怎麼只開給我導眠靜<text:span text:style-name="T3">,</text:span>導眠靜不夠<text:span text:style-name="T3">,</text:span>還要<text:span text:style-name="T3">FM2</text:span>和史帝諾絲<text:span text:style-name="T3">"<text:line-break/><text:line-break/></text:span>醫<text:span text:style-name="T3">: </text:span>我真的覺得很痛苦<text:span text:style-name="T3">,</text:span>你三五天就跑來跟我吵這些<text:span text:style-name="T3">,</text:span>醫院不是餐廳<text:span text:style-name="T3">, </text:span>藥物是不能讓你隨便點的<text:span text:style-name="T3">.</text:span>你到底是希望我怎樣<text:span text:style-name="T3">,</text:span>我的作法如果你無法接受<text:span text:style-name="T3">,</text:span>就請到別家診所或醫院<text:span text:style-name="T3">.<text:line-break/></text:span>病人丁<text:span text:style-name="T3">: </text:span>嗯<text:span text:style-name="T3">~</text:span>那我就開導眠靜和宜眠安和史帝諾斯還有帝拔癲<text:span text:style-name="T3">.<text:line-break/></text:span>醫<text:span text:style-name="T3">: (....</text:span>無言<text:span text:style-name="T3">)<text:line-break/></text:span>醫<text:span text:style-name="T3">: </text:span>你知道帝拔癲是什麼藥嗎<text:span text:style-name="T3">?<text:line-break/></text:span>病人丁<text:span text:style-name="T3">: </text:span>我不知道<text:span text:style-name="T3">,</text:span>我又不是醫生<text:span text:style-name="T3">.<text:line-break/></text:span>醫<text:span text:style-name="T3">: </text:span>那你為什麼要指定這些藥<text:span text:style-name="T3">.<text:line-break/></text:span>病人丁<text:span text:style-name="T3">: </text:span>聽人家說那個藥不錯<text:span text:style-name="T3">,</text:span>是瑞士進口的<text:span text:style-name="T3">? </text:span>還是瑞士藥廠<text:span text:style-name="T3">? </text:span>瑞士藥廠在瑞士嗎<text:span text:style-name="T3">?<text:line-break/></text:span>醫<text:span text:style-name="T3">: </text:span>看你是要下去拿我開的那顆藥<text:span text:style-name="T3">,</text:span>還是乾脆去退掛號<text:span text:style-name="T3">,</text:span>不要再講了<text:span text:style-name="T3">.<text:line-break/><text:line-break/></text:span>三分鐘後<text:span text:style-name="T3">,</text:span>病人又衝進來<text:span text:style-name="T3">,</text:span>喊著<text:span text:style-name="T3">: "</text:span>你沒有開百憂解給我<text:span text:style-name="T3">,</text:span>還有那個綠色的不知道什麼藥<text:span text:style-name="T3">"<text:line-break/><text:line-break/></text:span>醫<text:span text:style-name="T3">: </text:span>你要我用罵的你才能聽懂我的話嗎<text:span text:style-name="T3">?<text:line-break/></text:span>病人丁<text:span text:style-name="T3">: </text:span>歹勢歹勢<text:span text:style-name="T3">,</text:span>另外想問你什麼是侵佔罪的定義<text:span text:style-name="T3">.<text:line-break/></text:span>醫<text:span text:style-name="T3">: </text:span>這你得去問律師<text:span text:style-name="T3">.<text:line-break/></text:span>病人丁<text:span text:style-name="T3">: </text:span>律師電話給我<text:span text:style-name="T3">!!<text:line-break/></text:span>醫<text:span text:style-name="T3">: </text:span>我怎麼會有什麼律師的電話<text:span text:style-name="T3">?<text:line-break/></text:span>病人丁<text:span text:style-name="T3">: </text:span>那什麼是對父母不孝<text:span text:style-name="T3">?<text:line-break/></text:span>醫<text:span text:style-name="T3">: </text:span>我不討論醫療以外的問題<text:span text:style-name="T3">.<text:line-break/></text:span>病人丁<text:span text:style-name="T3">: </text:span>喔<text:span text:style-name="T3">,</text:span>謝謝陳醫師<text:span text:style-name="T3">. </text:span>那我去拿藥<text:span text:style-name="T3">,</text:span>一共<text:span text:style-name="T3">,</text:span>嗯<text:span text:style-name="T3">...</text:span>可以開五種藥給我嗎<text:span text:style-name="T3">?<text:line-break/></text:span>醫<text:span text:style-name="T3">: </text:span>我不想再說了<text:span text:style-name="T3">. </text:span>你自己的健康要這樣糟蹋<text:span text:style-name="T3">,</text:span>以後會後悔莫及<text:span text:style-name="T3">. </text:span>我想要禁止你再來看診<text:span text:style-name="T3">,</text:span>我幫不了你<text:span text:style-name="T3">.<text:line-break/></text:span>病人丁<text:span text:style-name="T3">: </text:span>如果需要自費買藥沒問題啊<text:span text:style-name="T3">,</text:span>你就再讓我欠著<text:span text:style-name="T3">.<text:line-break/></text:span>醫<text:span text:style-name="T3">: </text:span>不是錢的問題<text:span text:style-name="T3">,</text:span>你已經欠我們很多錢<text:span text:style-name="T3">,</text:span>根本不應該這樣亂拿藥或亂買藥<text:span text:style-name="T3">. </text:span>如果你真的需要什麼藥而健保局不給付<text:span text:style-name="T3">,</text:span>我可以免費給你<text:span text:style-name="T3">,</text:span>但你根本就是在亂吃藥亂拿藥<text:span text:style-name="T3">.<text:line-break/></text:span>病人丁<text:span text:style-name="T3">: </text:span>如果戀多眠和<text:span text:style-name="T3">FM2</text:span>還有史帝諾斯混在一起吃<text:span text:style-name="T3">,</text:span>效果會不會比較好<text:span text:style-name="T3">?<text:line-break/></text:span>醫<text:span text:style-name="T3">: (</text:span>頭很痛<text:span text:style-name="T3">...</text:span>無言<text:span text:style-name="T3">)<text:line-break/></text:span>病人丁<text:span text:style-name="T3">: </text:span>你有沒有<text:span text:style-name="T3">20MG</text:span>以上的安眠藥可以混合<text:span text:style-name="T3">FM2</text:span>和悠樂丁一起吃的<text:span text:style-name="T3">? </text:span>不然都睡不好<text:span text:style-name="T3">.<text:line-break/></text:span>醫<text:span text:style-name="T3">: (</text:span>頭劇痛<text:span text:style-name="T3">,</text:span>無言<text:span text:style-name="T3">...)<text:line-break/></text:span>病人丁<text:span text:style-name="T3">: </text:span>還是你有更強的藥可以開給我<text:span text:style-name="T3">? </text:span>有沒有比<text:span text:style-name="T3">FM2</text:span>更強的可以跟其它藥混著一起吃<text:span text:style-name="T3">?<text:line-break/></text:span>醫<text:span text:style-name="T3">: (</text:span>頭快爆炸<text:span text:style-name="T3">,</text:span>無言<text:span text:style-name="T3">...)<text:line-break/></text:span>病人丁<text:span text:style-name="T3">: (....)</text:span>嗯<text:span text:style-name="T3">~~</text:span>好<text:span text:style-name="T3">,</text:span>謝謝陳醫師<text:span text:style-name="T3">. </text:span>你只開一個禮拜給我<text:span text:style-name="T3">? </text:span>那我看今天睡得怎麼樣<text:span text:style-name="T3">,</text:span>明天再來<text:span text:style-name="T3">.</text:span></text:p>
      <text:p text:style-name="P1"><text:span text:style-name="T1">陳真</text:span><text:s/>  |  2012.05.08 18:05   |   <text:a xlink:type="simple" xlink:href="http://palinfo.habago.org/Entry?Command=Information_PrintForum&amp;iPage=507#FORUM31487"><text:span text:style-name="T2">#</text:span></text:a></text:p>
      <text:p text:style-name="P2">病人乙之媽媽帶著病人乙來複診<text:span text:style-name="T3"><text:line-break/><text:line-break/></text:span>醫<text:span text:style-name="T3">: </text:span>有比較好嗎<text:span text:style-name="T3">?<text:line-break/></text:span>家屬<text:span text:style-name="T3">: </text:span>有啦<text:span text:style-name="T3">,</text:span>有比較好<text:span text:style-name="T3">.<text:line-break/></text:span>病人乙<text:span text:style-name="T3">: (</text:span>豎起大拇指<text:span text:style-name="T3">)</text:span>有效<text:span text:style-name="T3">!!</text:span>幻聽都不見了<text:span text:style-name="T3">.<text:line-break/></text:span>家屬<text:span text:style-name="T3">: </text:span>不過<text:span text:style-name="T3">,</text:span>陳醫師你可以幫我看看這些藥嗎<text:span text:style-name="T3">? (</text:span>從皮包掏出七八種藥<text:span text:style-name="T3">)<text:line-break/></text:span>醫<text:span text:style-name="T3">: </text:span>這是哪裡開的<text:span text:style-name="T3">?<text:line-break/></text:span>家屬<text:span text:style-name="T3">: </text:span>這是<text:span text:style-name="T3">XX</text:span>診所開的<text:span text:style-name="T3">.<text:line-break/></text:span>醫<text:span text:style-name="T3">: </text:span>妳要我看這些藥是要<text:span text:style-name="T3">....?<text:line-break/></text:span>家屬<text:span text:style-name="T3">: </text:span>這個是顧腦的<text:span text:style-name="T3">,</text:span>這個是腦部缺氧的<text:span text:style-name="T3">,</text:span>這個是顧氣管<text:span text:style-name="T3">,</text:span>這個是通血路<text:span text:style-name="T3">,</text:span>還有這個最貴<text:span text:style-name="T3">,</text:span>說是最好的顧腦藥<text:span text:style-name="T3">,</text:span>可以讓他變聰明<text:span text:style-name="T3">,</text:span>一顆要自費兩百元<text:span text:style-name="T3">,</text:span>一天要吃三顆<text:span text:style-name="T3">,</text:span>一個月光是這顆藥就要花兩萬塊<text:span text:style-name="T3">,</text:span>已經吃好幾年<text:span text:style-name="T3">.(</text:span>開始哭<text:span text:style-name="T3">...)</text:span>我們母子沒有錢<text:span text:style-name="T3">,</text:span>現在連吃飯都快要有問題<text:span text:style-name="T3">,</text:span>還得一直借錢來買這些藥<text:span text:style-name="T3">.<text:line-break/></text:span>醫<text:span text:style-name="T3">: </text:span>為什麼要吃這些藥<text:span text:style-name="T3">? </text:span>就算要吃也不用花錢啊<text:span text:style-name="T3">,</text:span>這些健保局都有給付<text:span text:style-name="T3">,</text:span>而且一顆成本才幾塊錢<text:span text:style-name="T3">,</text:span>健保局都有給付<text:span text:style-name="T3">,</text:span>不需要自費花幾萬塊買藥<text:span text:style-name="T3">,</text:span>而且他完全不需要吃這個藥<text:span text:style-name="T3">,</text:span>這是重度或極重度的失智老人在吃的藥<text:span text:style-name="T3">,</text:span>你的小孩才二十幾歲而且記憶力好得不得了<text:span text:style-name="T3">,</text:span>怎麼會需要吃這種藥<text:span text:style-name="T3">.<text:line-break/></text:span>家屬<text:span text:style-name="T3">: (</text:span>顯然不信我的話<text:span text:style-name="T3">)</text:span>可是<text:span text:style-name="T3">,</text:span>那個醫生說吃了會變聰明<text:span text:style-name="T3">,</text:span>否則腦部會缺氧會越來越笨<text:span text:style-name="T3">. </text:span>他那邊生意很好<text:span text:style-name="T3">,</text:span>病人很多<text:span text:style-name="T3">,</text:span>只是太貴了我們付不起<text:span text:style-name="T3">.<text:line-break/></text:span>醫<text:span text:style-name="T3">: </text:span>我認識這個醫師<text:span text:style-name="T3">,</text:span>你去跟他說我剛剛跟妳說的這些話<text:span text:style-name="T3">,</text:span>就說是我說的<text:span text:style-name="T3">,</text:span>妳看他會不會否認我說的話<text:span text:style-name="T3">. </text:span>根本不應該吃這種藥<text:span text:style-name="T3">,</text:span>很荒唐<text:span text:style-name="T3">.<text:line-break/></text:span>家屬<text:span text:style-name="T3">: (</text:span>顯然還是相信名醫<text:span text:style-name="T3">,</text:span>不相信我說的<text:span text:style-name="T3">)</text:span>可是<text:span text:style-name="T3">,</text:span>這藥說是進口的祕方<text:span text:style-name="T3">,</text:span>吃了腦部就不會缺氧<text:span text:style-name="T3">.<text:line-break/></text:span>醫<text:span text:style-name="T3">: </text:span>如果妳不信<text:span text:style-name="T3">,</text:span>那我也沒意見<text:span text:style-name="T3">,</text:span>妳可以帶小孩繼續給她看啊<text:span text:style-name="T3">.<text:line-break/></text:span>家屬<text:span text:style-name="T3">: </text:span>可是我們沒那麼多錢<text:span text:style-name="T3">.<text:line-break/></text:span>醫<text:span text:style-name="T3">: </text:span>那我也沒辦法<text:span text:style-name="T3">.<text:line-break/></text:span>家屬<text:span text:style-name="T3">: </text:span>陳醫師<text:span text:style-name="T3">,</text:span>那你再幫我看看其它這些藥<text:span text:style-name="T3">,</text:span>能不能請你也開這些顧腦的藥給他<text:span text:style-name="T3">? </text:span>我求求你<text:span text:style-name="T3">. (</text:span>開始哭<text:span text:style-name="T3">...)<text:line-break/></text:span>醫<text:span text:style-name="T3">: </text:span>妳要我開藥<text:span text:style-name="T3">,</text:span>就要讓我來開<text:span text:style-name="T3">,</text:span>而不是指定我開一些甚至根本不適合的藥<text:span text:style-name="T3">.<text:line-break/></text:span>家屬<text:span text:style-name="T3">: </text:span>那個醫生說我小孩腦部缺氧要趕快救<text:span text:style-name="T3">,</text:span>求求你也開這些藥給他<text:span text:style-name="T3">. (</text:span>說著說著<text:span text:style-name="T3">,</text:span>又從皮包拿出更多藥<text:span text:style-name="T3">),</text:span>這個黃的也麻煩你開<text:span text:style-name="T3">.<text:line-break/></text:span>醫<text:span text:style-name="T3">: </text:span>黃的是什麼藥妳知道嗎<text:span text:style-name="T3">?<text:line-break/></text:span>家屬<text:span text:style-name="T3">: </text:span>我不知道<text:span text:style-name="T3">.<text:line-break/></text:span>醫<text:span text:style-name="T3">: </text:span>不知道為什麼一定要我開這個藥<text:span text:style-name="T3">?<text:line-break/></text:span>家屬<text:span text:style-name="T3">: </text:span>我也不知道<text:span text:style-name="T3">,</text:span>那醫生說是增加腦部賀爾蒙<text:span text:style-name="T3">,</text:span>也是要自費買<text:span text:style-name="T3">.<text:line-break/></text:span>醫<text:span text:style-name="T3">: </text:span>這種藥不需要開<text:span text:style-name="T3">,</text:span>只是一種鎮靜劑<text:span text:style-name="T3">,</text:span>跟他現在的病情不相干<text:span text:style-name="T3">. </text:span>他不需要吃這麼強的鎮靜劑<text:span text:style-name="T3">,</text:span>而且這個一顆才五毛錢<text:span text:style-name="T3">.<text:line-break/></text:span>家屬<text:span text:style-name="T3">: </text:span>可是他腦部賀爾蒙不夠怎麼辦<text:span text:style-name="T3">?(</text:span>又開始哭<text:span text:style-name="T3">...)<text:line-break/></text:span>醫<text:span text:style-name="T3">: </text:span>妳不要管什麼腦部賀爾蒙<text:span text:style-name="T3">,</text:span>就照我開的這兩顆藥吃就夠了<text:span text:style-name="T3">.<text:line-break/></text:span>家屬<text:span text:style-name="T3">: </text:span>為什麼你開這麼少藥<text:span text:style-name="T3">,</text:span>是不是要自費<text:span text:style-name="T3">? </text:span>如果要自費沒關係<text:span text:style-name="T3">,</text:span>拜託你盡量救我的小孩<text:span text:style-name="T3">.<text:line-break/></text:span>醫<text:span text:style-name="T3">: </text:span>所有藥健保都有給付<text:span text:style-name="T3">,</text:span>不需要自費<text:span text:style-name="T3">,</text:span>藥也不是吃越多病就好越快<text:span text:style-name="T3">,</text:span>就照我開的這兩顆藥吃就好了<text:span text:style-name="T3">.<text:line-break/></text:span>病人乙<text:span text:style-name="T3">: </text:span>對啊<text:span text:style-name="T3">,</text:span>我不要吃太多藥<text:span text:style-name="T3">,</text:span>現在這樣吃都不會昏昏沉沉<text:span text:style-name="T3">.<text:line-break/></text:span>家屬<text:span text:style-name="T3">: (</text:span>轉頭罵病人乙<text:span text:style-name="T3">)</text:span>你不懂就不要說話<text:span text:style-name="T3">.<text:line-break/></text:span>醫<text:span text:style-name="T3">: </text:span>照我開的這樣吃就對<text:span text:style-name="T3">.<text:line-break/></text:span>家屬<text:span text:style-name="T3">: </text:span>可是<text:span text:style-name="T3">,</text:span>為什麼吃你的藥我發現他飯後會想吃煙<text:span text:style-name="T3">,</text:span>以前都是九點才抽一根<text:span text:style-name="T3">,</text:span>現在七八點就抽了<text:span text:style-name="T3">. </text:span>怎麼會這樣<text:span text:style-name="T3">? </text:span>是不是吃你的藥造成腦部缺氧<text:span text:style-name="T3">?<text:line-break/></text:span>醫<text:span text:style-name="T3">: </text:span>不會腦部缺氧<text:span text:style-name="T3">.</text:span>缺氧就開窗戶讓空氣流通<text:span text:style-name="T3">,</text:span>不是靠吃藥<text:span text:style-name="T3">.<text:line-break/></text:span>家屬<text:span text:style-name="T3">: (</text:span>又從皮包掏出一包藥<text:span text:style-name="T3">)</text:span>陳醫師<text:span text:style-name="T3">,</text:span>那請你開這個藥給他<text:span text:style-name="T3">,</text:span>也是治療缺氧的<text:span text:style-name="T3">.<text:line-break/></text:span>醫<text:span text:style-name="T3">: </text:span>這是抗憂鬱的藥<text:span text:style-name="T3">,</text:span>他又沒有憂鬱症為什麼要我開這個藥<text:span text:style-name="T3">,</text:span>而且他病吃抗鬱劑有可能反而會使原有的病情惡化<text:span text:style-name="T3">.<text:line-break/></text:span>家屬<text:span text:style-name="T3">: </text:span>他不吃會缺氧頭痛<text:span text:style-name="T3">,</text:span>醫生說以後會笨掉<text:span text:style-name="T3">.<text:line-break/></text:span>醫<text:span text:style-name="T3">: </text:span>沒有這回事<text:span text:style-name="T3">.<text:line-break/></text:span>家屬<text:span text:style-name="T3">: </text:span>那個醫師也有說是抗憂鬱的藥<text:span text:style-name="T3">,</text:span>我們唸佛的一些師姐好像也有憂鬱症ㄋ<text:span text:style-name="T3">~<text:line-break/></text:span>醫<text:span text:style-name="T3">: </text:span>好<text:span text:style-name="T3">,</text:span>你們去拿藥吧<text:span text:style-name="T3">.<text:line-break/></text:span>家屬<text:span text:style-name="T3">: </text:span>那個師姐晚上都睡不著<text:span text:style-name="T3">,</text:span>為什麼會這樣<text:span text:style-name="T3">?<text:line-break/></text:span>醫<text:span text:style-name="T3">: </text:span>我不知道妳師姐為什麼晚上睡不著<text:span text:style-name="T3">?</text:span>妳們下去拿藥吧<text:span text:style-name="T3">.<text:line-break/></text:span>家屬<text:span text:style-name="T3">: </text:span>那個師姐我問她話她都不太愛講<text:span text:style-name="T3">,</text:span>是不是也是一種憂鬱症<text:span text:style-name="T3">?<text:line-break/></text:span>醫<text:span text:style-name="T3">: </text:span>我不知道她有沒有憂鬱症<text:span text:style-name="T3">,</text:span>妳師姐自己會處理自己的事<text:span text:style-name="T3">.<text:line-break/></text:span>家屬<text:span text:style-name="T3">: </text:span>有一次她<text:span text:style-name="T3">....(</text:span>一大段冗長敘述<text:span text:style-name="T3">)</text:span>講一講就哭起來<text:span text:style-name="T3">,</text:span>是不是一種憂鬱症<text:span text:style-name="T3">?<text:line-break/></text:span>醫<text:span text:style-name="T3">: </text:span>我沒見過妳師姐<text:span text:style-name="T3">,</text:span>妳講這些我沒辦法知道她有沒有憂鬱症<text:span text:style-name="T3">.</text:span>你們去拿藥吧<text:span text:style-name="T3">.<text:line-break/></text:span>家屬<text:span text:style-name="T3">: </text:span>沒有憂鬱症怎麼會哭<text:span text:style-name="T3">?<text:line-break/></text:span>醫<text:span text:style-name="T3">: </text:span>我不知道妳師姐沒有憂鬱症<text:span text:style-name="T3">,</text:span>有的話她也會自己處理或是妳可以建議她去就醫<text:span text:style-name="T3">.<text:line-break/></text:span>家屬<text:span text:style-name="T3">: (</text:span>又是一段冗長敘述她師姐如何如何<text:span text:style-name="T3">)<text:line-break/></text:span>醫<text:span text:style-name="T3">: </text:span>好<text:span text:style-name="T3">,</text:span>我知道了<text:span text:style-name="T3">,</text:span>你們快去拿藥吧<text:span text:style-name="T3">.<text:line-break/></text:span>家屬<text:span text:style-name="T3">: </text:span>我師姐<text:span text:style-name="T3">...<text:line-break/></text:span>醫<text:span text:style-name="T3">: </text:span>妳不用管妳師姐有沒有憂鬱症吧<text:span text:style-name="T3">,</text:span>你們快去拿藥<text:span text:style-name="T3">.<text:line-break/></text:span>家屬<text:span text:style-name="T3">: </text:span>你有沒有開那顆黃色顧腦的藥<text:span text:style-name="T3">?<text:line-break/></text:span>醫<text:span text:style-name="T3">: </text:span>我照我自己的方式開<text:span text:style-name="T3">,</text:span>不需要什麼顧腦藥<text:span text:style-name="T3">,</text:span>那也不是顧腦藥<text:span text:style-name="T3">.<text:line-break/></text:span>家屬<text:span text:style-name="T3">: </text:span>他腦部缺氧的問題<text:span text:style-name="T3">....<text:line-break/></text:span>醫<text:span text:style-name="T3">: </text:span>好了<text:span text:style-name="T3">,</text:span>快去拿藥吧<text:span text:style-name="T3">,</text:span>他腦部沒有缺氧<text:span text:style-name="T3">,</text:span>我整天窩在這裡看診密不通風<text:span text:style-name="T3">,</text:span>腦部才會缺氧<text:span text:style-name="T3">.<text:line-break/></text:span>家屬<text:span text:style-name="T3">: </text:span>我師姐那個不是憂鬱症嗎<text:span text:style-name="T3">?<text:line-break/></text:span>醫<text:span text:style-name="T3">(</text:span>無奈<text:span text:style-name="T3">....)</text:span>你們去拿藥吧<text:span text:style-name="T3">.<text:line-break/><text:line-break/></text:span>接著換下一個病人丙<text:span text:style-name="T3"><text:line-break/></text:span>醫<text:span text:style-name="T3">: </text:span>妳很久沒來了<text:span text:style-name="T3">,</text:span>最近還好吧<text:span text:style-name="T3">?<text:line-break/></text:span>病人丙<text:span text:style-name="T3">: </text:span>我不要藍色的那一顆<text:span text:style-name="T3">,</text:span>我要白色長長那一種<text:span text:style-name="T3">.<text:line-break/></text:span>醫<text:span text:style-name="T3">: </text:span>我沒有開藍色的<text:span text:style-name="T3">,</text:span>什麼是白色長長<text:span text:style-name="T3">?<text:line-break/></text:span>病人丙<text:span text:style-name="T3">: </text:span>不是你開的那可能是成大開的<text:span text:style-name="T3">.<text:line-break/></text:span>醫<text:span text:style-name="T3">: </text:span>你睡眠有比較好嗎<text:span text:style-name="T3">?<text:line-break/></text:span>病人丙<text:span text:style-name="T3">: </text:span>我要黃的一顆<text:span text:style-name="T3">,</text:span>大大圓圓的要五顆<text:span text:style-name="T3">,</text:span>還有細細長長的那個我要白天三顆<text:span text:style-name="T3">,</text:span>晚上兩顆<text:span text:style-name="T3">.<text:line-break/></text:span>醫<text:span text:style-name="T3">: </text:span>我聽不懂妳是要我開什麼藥<text:span text:style-name="T3">? </text:span>為什麼要這樣開<text:span text:style-name="T3">?<text:line-break/></text:span>病人丙<text:span text:style-name="T3">: </text:span>就是那個脖子緊緊的<text:span text:style-name="T3">,</text:span>要吃黃的那一顆才有用<text:span text:style-name="T3">.<text:line-break/></text:span>醫<text:span text:style-name="T3">: </text:span>我開的藥沒有黃色的<text:span text:style-name="T3">.<text:line-break/></text:span>病人丙<text:span text:style-name="T3">: </text:span>那是成大開的<text:span text:style-name="T3">,</text:span>你換藍色的給我好了<text:span text:style-name="T3">,</text:span>我要一天六顆<text:span text:style-name="T3">.<text:line-break/></text:span>醫<text:span text:style-name="T3">: </text:span>我不知道妳在說什麼藥<text:span text:style-name="T3">,</text:span>我上次就只開一種藥<text:span text:style-name="T3">,</text:span>小小的白色的<text:span text:style-name="T3">.<text:line-break/></text:span>病人丙<text:span text:style-name="T3">: </text:span>那個我沒有吃<text:span text:style-name="T3">.</text:span>我最近都是吃黃色的還有藍色的<text:span text:style-name="T3">.<text:line-break/></text:span>醫<text:span text:style-name="T3">:</text:span>那妳要不要乾脆去別的地方看<text:span text:style-name="T3">,</text:span>因為我不知道妳在說什麼藥<text:span text:style-name="T3">.<text:line-break/></text:span>病人丙<text:span text:style-name="T3">: </text:span>你不知道黃色橢圓的<text:span text:style-name="T3">? </text:span>那你就看你這邊有沒有類似的藥就開給我<text:span text:style-name="T3">.<text:line-break/></text:span>醫<text:span text:style-name="T3">: </text:span>妳現在是有什麼症狀<text:span text:style-name="T3">?<text:line-break/></text:span>病人丙<text:span text:style-name="T3">: </text:span>我這個肚子啊<text:span text:style-name="T3">. </text:span>ㄟ<text:span text:style-name="T3">? </text:span>你這裏有體重計喔<text:span text:style-name="T3">,</text:span>我量一下<text:span text:style-name="T3">~</text:span>哇<text:span text:style-name="T3">,47</text:span>公斤<text:span text:style-name="T3">.<text:line-break/></text:span>醫<text:span text:style-name="T3">: </text:span>妳現在主要是哪裡不舒服<text:span text:style-name="T3">?<text:line-break/></text:span>病人丙<text:span text:style-name="T3">:</text:span>就這個肚子啊<text:span text:style-name="T3">.<text:line-break/></text:span>醫<text:span text:style-name="T3">: </text:span>肚子痛嗎<text:span text:style-name="T3">?<text:line-break/></text:span>病人丙<text:span text:style-name="T3">: </text:span>不是啦<text:span text:style-name="T3">,</text:span>肚子太多油太肥啦<text:span text:style-name="T3">.<text:line-break/></text:span>醫<text:span text:style-name="T3">: ....(</text:span>默然<text:span text:style-name="T3">)<text:line-break/></text:span>病人丙<text:span text:style-name="T3">: </text:span>這個問題要怎麼解決<text:span text:style-name="T3">?<text:line-break/></text:span>醫<text:span text:style-name="T3">: </text:span>減肥不是我的專長<text:span text:style-name="T3">.<text:line-break/></text:span>病人丙<text:span text:style-name="T3">: </text:span>我沒有要你幫我減肥<text:span text:style-name="T3">,</text:span>我要你開吃了不想吃飯的藥<text:span text:style-name="T3">.<text:line-break/></text:span>醫<text:span text:style-name="T3">: </text:span>我不會為了減肥開藥給病人<text:span text:style-name="T3">.<text:line-break/></text:span>病人丙<text:span text:style-name="T3">: </text:span>那你就開黃的一顆<text:span text:style-name="T3">,</text:span>大大圓圓的要五顆<text:span text:style-name="T3">,</text:span>還有細細長長的那個我要白天三顆<text:span text:style-name="T3">,</text:span>晚上兩顆<text:span text:style-name="T3">.<text:line-break/></text:span>醫<text:span text:style-name="T3">: </text:span>為什麼妳來看醫生卻要自己決定吃什藥<text:span text:style-name="T3">? </text:span>看病吃藥又不是去餐廳點菜<text:span text:style-name="T3">. </text:span>我只能照我自己的方式開藥<text:span text:style-name="T3">.<text:line-break/></text:span>病人丙<text:span text:style-name="T3">: </text:span>好<text:span text:style-name="T3">,</text:span>那我下去拿藥時再跟藥師討藥來看<text:span text:style-name="T3">,</text:span>看你們有什麼藥<text:span text:style-name="T3">,</text:span>我再來決定要你再開哪些藥<text:span text:style-name="T3">.<text:line-break/></text:span>醫<text:span text:style-name="T3">: (</text:span>默然<text:span text:style-name="T3">...)<text:line-break/><text:line-break/></text:span>不久<text:span text:style-name="T3">,</text:span>藥師打電話上來說病人丙要求吃<text:span text:style-name="T3">A</text:span>藥不吃<text:span text:style-name="T3">B</text:span>藥<text:span text:style-name="T3">,</text:span>吃<text:span text:style-name="T3">C</text:span>藥不吃<text:span text:style-name="T3">D</text:span>藥<text:span text:style-name="T3">...</text:span></text:p>
      <text:p text:style-name="P1"><text:span text:style-name="T1">陳真</text:span><text:s/>  |  2012.05.07 18:23   |   <text:a xlink:type="simple" xlink:href="http://palinfo.habago.org/Entry?Command=Information_PrintForum&amp;iPage=507#FORUM31486"><text:span text:style-name="T2">#</text:span></text:a></text:p>
      <text:p text:style-name="P3">這的確是一場豪睹<text:span text:style-name="T3">,</text:span>但我全憑經濟直覺及某種政治嗅覺賭它會贏<text:span text:style-name="T3">,</text:span>歐洲會比既有的撙節政策更能走向成長<text:span text:style-name="T3">,</text:span>至少在外交政策上會少一點卑鄙齷齪<text:span text:style-name="T3">. <text:line-break/><text:line-break/></text:span>不過<text:span text:style-name="T3">,</text:span>萬一這全新思維睹輸了<text:span text:style-name="T3">,</text:span>全球經濟恐怕會是一場空前的災難<text:span text:style-name="T3">.<text:line-break/><text:line-break/></text:span>陳真<text:span text:style-name="T3"><text:line-break/><text:line-break/>==========<text:line-break/></text:span>歐蘭德當選<text:span text:style-name="T3"><text:s/></text:span>英媒：是場賭注<text:span text:style-name="T3"><text:line-break/><text:line-break/></text:span>中央社<text:span text:style-name="T3"><text:s/>– 2012</text:span>年<text:span text:style-name="T3">5</text:span>月<text:span text:style-name="T3">7</text:span>日<text:span text:style-name="T3"><text:line-break/><text:line-break/></text:span>（中央社倫敦<text:span text:style-name="T3">7</text:span>日綜合外電報導）法國社會黨候選人歐蘭德贏得總統決選，阻斷沙柯吉連任之路。英國各報今天都說，歐蘭德的勝利是一場賭注，不是讓歐洲政經局勢陷入混亂，就是帶領歐洲走向成長。<text:span text:style-name="T3"><text:line-break/><text:line-break/></text:span>中間偏右的「泰晤士報」（<text:span text:style-name="T3">The Times</text:span>）頭版斗大標題寫著：「法國向左轉反撙節」。<text:span text:style-name="T3"><text:line-break/><text:line-break/></text:span>泰晤士報社論說，法國和希臘兩場大選凸顯歐洲「發生重大政治轉變」，也就是遠離撙節方案，邁向政府主導的經濟成長倡議。社論警告，失敗恐帶來災難性後果。<text:span text:style-name="T3"><text:line-break/><text:line-break/></text:span>文中說：「本週末幾場戲劇性選舉並未改變歐債危機的根本原因，且無論是歐蘭德（<text:span text:style-name="T3">Francois Hollande</text:span>）還是爭奪雅典政權的那群人，看不到他們有意處理問題的跡象。」<text:span text:style-name="T3"><text:line-break/><text:line-break/></text:span>泰晤士報也說，歐蘭德拒絕撙節簡直是在「玩火」。報導認為，歐蘭德要求重新談判歐洲聯盟（<text:span text:style-name="T3">EU</text:span>）財政協定之舉「尤其危險」。<text:span text:style-name="T3"><text:line-break/><text:line-break/></text:span>中間偏右「每日電訊報」（<text:span text:style-name="T3">The Daily Telegraph</text:span>）也以頭版頭條「歐蘭德之勝讓歐盟踏上混亂之路」，預測這是風暴來臨的前兆。<text:span text:style-name="T3"><text:line-break/><text:line-break/></text:span>但最嚴厲的評價來自同樣中間偏右的「每日郵報」（<text:span text:style-name="T3">Daily Mail</text:span>）。整篇頭版寫著「緊縮再見！新歐元危機：法國人選擇重返毀滅性支出模式」。<text:span text:style-name="T3"><text:line-break/><text:line-break/></text:span>中間偏左的「衛報」（<text:span text:style-name="T3">The Guardian</text:span>）的評估最樂觀，但也坦承歐蘭德政策失敗的話，可能會是一大災難。<text:span text:style-name="T3"><text:line-break/><text:line-break/></text:span>衛報的社論說：「法國新方向對緊縮財政協定是致命的一擊，這項協定向來是歐洲因應債務危機的支柱。」<text:span text:style-name="T3"><text:line-break/><text:line-break/></text:span>衛報警告：「不是歐蘭德先生透過創造就業和刺激經濟成長來逆轉這股毀滅力量，就是極右派逮到機會讓移民和中央政府成為代罪羔羊。」<text:span text:style-name="T3"><text:line-break/><text:line-break/></text:span>「伴隨而來的將是保護主義和排外的民族主義。」<text:span text:style-name="T3"><text:line-break/><text:line-break/></text:span>左傾「獨立報」（<text:span text:style-name="T3">Independent</text:span>）也審慎給予讚揚，同時指出，歐蘭德以出乎預料的小幅勝選，代表選民立場轉向幅度未達歐蘭德支持者宣稱的歷史性程度。根據該報社論，這場選舉不過是凸顯法國和歐洲目前充斥的分歧。（譯者：中央社盧映孜）<text:span text:style-name="T3">1010507</text:span></text:p>
      <text:p text:style-name="P1"><text:span text:style-name="T1">陳真</text:span><text:s/>  |  2012.05.07 17:39   |   <text:a xlink:type="simple" xlink:href="http://palinfo.habago.org/Entry?Command=Information_PrintForum&amp;iPage=507#FORUM31485"><text:span text:style-name="T2">#</text:span></text:a></text:p>
      <text:p text:style-name="P2">醫<text:span text:style-name="T3">: </text:span>第一次來嗎<text:span text:style-name="T3">? </text:span>你怎麼樣<text:span text:style-name="T3">? </text:span>哪裡不舒服<text:span text:style-name="T3">?<text:line-break/></text:span>病人甲<text:span text:style-name="T3">: </text:span>嘿嘿<text:span text:style-name="T3">,</text:span>不用說了<text:span text:style-name="T3">,</text:span>我說這樣你就應該懂了吧<text:span text:style-name="T3">?<text:line-break/></text:span>醫<text:span text:style-name="T3">: </text:span>我不懂<text:span text:style-name="T3">,</text:span>可以說明一下嗎<text:span text:style-name="T3">?<text:line-break/></text:span>病人甲<text:span text:style-name="T3">: (</text:span>很有自信地笑<text:span text:style-name="T3">)</text:span>嘿嘿嘿<text:span text:style-name="T3">,</text:span>不用問我<text:span text:style-name="T3">.<text:line-break/></text:span>醫<text:span text:style-name="T3">: </text:span>我要知道你需要我做什麼<text:span text:style-name="T3">?<text:line-break/></text:span>病人甲<text:span text:style-name="T3">: </text:span>你是醫生<text:span text:style-name="T3">,</text:span>我講這樣就很清楚了<text:span text:style-name="T3">,</text:span>還有什麼好說<text:span text:style-name="T3">?<text:line-break/></text:span>醫<text:span text:style-name="T3">: ....(</text:span>默然一會<text:span text:style-name="T3">)</text:span>你不說我怎麼會知道<text:span text:style-name="T3">?<text:line-break/></text:span>病人甲<text:span text:style-name="T3">: </text:span>就是阿雄啊<text:span text:style-name="T3">.<text:line-break/></text:span>醫<text:span text:style-name="T3">: </text:span>誰是阿雄<text:span text:style-name="T3">?<text:line-break/></text:span>病人甲<text:span text:style-name="T3">: </text:span>我兒子啦<text:span text:style-name="T3">.<text:line-break/></text:span>醫<text:span text:style-name="T3">:</text:span>你兒子<text:span text:style-name="T3">? </text:span>然後呢<text:span text:style-name="T3">?<text:line-break/></text:span>病人甲<text:span text:style-name="T3">: </text:span>不知道他在幹什麼<text:span text:style-name="T3">. </text:span>就是那家速食店啊<text:span text:style-name="T3">.<text:line-break/></text:span>醫<text:span text:style-name="T3">: </text:span>什麼速食店<text:span text:style-name="T3">? </text:span>所以<text:span text:style-name="T3">...<text:line-break/></text:span>病人甲<text:span text:style-name="T3">: </text:span>中華路那一家<text:span text:style-name="T3">,</text:span>裝潢不錯<text:span text:style-name="T3">,</text:span>不過也沒什麼啦<text:span text:style-name="T3">,</text:span>年輕人就是要創業<text:span text:style-name="T3">.<text:line-break/></text:span>醫<text:span text:style-name="T3">: </text:span>我聽不懂<text:span text:style-name="T3">,</text:span>你希望我幫你做些什麼呢<text:span text:style-name="T3">? </text:span>你身體有什麼不舒服嗎<text:span text:style-name="T3">?<text:line-break/></text:span>病人甲<text:span text:style-name="T3">: </text:span>胃不好啦<text:span text:style-name="T3">.<text:line-break/></text:span>醫<text:span text:style-name="T3">: </text:span>怎樣不好<text:span text:style-name="T3">.<text:line-break/></text:span>病人甲<text:span text:style-name="T3">: </text:span>哪有<text:span text:style-name="T3">? </text:span>哪有什麼不好<text:span text:style-name="T3">? </text:span>整天大魚大肉<text:span text:style-name="T3">,</text:span>鐵胃怎麼會不好<text:span text:style-name="T3">?<text:line-break/></text:span>醫<text:span text:style-name="T3">: ....?<text:line-break/></text:span>醫<text:span text:style-name="T3">: </text:span>那你來看病是要為了什麼<text:span text:style-name="T3">?<text:line-break/></text:span>病人甲<text:span text:style-name="T3">: </text:span>中華路轉角不是還有一家什麼火鍋店嗎<text:span text:style-name="T3">? </text:span>我們常常去那裡吃<text:span text:style-name="T3">, </text:span>不知道是吃了什麼死人骨頭結果卻睡不著<text:span text:style-name="T3">.<text:line-break/></text:span>醫<text:span text:style-name="T3">: </text:span>你是說你失眠嗎<text:span text:style-name="T3">?<text:line-break/></text:span>病人甲<text:span text:style-name="T3">: </text:span>睡得像豬<text:span text:style-name="T3">,</text:span>哪有失眠<text:span text:style-name="T3">?<text:line-break/></text:span>醫<text:span text:style-name="T3">:....? <text:line-break/></text:span>醫<text:span text:style-name="T3">: </text:span>那你是希望我做什麼<text:span text:style-name="T3">?<text:line-break/></text:span>病人甲<text:span text:style-name="T3">: </text:span>看有沒有什麼藥可以顧腦<text:span text:style-name="T3">?<text:line-break/></text:span>醫<text:span text:style-name="T3">: </text:span>你的腦怎麼了<text:span text:style-name="T3">?<text:line-break/></text:span>病人甲<text:span text:style-name="T3">: </text:span>不知道<text:span text:style-name="T3">.<text:line-break/></text:span>醫<text:span text:style-name="T3">: </text:span>那為什麼要顧腦<text:span text:style-name="T3">?<text:line-break/></text:span>病人甲<text:span text:style-name="T3">: </text:span>嘿嘿嘿<text:span text:style-name="T3">,</text:span>我就講到這裡<text:span text:style-name="T3">,</text:span>其它不用多說了<text:span text:style-name="T3">.(</text:span>接著用大約十分鐘開始詳細描述阿雄也就是他兒子跟生意夥伴甲乙病丁戊己庚辛的瑣碎對話<text:span text:style-name="T3">)<text:line-break/></text:span>醫<text:span text:style-name="T3">: </text:span>你跟我講你兒子這些對話<text:span text:style-name="T3">,</text:span>是要告訴我什麼<text:span text:style-name="T3">?<text:line-break/></text:span>病人甲<text:span text:style-name="T3">: </text:span>你不覺得我兒子<text:span text:style-name="T3">(</text:span>做生意<text:span text:style-name="T3">)</text:span>很厲害嗎<text:span text:style-name="T3">?<text:line-break/></text:span>醫<text:span text:style-name="T3">: </text:span>嗯<text:span text:style-name="T3">,</text:span>很厲害<text:span text:style-name="T3">. </text:span>那你是要我做什麼<text:span text:style-name="T3">?<text:line-break/></text:span>病人甲<text:span text:style-name="T3">: </text:span>啊你不是在問我的腦<text:span text:style-name="T3">? </text:span>什麼事我都記得<text:span text:style-name="T3">,</text:span>再久的一句話我也記得<text:span text:style-name="T3">.<text:line-break/></text:span>醫<text:span text:style-name="T3">: </text:span>那很好啊<text:span text:style-name="T3">,</text:span>為什麼要顧腦<text:span text:style-name="T3">?<text:line-break/></text:span>病人甲<text:span text:style-name="T3">: </text:span>聽人家說你這裡顧腦很厲害<text:span text:style-name="T3">.<text:line-break/></text:span>醫<text:span text:style-name="T3">: </text:span>世界上沒有什麼顧腦的藥<text:span text:style-name="T3">,</text:span>所有的藥都是為了治療某一些症狀<text:span text:style-name="T3">,</text:span>如果你沒有症狀就不用吃藥<text:span text:style-name="T3">.<text:line-break/></text:span>病人甲<text:span text:style-name="T3">: </text:span>我兒子說他有時候頭會暈暈<text:span text:style-name="T3">,</text:span>那是怎麼樣<text:span text:style-name="T3">?</text:span>我想說順便也幫他拿藥<text:span text:style-name="T3">.<text:line-break/></text:span>醫<text:span text:style-name="T3">: </text:span>那你得叫他自己親自來看診才能檢查<text:span text:style-name="T3">,</text:span>而不是叫你代替他來看病<text:span text:style-name="T3">.<text:line-break/></text:span>病人甲<text:span text:style-name="T3">: </text:span>他都是吃中藥<text:span text:style-name="T3">,</text:span>通血路<text:span text:style-name="T3">,</text:span>你們這裡有沒有可以通血路的<text:span text:style-name="T3">?<text:line-break/></text:span>醫<text:span text:style-name="T3">: </text:span>你要叫他自己來看醫生做檢查<text:span text:style-name="T3"><text:line-break/></text:span>病人甲<text:span text:style-name="T3">: </text:span>中醫是說他氣血比較虛<text:span text:style-name="T3">. </text:span>這個你們西醫比較不懂吧<text:span text:style-name="T3">.<text:line-break/></text:span>醫<text:span text:style-name="T3">: </text:span>這我沒意見<text:span text:style-name="T3">,</text:span>但你要叫他自己去看病而不是你來幫他拿什麼顧腦通血路<text:span text:style-name="T3">.<text:line-break/></text:span>病人甲<text:span text:style-name="T3">: </text:span>我們父子肝火都比較旺<text:span text:style-name="T3">,</text:span>人比較會疲勞<text:span text:style-name="T3">.<text:line-break/></text:span>醫<text:span text:style-name="T3">: </text:span>你兒子要叫他自己親自去看病<text:span text:style-name="T3">,</text:span>如果是你自己比較疲勞<text:span text:style-name="T3">,</text:span>那就多休息或做一些基本的身體檢查比如肝功能<text:span text:style-name="T3">.<text:line-break/></text:span>病人甲<text:span text:style-name="T3">: </text:span>那為什麼中醫把個脈就說我虛火旺腎比較虛而且心臟沒力<text:span text:style-name="T3">? </text:span>診斷得準準準<text:span text:style-name="T3">!!<text:line-break/></text:span>醫<text:span text:style-name="T3">: </text:span>我聽不懂中醫那些說法<text:span text:style-name="T3">,</text:span>而且也不相信把個脈就馬上知道五臟六腑的狀況<text:span text:style-name="T3">. </text:span>但是如果你相信<text:span text:style-name="T3">,</text:span>那就去給中醫看<text:span text:style-name="T3">.<text:line-break/></text:span>病人甲<text:span text:style-name="T3">: </text:span>可是就是吃沒效啊<text:span text:style-name="T3">,</text:span>我聽人家在講你這邊不錯所以才來找你<text:span text:style-name="T3">.<text:line-break/></text:span>醫<text:span text:style-name="T3">: </text:span>但是我不知道你到底是哪裡不舒服<text:span text:style-name="T3">?<text:line-break/></text:span>病人甲<text:span text:style-name="T3">: </text:span>你是醫生啊<text:span text:style-name="T3">.<text:line-break/></text:span>醫<text:span text:style-name="T3">: </text:span>但是我不會算命也不會診斷經脈血路<text:span text:style-name="T3">,</text:span>你不自己說我不可能知道你哪裡不舒服<text:span text:style-name="T3">.<text:line-break/></text:span>病人甲<text:span text:style-name="T3">: (</text:span>開始又進入細節描述<text:span text:style-name="T3">,</text:span>描述自己的居家狀況及好朋友之間的日常對話<text:span text:style-name="T3">.)<text:line-break/></text:span>醫<text:span text:style-name="T3">: (</text:span>已經問診了半個小時<text:span text:style-name="T3">,</text:span>疲憊不堪<text:span text:style-name="T3">,</text:span>努力打斷他的日常生活細節描述<text:span text:style-name="T3">)</text:span>嗯<text:span text:style-name="T3">,</text:span>我知道<text:span text:style-name="T3">,</text:span>你朋友很多<text:span text:style-name="T3">,</text:span>事業很成功<text:span text:style-name="T3">,</text:span>子女很有才華<text:span text:style-name="T3">. </text:span>你應該沒什麼病<text:span text:style-name="T3">,</text:span>那你去退掛號好了<text:span text:style-name="T3">.<text:line-break/></text:span>病人甲<text:span text:style-name="T3">: </text:span>沒病是你說的喔<text:span text:style-name="T3">,</text:span>回去之後如果怎麼樣你要負責嗎<text:span text:style-name="T3">? </text:span>嘿嘿嘿<text:span text:style-name="T3">...</text:span>醫生你很幽默喔<text:span text:style-name="T3">.<text:line-break/></text:span>醫<text:span text:style-name="T3">: </text:span>我是說我不知道我能幫助你什麼<text:span text:style-name="T3">.<text:line-break/></text:span>病人甲<text:span text:style-name="T3">: </text:span>不然你開一些維他命給我好了<text:span text:style-name="T3">.<text:line-break/></text:span>醫<text:span text:style-name="T3">: </text:span>維他命也是藥<text:span text:style-name="T3">,</text:span>不能亂吃<text:span text:style-name="T3">. </text:span>你飲食營養狀況不好嗎<text:span text:style-name="T3">?<text:line-break/></text:span>病人甲<text:span text:style-name="T3">: </text:span>你沒看我肥得像豬<text:span text:style-name="T3">,</text:span>我朋友常笑我說幹你娘你是吃一吃要抓去殺豬公是不是<text:span text:style-name="T3">? </text:span>嘿嘿嘿<text:span text:style-name="T3">..<text:line-break/></text:span>醫<text:span text:style-name="T3">: </text:span>所以你不用補充維他命<text:span text:style-name="T3">.<text:line-break/></text:span>病人甲<text:span text:style-name="T3">: </text:span>有時頭皮會癢癢那是怎樣<text:span text:style-name="T3">?<text:line-break/></text:span>醫<text:span text:style-name="T3">: (...</text:span>無奈默然<text:span text:style-name="T3">)</text:span>那應該沒什麼<text:span text:style-name="T3">.<text:line-break/></text:span>病人甲<text:span text:style-name="T3">: </text:span>常想要去揉眼睛<text:span text:style-name="T3">,</text:span>揉一揉就會去照鏡子看眼睛有沒有紅紅<text:span text:style-name="T3">.<text:line-break/></text:span>醫<text:span text:style-name="T3">:... <text:line-break/></text:span>病人甲<text:span text:style-name="T3">: </text:span>那你看我會不會工作操勞<text:span text:style-name="T3">,</text:span>幹伊娘有時候貨一直進來<text:span text:style-name="T3">,</text:span>處理不完搞到很晚<text:span text:style-name="T3">,</text:span>我這樣是不是工作太累<text:span text:style-name="T3">?<text:line-break/></text:span>醫<text:span text:style-name="T3">: </text:span>累不累是看你自己的感受<text:span text:style-name="T3">,</text:span>工作累不是一種病<text:span text:style-name="T3">. </text:span>你去退掛號吧<text:span text:style-name="T3">.<text:line-break/></text:span>病人甲<text:span text:style-name="T3">: </text:span>有時候會抱心抱心那是怎樣<text:span text:style-name="T3">?<text:line-break/></text:span>醫<text:span text:style-name="T3">: </text:span>抱心是想吐的意思嗎<text:span text:style-name="T3">? </text:span>常常這樣嗎<text:span text:style-name="T3">?<text:line-break/></text:span>病人甲<text:span text:style-name="T3">: </text:span>沒有啦<text:span text:style-name="T3">,</text:span>常常這樣你爸我不就沒命了<text:span text:style-name="T3">.<text:line-break/></text:span>醫<text:span text:style-name="T3">: </text:span>如果不是常常這樣那就沒關係<text:span text:style-name="T3">. </text:span>若不放心就去找相關的專科醫師做檢查<text:span text:style-name="T3">.<text:line-break/></text:span>病人甲<text:span text:style-name="T3">: </text:span>最主要是要顧腦和顧腰子<text:span text:style-name="T3">(</text:span>即腎臟<text:span text:style-name="T3">),</text:span>根據中醫在講<text:span text:style-name="T3">....(</text:span>又進入一長串緩慢而冗長有關中醫理論的瑣碎描述<text:span text:style-name="T3">)<text:line-break/></text:span>醫<text:span text:style-name="T3">: (</text:span>已經問診快一小時了<text:span text:style-name="T3">,</text:span>努力打斷對方的談話<text:span text:style-name="T3">)</text:span>如果你認同這些說法<text:span text:style-name="T3">,</text:span>就去找中醫<text:span text:style-name="T3">,</text:span>我沒意見<text:span text:style-name="T3">,</text:span>但我沒辦法開藥給你<text:span text:style-name="T3">,</text:span>你去退掛號<text:span text:style-name="T3">.<text:line-break/></text:span>病人甲<text:span text:style-name="T3">: </text:span>沒開藥不用收費吧<text:span text:style-name="T3">,</text:span>不然我就虧大了<text:span text:style-name="T3">.<text:line-break/></text:span>醫<text:span text:style-name="T3">: </text:span>不用<text:span text:style-name="T3">,</text:span>都不用錢<text:span text:style-name="T3">,</text:span>你直接去退掛號<text:span text:style-name="T3">,</text:span>就當做你沒有來看診<text:span text:style-name="T3">.<text:line-break/></text:span>病人甲<text:span text:style-name="T3">: </text:span>醫生<text:span text:style-name="T3">,</text:span>請教一下為什麼我們人會氣血不順<text:span text:style-name="T3">,</text:span>飲食上要注意什麼<text:span text:style-name="T3">?<text:line-break/></text:span>醫<text:span text:style-name="T3">: </text:span>我不懂那些<text:span text:style-name="T3">. </text:span>你去看中醫吧<text:span text:style-name="T3">.<text:line-break/></text:span>病人甲<text:span text:style-name="T3">: </text:span>醫生<text:span text:style-name="T3">,</text:span>你是基督徒嗎<text:span text:style-name="T3">?<text:line-break/></text:span>醫<text:span text:style-name="T3">: </text:span>我不是<text:span text:style-name="T3">. </text:span>你要不要去退掛號<text:span text:style-name="T3">? </text:span>護士說外面有一些病人等很久在抗議說不等了要回去了<text:span text:style-name="T3">,</text:span>我們已經講很久了<text:span text:style-name="T3">.<text:line-break/></text:span>病人甲<text:span text:style-name="T3">: </text:span>信基督真的有效<text:span text:style-name="T3">,</text:span>我之前身體很差<text:span text:style-name="T3">,</text:span>生意也做不起來<text:span text:style-name="T3">,</text:span>改信基督後就<text:span text:style-name="T3">(</text:span>又是一長段打不斷的冗長描述<text:span text:style-name="T3">)...</text:span>感謝主<text:span text:style-name="T3">. </text:span>醫生<text:span text:style-name="T3">,</text:span>你做人不錯<text:span text:style-name="T3">,</text:span>你要趕快來教會信主<text:span text:style-name="T3">,</text:span>這樣你這邊生意就會好起來<text:span text:style-name="T3">,</text:span>患者會多到讓你看不完<text:span text:style-name="T3">.<text:line-break/></text:span>醫<text:span text:style-name="T3">: </text:span>謝謝<text:span text:style-name="T3">,</text:span>你趕快去退掛號吧<text:span text:style-name="T3">.<text:line-break/></text:span>病人甲<text:span text:style-name="T3">: </text:span>我小孩就是信主<text:span text:style-name="T3">....(</text:span>又要企圖講一長串生活細節<text:span text:style-name="T3">...)<text:line-break/></text:span>醫<text:span text:style-name="T3">: </text:span>好<text:span text:style-name="T3">,</text:span>我知道了<text:span text:style-name="T3">,</text:span>你趕快去退掛號吧<text:span text:style-name="T3">.<text:line-break/></text:span>病人甲<text:span text:style-name="T3">: </text:span>你可以來我們教會<text:span text:style-name="T3">,</text:span>我們教會水準很高喔<text:span text:style-name="T3">,</text:span>很多會友都是打高爾夫球<text:span text:style-name="T3">,</text:span>而且很多醫生<text:span text:style-name="T3">,</text:span>教授<text:span text:style-name="T3">,</text:span>都是開<text:span text:style-name="T3">XXYY (</text:span>等名車<text:span text:style-name="T3">). </text:span>我最近也開始跟我太太小孩都在學打高爾夫<text:span text:style-name="T3">. </text:span>醫生應該很會打吧<text:span text:style-name="T3">?<text:line-break/></text:span>醫<text:span text:style-name="T3">: </text:span>我不會打<text:span text:style-name="T3">,</text:span>你去退掛號吧<text:span text:style-name="T3">.<text:line-break/></text:span>病人甲<text:span text:style-name="T3">: </text:span>我們牧師也跟你一樣<text:span text:style-name="T3">,</text:span>講話慢慢的<text:span text:style-name="T3">,</text:span>很溫和<text:span text:style-name="T3">,</text:span>也是白頭髮<text:span text:style-name="T3">. </text:span>醫生你幾歲啊<text:span text:style-name="T3">? </text:span>四十了嗎<text:span text:style-name="T3">? </text:span>怎麼頭髮都白的<text:span text:style-name="T3">? </text:span>中醫說<text:span text:style-name="T3">...(</text:span>又要講一長串<text:span text:style-name="T3">)<text:line-break/></text:span>醫<text:span text:style-name="T3">: (</text:span>硬是打斷<text:span text:style-name="T3">)</text:span>好好好<text:span text:style-name="T3">,</text:span>我要看其他病人了<text:span text:style-name="T3">,</text:span>你去退掛號<text:span text:style-name="T3">.<text:line-break/></text:span>病人甲<text:span text:style-name="T3">: </text:span>醫生你知道<text:span text:style-name="T3">XX</text:span>診所嗎<text:span text:style-name="T3">? </text:span>也是你們這一科<text:span text:style-name="T3">,</text:span>哦<text:span text:style-name="T3">,</text:span>病人像海水<text:span text:style-name="T3">,</text:span>門一開就湧進來<text:span text:style-name="T3">,</text:span>講不到三句話就開藥換下一個病人<text:span text:style-name="T3">,</text:span>吼<text:span text:style-name="T3">,</text:span>很厲害<text:span text:style-name="T3">,</text:span>錢賺得嚇死人<text:span text:style-name="T3">,</text:span>每次去至少都要花三四千元買高貴藥補藥<text:span text:style-name="T3">,</text:span>聽說都是美國進口的藥<text:span text:style-name="T3">.<text:line-break/></text:span>醫<text:span text:style-name="T3">: </text:span>所有的藥健保都有給付<text:span text:style-name="T3">,</text:span>不用自費<text:span text:style-name="T3">,</text:span>你快去退掛號<text:span text:style-name="T3">.<text:line-break/></text:span>病人甲<text:span text:style-name="T3">: </text:span>這診所的房子是你買的或租的<text:span text:style-name="T3">?<text:line-break/></text:span>醫<text:span text:style-name="T3">: </text:span>不要再講了<text:span text:style-name="T3">,</text:span>你去退掛號<text:span text:style-name="T3">.<text:line-break/></text:span>病人甲<text:span text:style-name="T3">: </text:span>我會幫你介紹病人<text:span text:style-name="T3">.<text:line-break/></text:span>醫<text:span text:style-name="T3">: </text:span>不用不用<text:span text:style-name="T3">,</text:span>謝謝<text:span text:style-name="T3">,</text:span>你去退掛號<text:span text:style-name="T3">. (</text:span>起立開門送客<text:span text:style-name="T3">,</text:span>半推半擠給請了出去<text:span text:style-name="T3">)<text:line-break/><text:line-break/></text:span>我常告訴還沒畢業的醫學生們<text:span text:style-name="T3">,</text:span>你們不要對精神科有錯誤幻想<text:span text:style-name="T3">,</text:span>概念上或許比較寬廣<text:span text:style-name="T3">,</text:span>不像耳鼻喉科就只管耳鼻喉<text:span text:style-name="T3">,</text:span>但概念歸概念<text:span text:style-name="T3">,</text:span>實務卻又完全是另一回事<text:span text:style-name="T3">. </text:span>除非你真的不當精神科醫師會死<text:span text:style-name="T3">,</text:span>否則畢業後還是當其他科的醫生比較好混一些<text:span text:style-name="T3">.<text:line-break/><text:line-break/></text:span>很多圈外人以為精神科醫師面對很多悲慘的事<text:span text:style-name="T3">,</text:span>可能會給自己很大精神壓力<text:span text:style-name="T3">,</text:span>但事實上<text:span text:style-name="T3">,</text:span>如果你真的能夠很實質地幫助人<text:span text:style-name="T3">,</text:span>倒也沒什麼精神壓力可言<text:span text:style-name="T3">,</text:span>反倒最大的精神壓力是來自你所面對的<text:span text:style-name="T3">(</text:span>特別是在診所<text:span text:style-name="T3">)</text:span>往往是一些很瑣碎根本稱不上症狀或問題的<text:span text:style-name="T3"><text:s/>"</text:span>問題<text:span text:style-name="T3">",</text:span>或是<text:span text:style-name="T3">(</text:span>特別是在診所<text:span text:style-name="T3">)</text:span>面對各式各樣庸人自擾兼擾人的人格特質<text:span text:style-name="T3">,</text:span>而人格這東西基本上是無法改變的<text:span text:style-name="T3">.<text:line-break/><text:line-break/></text:span>維根斯坦晚年一直想去唸醫學系<text:span text:style-name="T3">,</text:span>想當精神科醫師<text:span text:style-name="T3">,</text:span>感謝主<text:span text:style-name="T3">,</text:span>還好醫學院不願讓他入學<text:span text:style-name="T3">,</text:span>否則維根司坦晚年那些重要哲學著作如<text:span text:style-name="T3"><text:s/>"ON CERTAINTY" </text:span>恐怕就永遠不會出現了<text:span text:style-name="T3">.</text:span></text:p>
      <text:p text:style-name="P1"><text:span text:style-name="T1">陳真</text:span><text:s/>  |  2012.05.07 04:53   |   <text:a xlink:type="simple" xlink:href="http://palinfo.habago.org/Entry?Command=Information_PrintForum&amp;iPage=507#FORUM31484"><text:span text:style-name="T2">#</text:span></text:a></text:p>
      <text:p text:style-name="P3">底下這網址的音質似乎好一些<text:span text:style-name="T3">,</text:span>而且同步有歌詞<text:span text:style-name="T3">. <text:line-break/><text:line-break/></text:span>必聽<text:span text:style-name="T3">(</text:span>至少一萬次<text:span text:style-name="T3">)!! </text:span>不聽砍頭<text:span text:style-name="T3">.<text:line-break/><text:line-break/>http://www.youtube.com/watch?v=nD_oPsjQ4bU&amp;feature=related<text:line-break/><text:line-break/></text:span>八美圖肯定是<text:span text:style-name="T3">ozon</text:span>拍得最好的一部<text:span text:style-name="T3">. </text:span>生命大概就是這麼一回事了<text:span text:style-name="T3">,</text:span>世上不會有不痛苦的愛<text:span text:style-name="T3">,</text:span>難道有人不是這樣<text:span text:style-name="T3">? </text:span>難道有人會真以為自己的生命一片陽光燦爛<text:span text:style-name="T3">?<text:line-break/></text:span></text:p>
      <text:p text:style-name="P1"><text:span text:style-name="T1">陳真</text:span><text:s/>  |  2012.05.06 03:36   |   <text:a xlink:type="simple" xlink:href="http://palinfo.habago.org/Entry?Command=Information_PrintForum&amp;iPage=507#FORUM31483"><text:span text:style-name="T2">#</text:span></text:a></text:p>
      <text:p text:style-name="P5"><text:span text:style-name="T1">如果生活讓你疲憊不堪</text:span>,<text:span text:style-name="T1">如果你對生命感到厭倦</text:span>,<text:span text:style-name="T1">那就想想我吧</text:span>;<text:span text:style-name="T1">如果你在孤獨的夜裏不知生命何去何從</text:span>,<text:span text:style-name="T1">如果你臨睡入夢經常盼望從此不再醒來</text:span>,<text:span text:style-name="T1">那為什麼我們不聽聽那些歌聲呢</text:span>? <text:line-break/><text:line-break/><text:span text:style-name="T1">還記得十年前</text:span>Ozon<text:span text:style-name="T1">那部</text:span><text:s/>8 femmes (<text:span text:style-name="T1">八美圖</text:span>)<text:span text:style-name="T1">嗎</text:span>? <text:span text:style-name="T1">每次想到</text:span>Huppert (<text:span text:style-name="T1">我最喜歡的一位女演員</text:span>)<text:span text:style-name="T1">唱起這歌</text:span><text:s/>"Message Personnel" <text:span text:style-name="T1">的眼淚</text:span>,<text:span text:style-name="T1">如逢舊識</text:span>,<text:span text:style-name="T1">不免要悲從中來</text:span>. <text:span text:style-name="T1">那已經不能說是演技</text:span>,<text:span text:style-name="T1">不是在演戲了</text:span>,<text:span text:style-name="T1">而是真實生活</text:span>.<text:line-break/><text:line-break/>http://www.youtube.com/watch?v=CtAW9V0obyU<text:line-break/><text:line-break/><text:span text:style-name="T1">底下是原主唱</text:span><text:s/>Françoise Hardy,<text:span text:style-name="T1">但我覺得還是</text:span><text:s/>Huppert<text:span text:style-name="T1">唱得比較好</text:span>:<text:line-break/><text:line-break/>http://www.youtube.com/watch?v=1h3zy113Nqg&amp;feature=fvst<text:line-break/><text:line-break/><text:span text:style-name="T1">電影裏還有一首娃娃歌</text:span><text:s/>"MON AMOUR, MON AMI" <text:span text:style-name="T1">感覺也蠻可憐的</text:span>:<text:line-break/><text:line-break/>http://www.youtube.com/watch?v=gapnMAtkmMY<text:line-break/><text:line-break/><text:span text:style-name="T1">還有一首</text:span>,Il n'y a pas d'amour heureux (<text:span text:style-name="T1">沒有不痛苦的愛</text:span>?)<text:span text:style-name="T1">底下是原主唱</text:span>Françoise Hardy:<text:line-break/><text:line-break/>http://www.youtube.com/watch?v=dGqda11MoS8<text:line-break/><text:line-break/><text:span text:style-name="T1">歌詞是一位法國詩人</text:span>Louis Aragon<text:span text:style-name="T1">寫的</text:span>,<text:span text:style-name="T1">如下</text:span>,<text:span text:style-name="T1">非常動人</text:span>. <text:span text:style-name="T1">找到一個無名氏的翻譯</text:span>,<text:span text:style-name="T1">翻得對不對請各位公評</text:span>,<text:span text:style-name="T1">基本上似乎都不是翻得很好</text:span>,<text:span text:style-name="T1">但在我感覺應該比電影上的翻譯仍要好上一些</text:span>. <text:span text:style-name="T1">剪貼在此</text:span>,<text:span text:style-name="T1">供大家憑弔</text:span>.<text:line-break/><text:line-break/><text:span text:style-name="T1">這詩說得很對</text:span>:<text:line-break/><text:line-break/><text:span text:style-name="T1">已經太晚</text:span><text:s/><text:span text:style-name="T1">來不及學會生活</text:span><text:line-break/><text:span text:style-name="T1">我們的心在夜裡一同哭泣</text:span><text:line-break/><text:span text:style-name="T1">為一首歌要有多少不幸</text:span><text:line-break/><text:span text:style-name="T1">為一個悸動要付出多少遺憾</text:span><text:line-break/><text:span text:style-name="T1">為一曲吉他要用多少啜泣</text:span><text:line-break/><text:span text:style-name="T1">世上沒有幸福的愛</text:span><text:line-break/><text:line-break/>Il n'y a pas d'amour heureux<text:line-break/>Paroles: Louis Aragon. <text:line-break/>Musique: Georges Brassens<text:line-break/><text:line-break/>Rien n'est jamais acquis à l'homme. Ni sa force<text:line-break/>Ni sa faiblesse ni son cœur. Et quand il croit<text:line-break/>Ouvrir ses bras son ombre est celle d'une croix<text:line-break/>Et quand il croit serrer son bonheur il le broie<text:line-break/>Sa vie est un étrange et douloureux divorce<text:line-break/>Il n'y a pas d'amour heureux<text:line-break/><text:line-break/>Sa vie elle ressemble à ces soldats sans armes<text:line-break/>Qu'on avait habillés pour un autre destin<text:line-break/>A quoi peut leur servir de se lever matin<text:line-break/>Eux qu'on retrouve au soir désarmés incertains<text:line-break/>Dites ces mots ma vie et retenez vos larmes<text:line-break/>Il n'y a pas d'amour heureux<text:line-break/><text:line-break/>Mon bel amour mon cher amour ma déchirure<text:line-break/>Je te porte dans moi comme un oiseau blessé<text:line-break/>Et ceux-là sans savoir nous regardent passer<text:line-break/>Répétant après moi les mots que j'ai tressés<text:line-break/>Et qui pour tes grands yeux tout aussitôt moururent<text:line-break/>Il n'y a pas d'amour heureux<text:line-break/><text:line-break/>Le temps d'apprendre à vivre il est déjà trop tard<text:line-break/>Que pleurent dans la nuit nos cœurs à l'unisson<text:line-break/>Ce qu'il faut de malheur pour la moindre chanson<text:line-break/>Ce qu'il faut de regrets pour payer un frisson<text:line-break/>Ce qu'il faut de sanglots pour un air de guitare<text:line-break/>Il n'y a pas d'amour heureux<text:line-break/><text:line-break/>Il n'y a pas d'amour qui ne soit à douleur<text:line-break/>Il n'y a pas d'amour dont on ne soit meurtri<text:line-break/>Il n'y a pas d'amour dont on ne soit flétri<text:line-break/>Et pas plus que de toi l'amour de la patrie<text:line-break/>Il n'y a pas d'amour qui ne vive de pleurs<text:line-break/>Il n'y a pas d'amour heureux<text:line-break/>Mais c'est notre amour à tous deux <text:line-break/><text:line-break/><text:span text:style-name="T1">人從未擁有什麼。</text:span><text:line-break/><text:span text:style-name="T1">無論是他的力量</text:span><text:line-break/><text:span text:style-name="T1">他的軟弱或他的心。</text:span><text:line-break/><text:span text:style-name="T1">當他以為張開雙臂</text:span> <text:line-break/><text:span text:style-name="T1">他的影子是一個十字架</text:span><text:line-break/><text:span text:style-name="T1">當他以為緊握幸福</text:span> <text:line-break/><text:span text:style-name="T1">卻將它捏碎</text:span><text:line-break/><text:span text:style-name="T1">他的生活是奇異又痛苦的分裂</text:span><text:line-break/><text:span text:style-name="T1">世上沒有幸福的愛</text:span><text:line-break/><text:line-break/><text:span text:style-name="T1">他的生命就像這些失去武器的士兵</text:span><text:line-break/><text:span text:style-name="T1">穿上軍服過著另一種命運</text:span><text:line-break/><text:span text:style-name="T1">他們早晨醒來有什麼意義</text:span><text:line-break/><text:span text:style-name="T1">他們當我們在傍晚看到是徬徨又無能</text:span><text:line-break/><text:span text:style-name="T1">請說：「我的人生」，別讓淚水奪眶而出</text:span><text:line-break/><text:span text:style-name="T1">世上沒有幸福的愛</text:span><text:line-break/><text:line-break/><text:span text:style-name="T1">我美麗的愛</text:span><text:s/><text:span text:style-name="T1">珍貴的愛</text:span><text:s/><text:span text:style-name="T1">我的傷痕</text:span><text:line-break/><text:span text:style-name="T1">我將你放在心裡如一隻受傷的鳥</text:span><text:line-break/><text:span text:style-name="T1">而那些沒看到我們一起走過的人</text:span><text:line-break/><text:span text:style-name="T1">在我身後唸誦我編織的話語</text:span><text:line-break/><text:span text:style-name="T1">這在你的大眼睛裡一下就消逝</text:span><text:line-break/><text:span text:style-name="T1">世上沒有幸福的愛</text:span><text:line-break/><text:line-break/><text:span text:style-name="T1">已經太晚</text:span><text:s/><text:span text:style-name="T1">來不及學會生活</text:span><text:line-break/><text:span text:style-name="T1">我們的心在夜裡一同哭泣</text:span><text:line-break/><text:span text:style-name="T1">為一首歌要有多少不幸</text:span><text:line-break/><text:span text:style-name="T1">為一個顫抖</text:span>(<text:span text:style-name="T1">陳真按</text:span>: frisson<text:span text:style-name="T1">翻譯為悸動或感動似乎比較好</text:span>)<text:span text:style-name="T1">要付出多少遺憾</text:span><text:line-break/><text:span text:style-name="T1">為一曲吉他要用多少啜泣</text:span><text:line-break/><text:span text:style-name="T1">世上沒有幸福的愛</text:span><text:line-break/><text:line-break/><text:span text:style-name="T1">沒有不會痛苦的愛</text:span><text:line-break/><text:span text:style-name="T1">沒有不會受傷的愛</text:span><text:line-break/><text:span text:style-name="T1">沒有不會枯萎的愛</text:span><text:line-break/><text:span text:style-name="T1">而對你對祖國的愛亦如此</text:span><text:line-break/><text:span text:style-name="T1">沒有不用哭泣的愛</text:span><text:line-break/><text:span text:style-name="T1">世上沒有幸福的愛</text:span><text:line-break/><text:span text:style-name="T1">但這是我倆的愛</text:span></text:p>
      <text:p text:style-name="P1"><text:span text:style-name="T1">陳真</text:span><text:s/>  |  2012.05.04 18:55   |   <text:a xlink:type="simple" xlink:href="http://palinfo.habago.org/Entry?Command=Information_PrintForum&amp;iPage=507#FORUM31482"><text:span text:style-name="T2">#</text:span></text:a></text:p>
      <text:p text:style-name="P3">狗性開朗<text:span text:style-name="T3">,</text:span>但許多流浪狗<text:span text:style-name="T3">,</text:span>出於嬉戲天性而樂於接近人類<text:span text:style-name="T3">,</text:span>幾次痛苦經驗後學乖了<text:span text:style-name="T3">,</text:span>看到人就怕<text:span text:style-name="T3">. <text:line-break/><text:line-break/></text:span>隨著各種悲痛經驗的累積<text:span text:style-name="T3">,</text:span>我的懼人症也達到了史無前例的高峰<text:span text:style-name="T3">,</text:span>尤其害怕台灣人<text:span text:style-name="T3">,</text:span>特別是正港的台南人或全台各類菁英<text:span text:style-name="T3">,</text:span>簡直就是我的天敵<text:span text:style-name="T3">. <text:line-break/><text:line-break/></text:span>或是出於某種天災人禍<text:span text:style-name="T3">,</text:span>或為了謀生得偽裝成人類<text:span text:style-name="T3">,</text:span>或因為某種感情<text:span text:style-name="T3">,</text:span>每次被迫離開洞穴來到人的世界<text:span text:style-name="T3">,</text:span>總得帶著滿身傷痕回到洞中療傷止痛<text:span text:style-name="T3">.<text:line-break/><text:line-break/></text:span>嚴格說來<text:span text:style-name="T3">,</text:span>純天然的洞穴時光早已流逝<text:span text:style-name="T3">,</text:span>努力在人類世界中驚恐求生<text:span text:style-name="T3">. </text:span>許多時候我以為已經很了解人類的可怕<text:span text:style-name="T3">,</text:span>其實所知不過皮毛<text:span text:style-name="T3">,</text:span>還差得遠<text:span text:style-name="T3">. </text:span>說到底<text:span text:style-name="T3">,</text:span>人獸是無法在一起的<text:span text:style-name="T3">,</text:span>他們的心靈之複雜扭曲<text:span text:style-name="T3">,</text:span>遠超乎我的想像<text:span text:style-name="T3">,</text:span>而獸類對氣味之敏感與微妙<text:span text:style-name="T3">,</text:span>恐怕也不是你們人類所能想像<text:span text:style-name="T3">.<text:line-break/><text:line-break/></text:span>聖經上說<text:span text:style-name="T3">,</text:span>不要做害羞的事<text:span text:style-name="T3">,</text:span>但我卻自我作賤到連最令人羞愧的事都做了<text:span text:style-name="T3">,</text:span>只差沒戴上金色假髮到台北小巨蛋表演小麻雀舉大啞鈴<text:span text:style-name="T3">. </text:span>儘管人獸戰爭長年如火如荼<text:span text:style-name="T3">,</text:span>各種猴戲照演不誤<text:span text:style-name="T3">. <text:line-break/><text:line-break/></text:span>帶著碎成渣的某種獸類情感<text:span text:style-name="T3">,</text:span>羞恥心已所剩無幾<text:span text:style-name="T3">,</text:span>連面具也沒戴就自己跑來看什麼復仇者聯盟<text:span text:style-name="T3">,</text:span>我看比較像阿西聯盟才對<text:span text:style-name="T3">. </text:span>我是基於對綠巨人的仰慕而來<text:span text:style-name="T3">,</text:span>因為向來都是吃綠巨人這牌子的玉米罐頭<text:span text:style-name="T3">,</text:span>吃久了<text:span text:style-name="T3">,</text:span>綠巨人就跑到基因裏來了<text:span text:style-name="T3">. </text:span>但這無聊爛片實在跟綠巨人一點關係都沒有<text:span text:style-name="T3">. </text:span>兩個多小時的片<text:span text:style-name="T3">,</text:span>如果剪成兩分鐘<text:span text:style-name="T3">,</text:span>應該就會是一部好片了<text:span text:style-name="T3">. <text:line-break/><text:line-break/></text:span>從頭到尾我睡了五六次<text:span text:style-name="T3">,</text:span>因為實在太無聊了<text:span text:style-name="T3">,</text:span>幹它媽的現代人都這麼文明嗎<text:span text:style-name="T3">? </text:span>文明到連什麼是武力都不懂了<text:span text:style-name="T3">? </text:span>各位如果打過電動或是用現代術語説的什麼線上遊戲<text:span text:style-name="T3">,</text:span>就能明白這電影是怎麼回事<text:span text:style-name="T3">,</text:span>碰碰碰<text:span text:style-name="T3">,</text:span>轟轟轟<text:span text:style-name="T3">,</text:span>打怪獸哦<text:span text:style-name="T3">,</text:span>沒有血<text:span text:style-name="T3">,</text:span>沒有肉<text:span text:style-name="T3">,</text:span>好像不管怎麼打都不會受傷<text:span text:style-name="T3">,</text:span>連汗都不會流一滴<text:span text:style-name="T3">.<text:line-break/><text:line-break/></text:span>我常想起精武門或猛龍過江裏的李小龍<text:span text:style-name="T3">,</text:span>那才是武力才叫好漢不是嗎<text:span text:style-name="T3">? </text:span>打電玩怪獸長大的現代人真是娘到不行<text:span text:style-name="T3">,</text:span>是不是該多吃一點綠巨人玉米<text:span text:style-name="T3">,</text:span>看會不會熱一點敢一點<text:span text:style-name="T3">? </text:span>多點血肉<text:span text:style-name="T3">,</text:span>多點野蠻獸性<text:span text:style-name="T3">.<text:line-break/><text:line-break/></text:span>不過<text:span text:style-name="T3">,</text:span>話說回來<text:span text:style-name="T3">,</text:span>人類當道<text:span text:style-name="T3">,</text:span>獸性再強也沒用<text:span text:style-name="T3">,</text:span>只是會被送到馬戲團做表演而已<text:span text:style-name="T3">. </text:span>人類橫行<text:span text:style-name="T3">,</text:span>獸類悲歌<text:span text:style-name="T3">,</text:span>幾人能懂<text:span text:style-name="T3">?</text:span></text:p>
      <text:p text:style-name="P1"><text:span text:style-name="T1">賴世榮</text:span><text:s/>  |  2012.05.01 13:57   |   <text:a xlink:type="simple" xlink:href="http://palinfo.habago.org/Entry?Command=Information_PrintForum&amp;iPage=507#FORUM31481"><text:span text:style-name="T2">#</text:span></text:a></text:p>
      <text:p text:style-name="P5"><text:span text:style-name="T1">昨天下班後就殺到台中去看了全面突襲，很棒的動作片。今天</text:span>51<text:span text:style-name="T1">勞動節我有休。</text:span><text:line-break/><text:line-break/>http://www.google.com.tw/imgres?um=1&amp;hl=zh-TW&amp;sa=N&amp;tbm=isch&amp;tbnid=IdlJma61MMH3NM:&amp;imgrefurl=http://theraid-movie.blogspot.com/&amp;docid=vSRAmmeD6VVyaM&amp;imgurl=http://3.bp.blogspot.com/-JASIcWpltZ4/T0Rg0jLGXkI/AAAAAAAAAGQ/ARJgZV2Sq-4/s1600/The%252BRaid_Poster_MM.jpg&amp;w=992&amp;h=1417&amp;ei=fGifT8zEKeXimAWwtqH-AQ&amp;zoom=1&amp;biw=1024&amp;bih=427&amp;iact=rc&amp;dur=172&amp;sig=111710051426165825118&amp;page=1&amp;tbnh=109&amp;tbnw=80&amp;start=0&amp;ndsp=12&amp;ved=1t:429,r:3,s:0,i:70&amp;tx=58&amp;ty=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